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091432" calcext:value-type="float">
            <text:p>2.091432</text:p>
          </table:table-cell>
          <table:table-cell office:value-type="float" office:value="0.47814128" calcext:value-type="float">
            <text:p>0.47814128</text:p>
          </table:table-cell>
          <table:table-cell table:formula="of:=[.A1]" office:value-type="float" office:value="2.091432" calcext:value-type="float">
            <text:p>2.091432</text:p>
          </table:table-cell>
        </table:table-row>
        <table:table-row table:style-name="ro1">
          <table:table-cell office:value-type="float" office:value="0.5207904" calcext:value-type="float">
            <text:p>0.5207904</text:p>
          </table:table-cell>
          <table:table-cell office:value-type="float" office:value="1.9201583" calcext:value-type="float">
            <text:p>1.9201583</text:p>
          </table:table-cell>
          <table:table-cell table:formula="of:=[.C1]+[.A2]" office:value-type="float" office:value="2.6122224" calcext:value-type="float">
            <text:p>2.6122224</text:p>
          </table:table-cell>
        </table:table-row>
        <table:table-row table:style-name="ro1">
          <table:table-cell office:value-type="float" office:value="0.3142443" calcext:value-type="float">
            <text:p>0.3142443</text:p>
          </table:table-cell>
          <table:table-cell office:value-type="float" office:value="3.1822374" calcext:value-type="float">
            <text:p>3.1822374</text:p>
          </table:table-cell>
          <table:table-cell table:formula="of:=[.C2]+[.A3]" office:value-type="float" office:value="2.9264667" calcext:value-type="float">
            <text:p>2.9264667</text:p>
          </table:table-cell>
        </table:table-row>
        <table:table-row table:style-name="ro1">
          <table:table-cell office:value-type="float" office:value="0.20799573" calcext:value-type="float">
            <text:p>0.20799573</text:p>
          </table:table-cell>
          <table:table-cell office:value-type="float" office:value="4.8077908" calcext:value-type="float">
            <text:p>4.8077908</text:p>
          </table:table-cell>
          <table:table-cell table:formula="of:=[.C3]+[.A4]" office:value-type="float" office:value="3.13446243" calcext:value-type="float">
            <text:p>3.13446243</text:p>
          </table:table-cell>
        </table:table-row>
        <table:table-row table:style-name="ro1">
          <table:table-cell office:value-type="float" office:value="0.1632105" calcext:value-type="float">
            <text:p>0.1632105</text:p>
          </table:table-cell>
          <table:table-cell office:value-type="float" office:value="6.127057" calcext:value-type="float">
            <text:p>6.127057</text:p>
          </table:table-cell>
          <table:table-cell table:formula="of:=[.C4]+[.A5]" office:value-type="float" office:value="3.29767293" calcext:value-type="float">
            <text:p>3.29767293</text:p>
          </table:table-cell>
        </table:table-row>
        <table:table-row table:style-name="ro1">
          <table:table-cell office:value-type="float" office:value="0.13592736" calcext:value-type="float">
            <text:p>0.13592736</text:p>
          </table:table-cell>
          <table:table-cell office:value-type="float" office:value="7.3568707" calcext:value-type="float">
            <text:p>7.3568707</text:p>
          </table:table-cell>
          <table:table-cell table:formula="of:=[.C5]+[.A6]" office:value-type="float" office:value="3.43360029" calcext:value-type="float">
            <text:p>3.43360029</text:p>
          </table:table-cell>
        </table:table-row>
        <table:table-row table:style-name="ro1">
          <table:table-cell office:value-type="float" office:value="0.11833371" calcext:value-type="float">
            <text:p>0.11833371</text:p>
          </table:table-cell>
          <table:table-cell office:value-type="float" office:value="8.450677" calcext:value-type="float">
            <text:p>8.450677</text:p>
          </table:table-cell>
          <table:table-cell table:formula="of:=[.C6]+[.A7]" office:value-type="float" office:value="3.551934" calcext:value-type="float">
            <text:p>3.551934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7]+[.A8]" office:value-type="float" office:value="3.65864034" calcext:value-type="float">
            <text:p>3.65864034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8]+[.A9]" office:value-type="float" office:value="3.76137933" calcext:value-type="float">
            <text:p>3.76137933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9]+[.A10]" office:value-type="float" office:value="3.8654306" calcext:value-type="float">
            <text:p>3.8654306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10]+[.A11]" office:value-type="float" office:value="3.97073311" calcext:value-type="float">
            <text:p>3.97073311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11]+[.A12]" office:value-type="float" office:value="4.07728686" calcext:value-type="float">
            <text:p>4.07728686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12]+[.A13]" office:value-type="float" office:value="4.18513763" calcext:value-type="float">
            <text:p>4.18513763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13]+[.A14]" office:value-type="float" office:value="4.294224374" calcext:value-type="float">
            <text:p>4.294224374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14]+[.A15]" office:value-type="float" office:value="4.404608138" calcext:value-type="float">
            <text:p>4.404608138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15]+[.A16]" office:value-type="float" office:value="4.516182108" calcext:value-type="float">
            <text:p>4.516182108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16]+[.A17]" office:value-type="float" office:value="4.628610578" calcext:value-type="float">
            <text:p>4.628610578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17]+[.A18]" office:value-type="float" office:value="4.740825428" calcext:value-type="float">
            <text:p>4.740825428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18]+[.A19]" office:value-type="float" office:value="4.850629348" calcext:value-type="float">
            <text:p>4.850629348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19]+[.A20]" office:value-type="float" office:value="4.956114968" calcext:value-type="float">
            <text:p>4.956114968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20]+[.A21]" office:value-type="float" office:value="5.056504078" calcext:value-type="float">
            <text:p>5.056504078</text:p>
          </table:table-cell>
        </table:table-row>
        <table:table-row table:style-name="ro1">
          <table:table-cell office:value-type="float" office:value="0.09907683" calcext:value-type="float">
            <text:p>0.09907683</text:p>
          </table:table-cell>
          <table:table-cell office:value-type="float" office:value="10.093178" calcext:value-type="float">
            <text:p>10.093178</text:p>
          </table:table-cell>
          <table:table-cell table:formula="of:=[.C21]+[.A22]" office:value-type="float" office:value="5.155580908" calcext:value-type="float">
            <text:p>5.155580908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22]+[.A23]" office:value-type="float" office:value="5.255786903" calcext:value-type="float">
            <text:p>5.255786903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23]+[.A24]" office:value-type="float" office:value="5.357045773" calcext:value-type="float">
            <text:p>5.357045773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24]+[.A25]" office:value-type="float" office:value="5.459525363" calcext:value-type="float">
            <text:p>5.459525363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25]+[.A26]" office:value-type="float" office:value="5.563103603" calcext:value-type="float">
            <text:p>5.563103603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6]+[.A27]" office:value-type="float" office:value="5.667841533" calcext:value-type="float">
            <text:p>5.667841533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27]+[.A28]" office:value-type="float" office:value="5.773693373" calcext:value-type="float">
            <text:p>5.773693373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28]+[.A29]" office:value-type="float" office:value="5.880674373" calcext:value-type="float">
            <text:p>5.880674373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29]+[.A30]" office:value-type="float" office:value="5.988616693" calcext:value-type="float">
            <text:p>5.988616693</text:p>
          </table:table-cell>
        </table:table-row>
        <table:table-row table:style-name="ro1">
          <table:table-cell office:value-type="float" office:value="0.10838483" calcext:value-type="float">
            <text:p>0.10838483</text:p>
          </table:table-cell>
          <table:table-cell office:value-type="float" office:value="9.226383" calcext:value-type="float">
            <text:p>9.226383</text:p>
          </table:table-cell>
          <table:table-cell table:formula="of:=[.C30]+[.A31]" office:value-type="float" office:value="6.097001523" calcext:value-type="float">
            <text:p>6.097001523</text:p>
          </table:table-cell>
        </table:table-row>
        <table:table-row table:style-name="ro1">
          <table:table-cell office:value-type="float" office:value="0.107423514" calcext:value-type="float">
            <text:p>0.107423514</text:p>
          </table:table-cell>
          <table:table-cell office:value-type="float" office:value="9.3089485" calcext:value-type="float">
            <text:p>9.3089485</text:p>
          </table:table-cell>
          <table:table-cell table:formula="of:=[.C31]+[.A32]" office:value-type="float" office:value="6.204425037" calcext:value-type="float">
            <text:p>6.204425037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32]+[.A33]" office:value-type="float" office:value="6.308995113" calcext:value-type="float">
            <text:p>6.308995113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33]+[.A34]" office:value-type="float" office:value="6.409887769" calcext:value-type="float">
            <text:p>6.409887769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34]+[.A35]" office:value-type="float" office:value="6.510047989" calcext:value-type="float">
            <text:p>6.510047989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35]+[.A36]" office:value-type="float" office:value="6.611367899" calcext:value-type="float">
            <text:p>6.611367899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36]+[.A37]" office:value-type="float" office:value="6.713862749" calcext:value-type="float">
            <text:p>6.713862749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37]+[.A38]" office:value-type="float" office:value="6.817456249" calcext:value-type="float">
            <text:p>6.817456249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38]+[.A39]" office:value-type="float" office:value="6.922224699" calcext:value-type="float">
            <text:p>6.922224699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39]+[.A40]" office:value-type="float" office:value="7.028244379" calcext:value-type="float">
            <text:p>7.028244379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40]+[.A41]" office:value-type="float" office:value="7.135377969" calcext:value-type="float">
            <text:p>7.135377969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41]+[.A42]" office:value-type="float" office:value="7.243686509" calcext:value-type="float">
            <text:p>7.243686509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42]+[.A43]" office:value-type="float" office:value="7.353017399" calcext:value-type="float">
            <text:p>7.353017399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43]+[.A44]" office:value-type="float" office:value="7.462622949" calcext:value-type="float">
            <text:p>7.462622949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44]+[.A45]" office:value-type="float" office:value="7.570839935" calcext:value-type="float">
            <text:p>7.570839935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45]+[.A46]" office:value-type="float" office:value="7.675822005" calcext:value-type="float">
            <text:p>7.675822005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46]+[.A47]" office:value-type="float" office:value="7.7766231" calcext:value-type="float">
            <text:p>7.7766231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47]+[.A48]" office:value-type="float" office:value="7.87661547" calcext:value-type="float">
            <text:p>7.87661547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48]+[.A49]" office:value-type="float" office:value="7.97766071" calcext:value-type="float">
            <text:p>7.9776607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49]+[.A50]" office:value-type="float" office:value="8.07985038" calcext:value-type="float">
            <text:p>8.07985038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50]+[.A51]" office:value-type="float" office:value="8.18326077" calcext:value-type="float">
            <text:p>8.18326077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51]+[.A52]" office:value-type="float" office:value="8.28778507" calcext:value-type="float">
            <text:p>8.2877850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52]+[.A53]" office:value-type="float" office:value="8.39356061" calcext:value-type="float">
            <text:p>8.39356061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53]+[.A54]" office:value-type="float" office:value="8.500511094" calcext:value-type="float">
            <text:p>8.500511094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54]+[.A55]" office:value-type="float" office:value="8.608560224" calcext:value-type="float">
            <text:p>8.608560224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55]+[.A56]" office:value-type="float" office:value="8.717616454" calcext:value-type="float">
            <text:p>8.717616454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56]+[.A57]" office:value-type="float" office:value="8.82690157" calcext:value-type="float">
            <text:p>8.82690157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57]+[.A58]" office:value-type="float" office:value="8.93499648" calcext:value-type="float">
            <text:p>8.93499648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58]+[.A59]" office:value-type="float" office:value="9.03996329" calcext:value-type="float">
            <text:p>9.0399632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59]+[.A60]" office:value-type="float" office:value="9.140779644" calcext:value-type="float">
            <text:p>9.140779644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60]+[.A61]" office:value-type="float" office:value="9.240802534" calcext:value-type="float">
            <text:p>9.240802534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61]+[.A62]" office:value-type="float" office:value="9.341954589" calcext:value-type="float">
            <text:p>9.341954589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62]+[.A63]" office:value-type="float" office:value="9.444281593" calcext:value-type="float">
            <text:p>9.444281593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63]+[.A64]" office:value-type="float" office:value="9.547768283" calcext:value-type="float">
            <text:p>9.547768283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64]+[.A65]" office:value-type="float" office:value="9.652399393" calcext:value-type="float">
            <text:p>9.652399393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65]+[.A66]" office:value-type="float" office:value="9.758205453" calcext:value-type="float">
            <text:p>9.758205453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66]+[.A67]" office:value-type="float" office:value="9.865201713" calcext:value-type="float">
            <text:p>9.865201713</text:p>
          </table:table-cell>
        </table:table-row>
        <table:table-row table:style-name="ro1">
          <table:table-cell office:value-type="float" office:value="0.10815595" calcext:value-type="float">
            <text:p>0.10815595</text:p>
          </table:table-cell>
          <table:table-cell office:value-type="float" office:value="9.245909" calcext:value-type="float">
            <text:p>9.245909</text:p>
          </table:table-cell>
          <table:table-cell table:formula="of:=[.C67]+[.A68]" office:value-type="float" office:value="9.973357663" calcext:value-type="float">
            <text:p>9.973357663</text:p>
          </table:table-cell>
        </table:table-row>
        <table:table-row table:style-name="ro1">
          <table:table-cell office:value-type="float" office:value="0.10914779" calcext:value-type="float">
            <text:p>0.10914779</text:p>
          </table:table-cell>
          <table:table-cell office:value-type="float" office:value="9.16189" calcext:value-type="float">
            <text:p>9.16189</text:p>
          </table:table-cell>
          <table:table-cell table:formula="of:=[.C68]+[.A69]" office:value-type="float" office:value="10.082505453" calcext:value-type="float">
            <text:p>10.082505453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69]+[.A70]" office:value-type="float" office:value="10.191912643" calcext:value-type="float">
            <text:p>10.191912643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70]+[.A71]" office:value-type="float" office:value="10.300022813" calcext:value-type="float">
            <text:p>10.300022813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71]+[.A72]" office:value-type="float" office:value="10.404898073" calcext:value-type="float">
            <text:p>10.404898073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72]+[.A73]" office:value-type="float" office:value="10.505577098" calcext:value-type="float">
            <text:p>10.505577098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73]+[.A74]" office:value-type="float" office:value="10.605401618" calcext:value-type="float">
            <text:p>10.605401618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74]+[.A75]" office:value-type="float" office:value="10.706324788" calcext:value-type="float">
            <text:p>10.706324788</text:p>
          </table:table-cell>
        </table:table-row>
        <table:table-row table:style-name="ro1">
          <table:table-cell office:value-type="float" office:value="0.10205234" calcext:value-type="float">
            <text:p>0.10205234</text:p>
          </table:table-cell>
          <table:table-cell office:value-type="float" office:value="9.798893" calcext:value-type="float">
            <text:p>9.798893</text:p>
          </table:table-cell>
          <table:table-cell table:formula="of:=[.C75]+[.A76]" office:value-type="float" office:value="10.808377128" calcext:value-type="float">
            <text:p>10.808377128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76]+[.A77]" office:value-type="float" office:value="10.911589148" calcext:value-type="float">
            <text:p>10.911589148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77]+[.A78]" office:value-type="float" office:value="11.015991378" calcext:value-type="float">
            <text:p>11.015991378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78]+[.A79]" office:value-type="float" office:value="11.121553288" calcext:value-type="float">
            <text:p>11.121553288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79]+[.A80]" office:value-type="float" office:value="11.228259628" calcext:value-type="float">
            <text:p>11.228259628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80]+[.A81]" office:value-type="float" office:value="11.336110398" calcext:value-type="float">
            <text:p>11.336110398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81]+[.A82]" office:value-type="float" office:value="11.444953002" calcext:value-type="float">
            <text:p>11.444953002</text:p>
          </table:table-cell>
        </table:table-row>
        <table:table-row table:style-name="ro1">
          <table:table-cell office:value-type="float" office:value="0.10914779" calcext:value-type="float">
            <text:p>0.10914779</text:p>
          </table:table-cell>
          <table:table-cell office:value-type="float" office:value="9.16189" calcext:value-type="float">
            <text:p>9.16189</text:p>
          </table:table-cell>
          <table:table-cell table:formula="of:=[.C82]+[.A83]" office:value-type="float" office:value="11.554100792" calcext:value-type="float">
            <text:p>11.554100792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83]+[.A84]" office:value-type="float" office:value="11.662058372" calcext:value-type="float">
            <text:p>11.662058372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84]+[.A85]" office:value-type="float" office:value="11.766872596" calcext:value-type="float">
            <text:p>11.766872596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85]+[.A86]" office:value-type="float" office:value="11.867551621" calcext:value-type="float">
            <text:p>11.867551621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86]+[.A87]" office:value-type="float" office:value="11.967467701" calcext:value-type="float">
            <text:p>11.96746770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87]+[.A88]" office:value-type="float" office:value="12.068528201" calcext:value-type="float">
            <text:p>12.068528201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88]+[.A89]" office:value-type="float" office:value="12.170641571" calcext:value-type="float">
            <text:p>12.170641571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89]+[.A90]" office:value-type="float" office:value="12.273975671" calcext:value-type="float">
            <text:p>12.273975671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90]+[.A91]" office:value-type="float" office:value="12.378499971" calcext:value-type="float">
            <text:p>12.378499971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91]+[.A92]" office:value-type="float" office:value="12.484168691" calcext:value-type="float">
            <text:p>12.484168691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92]+[.A93]" office:value-type="float" office:value="12.591012361" calcext:value-type="float">
            <text:p>12.591012361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93]+[.A94]" office:value-type="float" office:value="12.699015717" calcext:value-type="float">
            <text:p>12.699015717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94]+[.A95]" office:value-type="float" office:value="12.808010907" calcext:value-type="float">
            <text:p>12.808010907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95]+[.A96]" office:value-type="float" office:value="12.917341797" calcext:value-type="float">
            <text:p>12.917341797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96]+[.A97]" office:value-type="float" office:value="13.025390927" calcext:value-type="float">
            <text:p>13.025390927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97]+[.A98]" office:value-type="float" office:value="13.130296707" calcext:value-type="float">
            <text:p>13.130296707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98]+[.A99]" office:value-type="float" office:value="13.231113061" calcext:value-type="float">
            <text:p>13.231113061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99]+[.A100]" office:value-type="float" office:value="13.331135951" calcext:value-type="float">
            <text:p>13.33113595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100]+[.A101]" office:value-type="float" office:value="13.432196451" calcext:value-type="float">
            <text:p>13.432196451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101]+[.A102]" office:value-type="float" office:value="13.534447151" calcext:value-type="float">
            <text:p>13.534447151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102]+[.A103]" office:value-type="float" office:value="13.637827026" calcext:value-type="float">
            <text:p>13.637827026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103]+[.A104]" office:value-type="float" office:value="13.742381846" calcext:value-type="float">
            <text:p>13.742381846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104]+[.A105]" office:value-type="float" office:value="13.848172646" calcext:value-type="float">
            <text:p>13.848172646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105]+[.A106]" office:value-type="float" office:value="13.955092616" calcext:value-type="float">
            <text:p>13.955092616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106]+[.A107]" office:value-type="float" office:value="14.06311123" calcext:value-type="float">
            <text:p>14.06311123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107]+[.A108]" office:value-type="float" office:value="14.17216746" calcext:value-type="float">
            <text:p>14.17216746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108]+[.A109]" office:value-type="float" office:value="14.281452576" calcext:value-type="float">
            <text:p>14.281452576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109]+[.A110]" office:value-type="float" office:value="14.389547486" calcext:value-type="float">
            <text:p>14.389547486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110]+[.A111]" office:value-type="float" office:value="14.494529556" calcext:value-type="float">
            <text:p>14.494529556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111]+[.A112]" office:value-type="float" office:value="14.595361176" calcext:value-type="float">
            <text:p>14.595361176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112]+[.A113]" office:value-type="float" office:value="14.695338286" calcext:value-type="float">
            <text:p>14.695338286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113]+[.A114]" office:value-type="float" office:value="14.796490341" calcext:value-type="float">
            <text:p>14.79649034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114]+[.A115]" office:value-type="float" office:value="14.898680011" calcext:value-type="float">
            <text:p>14.898680011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115]+[.A116]" office:value-type="float" office:value="15.002120921" calcext:value-type="float">
            <text:p>15.002120921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116]+[.A117]" office:value-type="float" office:value="15.106706256" calcext:value-type="float">
            <text:p>15.106706256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117]+[.A118]" office:value-type="float" office:value="15.212481796" calcext:value-type="float">
            <text:p>15.212481796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118]+[.A119]" office:value-type="float" office:value="15.319417021" calcext:value-type="float">
            <text:p>15.319417021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119]+[.A120]" office:value-type="float" office:value="15.427496671" calcext:value-type="float">
            <text:p>15.427496671</text:p>
          </table:table-cell>
        </table:table-row>
        <table:table-row table:style-name="ro1">
          <table:table-cell office:value-type="float" office:value="0.10904097" calcext:value-type="float">
            <text:p>0.10904097</text:p>
          </table:table-cell>
          <table:table-cell office:value-type="float" office:value="9.170865" calcext:value-type="float">
            <text:p>9.170865</text:p>
          </table:table-cell>
          <table:table-cell table:formula="of:=[.C120]+[.A121]" office:value-type="float" office:value="15.536537641" calcext:value-type="float">
            <text:p>15.536537641</text:p>
          </table:table-cell>
        </table:table-row>
        <table:table-row table:style-name="ro1">
          <table:table-cell office:value-type="float" office:value="0.109315634" calcext:value-type="float">
            <text:p>0.109315634</text:p>
          </table:table-cell>
          <table:table-cell office:value-type="float" office:value="9.147822" calcext:value-type="float">
            <text:p>9.147822</text:p>
          </table:table-cell>
          <table:table-cell table:formula="of:=[.C121]+[.A122]" office:value-type="float" office:value="15.645853275" calcext:value-type="float">
            <text:p>15.645853275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122]+[.A123]" office:value-type="float" office:value="15.753826115" calcext:value-type="float">
            <text:p>15.75382611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123]+[.A124]" office:value-type="float" office:value="15.858594565" calcext:value-type="float">
            <text:p>15.858594565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124]+[.A125]" office:value-type="float" office:value="15.95939566" calcext:value-type="float">
            <text:p>15.95939566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125]+[.A126]" office:value-type="float" office:value="16.05943381" calcext:value-type="float">
            <text:p>16.05943381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126]+[.A127]" office:value-type="float" office:value="16.16061638" calcext:value-type="float">
            <text:p>16.16061638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127]+[.A128]" office:value-type="float" office:value="16.262943384" calcext:value-type="float">
            <text:p>16.262943384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128]+[.A129]" office:value-type="float" office:value="16.366460589" calcext:value-type="float">
            <text:p>16.366460589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129]+[.A130]" office:value-type="float" office:value="16.471167994" calcext:value-type="float">
            <text:p>16.471167994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130]+[.A131]" office:value-type="float" office:value="16.577035089" calcext:value-type="float">
            <text:p>16.577035089</text:p>
          </table:table-cell>
        </table:table-row>
        <table:table-row table:style-name="ro1">
          <table:table-cell office:value-type="float" office:value="0.10702678" calcext:value-type="float">
            <text:p>0.10702678</text:p>
          </table:table-cell>
          <table:table-cell office:value-type="float" office:value="9.343456" calcext:value-type="float">
            <text:p>9.343456</text:p>
          </table:table-cell>
          <table:table-cell table:formula="of:=[.C131]+[.A132]" office:value-type="float" office:value="16.684061869" calcext:value-type="float">
            <text:p>16.684061869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132]+[.A133]" office:value-type="float" office:value="16.792263599" calcext:value-type="float">
            <text:p>16.792263599</text:p>
          </table:table-cell>
        </table:table-row>
        <table:table-row table:style-name="ro1">
          <table:table-cell office:value-type="float" office:value="0.10914779" calcext:value-type="float">
            <text:p>0.10914779</text:p>
          </table:table-cell>
          <table:table-cell office:value-type="float" office:value="9.16189" calcext:value-type="float">
            <text:p>9.16189</text:p>
          </table:table-cell>
          <table:table-cell table:formula="of:=[.C133]+[.A134]" office:value-type="float" office:value="16.901411389" calcext:value-type="float">
            <text:p>16.901411389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134]+[.A135]" office:value-type="float" office:value="17.010894869" calcext:value-type="float">
            <text:p>17.010894869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135]+[.A136]" office:value-type="float" office:value="17.119005039" calcext:value-type="float">
            <text:p>17.119005039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136]+[.A137]" office:value-type="float" office:value="17.223987109" calcext:value-type="float">
            <text:p>17.22398710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137]+[.A138]" office:value-type="float" office:value="17.324803463" calcext:value-type="float">
            <text:p>17.324803463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138]+[.A139]" office:value-type="float" office:value="17.424795833" calcext:value-type="float">
            <text:p>17.424795833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139]+[.A140]" office:value-type="float" office:value="17.525871593" calcext:value-type="float">
            <text:p>17.525871593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140]+[.A141]" office:value-type="float" office:value="17.628076523" calcext:value-type="float">
            <text:p>17.628076523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41]+[.A142]" office:value-type="float" office:value="17.731486913" calcext:value-type="float">
            <text:p>17.731486913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142]+[.A143]" office:value-type="float" office:value="17.835980693" calcext:value-type="float">
            <text:p>17.835980693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143]+[.A144]" office:value-type="float" office:value="17.941649413" calcext:value-type="float">
            <text:p>17.941649413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144]+[.A145]" office:value-type="float" office:value="18.048538863" calcext:value-type="float">
            <text:p>18.048538863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145]+[.A146]" office:value-type="float" office:value="18.156526963" calcext:value-type="float">
            <text:p>18.156526963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146]+[.A147]" office:value-type="float" office:value="18.265598449" calcext:value-type="float">
            <text:p>18.265598449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147]+[.A148]" office:value-type="float" office:value="18.374868309" calcext:value-type="float">
            <text:p>18.374868309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148]+[.A149]" office:value-type="float" office:value="18.482841149" calcext:value-type="float">
            <text:p>18.482841149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149]+[.A150]" office:value-type="float" office:value="18.587655373" calcext:value-type="float">
            <text:p>18.587655373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150]+[.A151]" office:value-type="float" office:value="18.688334398" calcext:value-type="float">
            <text:p>18.688334398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151]+[.A152]" office:value-type="float" office:value="18.788113138" calcext:value-type="float">
            <text:p>18.788113138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152]+[.A153]" office:value-type="float" office:value="18.889021052" calcext:value-type="float">
            <text:p>18.889021052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153]+[.A154]" office:value-type="float" office:value="18.991119167" calcext:value-type="float">
            <text:p>18.991119167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154]+[.A155]" office:value-type="float" office:value="19.094376967" calcext:value-type="float">
            <text:p>19.094376967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155]+[.A156]" office:value-type="float" office:value="19.198779197" calcext:value-type="float">
            <text:p>19.198779197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156]+[.A157]" office:value-type="float" office:value="19.304402147" calcext:value-type="float">
            <text:p>19.304402147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157]+[.A158]" office:value-type="float" office:value="19.411139007" calcext:value-type="float">
            <text:p>19.411139007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158]+[.A159]" office:value-type="float" office:value="19.519005037" calcext:value-type="float">
            <text:p>19.519005037</text:p>
          </table:table-cell>
        </table:table-row>
        <table:table-row table:style-name="ro1">
          <table:table-cell office:value-type="float" office:value="0.10888838" calcext:value-type="float">
            <text:p>0.10888838</text:p>
          </table:table-cell>
          <table:table-cell office:value-type="float" office:value="9.183717" calcext:value-type="float">
            <text:p>9.183717</text:p>
          </table:table-cell>
          <table:table-cell table:formula="of:=[.C159]+[.A160]" office:value-type="float" office:value="19.627893417" calcext:value-type="float">
            <text:p>19.627893417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160]+[.A161]" office:value-type="float" office:value="19.737178533" calcext:value-type="float">
            <text:p>19.737178533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161]+[.A162]" office:value-type="float" office:value="19.845197147" calcext:value-type="float">
            <text:p>19.845197147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162]+[.A163]" office:value-type="float" office:value="19.950041887" calcext:value-type="float">
            <text:p>19.950041887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163]+[.A164]" office:value-type="float" office:value="20.050736171" calcext:value-type="float">
            <text:p>20.050736171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164]+[.A165]" office:value-type="float" office:value="20.150698026" calcext:value-type="float">
            <text:p>20.150698026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165]+[.A166]" office:value-type="float" office:value="20.251789046" calcext:value-type="float">
            <text:p>20.251789046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166]+[.A167]" office:value-type="float" office:value="20.354055006" calcext:value-type="float">
            <text:p>20.354055006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167]+[.A168]" office:value-type="float" office:value="20.457373846" calcext:value-type="float">
            <text:p>20.457373846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168]+[.A169]" office:value-type="float" office:value="20.561898146" calcext:value-type="float">
            <text:p>20.561898146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169]+[.A170]" office:value-type="float" office:value="20.667597386" calcext:value-type="float">
            <text:p>20.667597386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170]+[.A171]" office:value-type="float" office:value="20.774471576" calcext:value-type="float">
            <text:p>20.774471576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171]+[.A172]" office:value-type="float" office:value="20.882505446" calcext:value-type="float">
            <text:p>20.882505446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172]+[.A173]" office:value-type="float" office:value="20.991500636" calcext:value-type="float">
            <text:p>20.991500636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173]+[.A174]" office:value-type="float" office:value="21.100801011" calcext:value-type="float">
            <text:p>21.10080101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174]+[.A175]" office:value-type="float" office:value="21.208819625" calcext:value-type="float">
            <text:p>21.208819625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175]+[.A176]" office:value-type="float" office:value="21.313633849" calcext:value-type="float">
            <text:p>21.313633849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176]+[.A177]" office:value-type="float" office:value="21.414312874" calcext:value-type="float">
            <text:p>21.414312874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177]+[.A178]" office:value-type="float" office:value="21.514122134" calcext:value-type="float">
            <text:p>21.514122134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178]+[.A179]" office:value-type="float" office:value="21.615030048" calcext:value-type="float">
            <text:p>21.615030048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179]+[.A180]" office:value-type="float" office:value="21.717143418" calcext:value-type="float">
            <text:p>21.717143418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180]+[.A181]" office:value-type="float" office:value="21.820370698" calcext:value-type="float">
            <text:p>21.820370698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181]+[.A182]" office:value-type="float" office:value="21.924772928" calcext:value-type="float">
            <text:p>21.924772928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182]+[.A183]" office:value-type="float" office:value="22.030304322" calcext:value-type="float">
            <text:p>22.030304322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183]+[.A184]" office:value-type="float" office:value="22.137086962" calcext:value-type="float">
            <text:p>22.137086962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184]+[.A185]" office:value-type="float" office:value="22.244983506" calcext:value-type="float">
            <text:p>22.244983506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185]+[.A186]" office:value-type="float" office:value="22.353856626" calcext:value-type="float">
            <text:p>22.353856626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186]+[.A187]" office:value-type="float" office:value="22.463080706" calcext:value-type="float">
            <text:p>22.463080706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187]+[.A188]" office:value-type="float" office:value="22.571175616" calcext:value-type="float">
            <text:p>22.571175616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188]+[.A189]" office:value-type="float" office:value="22.676142426" calcext:value-type="float">
            <text:p>22.676142426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189]+[.A190]" office:value-type="float" office:value="22.777004566" calcext:value-type="float">
            <text:p>22.777004566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190]+[.A191]" office:value-type="float" office:value="22.877088491" calcext:value-type="float">
            <text:p>22.877088491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191]+[.A192]" office:value-type="float" office:value="22.978316841" calcext:value-type="float">
            <text:p>22.978316841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192]+[.A193]" office:value-type="float" office:value="23.080735401" calcext:value-type="float">
            <text:p>23.080735401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193]+[.A194]" office:value-type="float" office:value="23.184313641" calcext:value-type="float">
            <text:p>23.184313641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194]+[.A195]" office:value-type="float" office:value="23.289005787" calcext:value-type="float">
            <text:p>23.289005787</text:p>
          </table:table-cell>
        </table:table-row>
        <table:table-row table:style-name="ro1">
          <table:table-cell office:value-type="float" office:value="0.10595865" calcext:value-type="float">
            <text:p>0.10595865</text:p>
          </table:table-cell>
          <table:table-cell office:value-type="float" office:value="9.437644" calcext:value-type="float">
            <text:p>9.437644</text:p>
          </table:table-cell>
          <table:table-cell table:formula="of:=[.C195]+[.A196]" office:value-type="float" office:value="23.394964437" calcext:value-type="float">
            <text:p>23.394964437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196]+[.A197]" office:value-type="float" office:value="23.502021733" calcext:value-type="float">
            <text:p>23.502021733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197]+[.A198]" office:value-type="float" office:value="23.610269233" calcext:value-type="float">
            <text:p>23.610269233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198]+[.A199]" office:value-type="float" office:value="23.719493313" calcext:value-type="float">
            <text:p>23.719493313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199]+[.A200]" office:value-type="float" office:value="23.828976793" calcext:value-type="float">
            <text:p>23.828976793</text:p>
          </table:table-cell>
        </table:table-row>
        <table:table-row table:style-name="ro1">
          <table:table-cell office:value-type="float" office:value="0.10815595" calcext:value-type="float">
            <text:p>0.10815595</text:p>
          </table:table-cell>
          <table:table-cell office:value-type="float" office:value="9.245909" calcext:value-type="float">
            <text:p>9.245909</text:p>
          </table:table-cell>
          <table:table-cell table:formula="of:=[.C200]+[.A201]" office:value-type="float" office:value="23.937132743" calcext:value-type="float">
            <text:p>23.937132743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201]+[.A202]" office:value-type="float" office:value="24.042084293" calcext:value-type="float">
            <text:p>24.042084293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202]+[.A203]" office:value-type="float" office:value="24.142854873" calcext:value-type="float">
            <text:p>24.142854873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203]+[.A204]" office:value-type="float" office:value="24.242862503" calcext:value-type="float">
            <text:p>24.242862503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204]+[.A205]" office:value-type="float" office:value="24.343907743" calcext:value-type="float">
            <text:p>24.343907743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205]+[.A206]" office:value-type="float" office:value="24.446112673" calcext:value-type="float">
            <text:p>24.446112673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206]+[.A207]" office:value-type="float" office:value="24.549523063" calcext:value-type="float">
            <text:p>24.549523063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07]+[.A208]" office:value-type="float" office:value="24.654077883" calcext:value-type="float">
            <text:p>24.654077883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208]+[.A209]" office:value-type="float" office:value="24.759822908" calcext:value-type="float">
            <text:p>24.759822908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209]+[.A210]" office:value-type="float" office:value="24.866681838" calcext:value-type="float">
            <text:p>24.866681838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210]+[.A211]" office:value-type="float" office:value="24.974715708" calcext:value-type="float">
            <text:p>24.974715708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211]+[.A212]" office:value-type="float" office:value="25.083710898" calcext:value-type="float">
            <text:p>25.083710898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212]+[.A213]" office:value-type="float" office:value="25.193041788" calcext:value-type="float">
            <text:p>25.193041788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213]+[.A214]" office:value-type="float" office:value="25.301060402" calcext:value-type="float">
            <text:p>25.301060402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214]+[.A215]" office:value-type="float" office:value="25.405920402" calcext:value-type="float">
            <text:p>25.405920402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215]+[.A216]" office:value-type="float" office:value="25.506614686" calcext:value-type="float">
            <text:p>25.506614686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216]+[.A217]" office:value-type="float" office:value="25.606484986" calcext:value-type="float">
            <text:p>25.606484986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217]+[.A218]" office:value-type="float" office:value="25.707438676" calcext:value-type="float">
            <text:p>25.707438676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218]+[.A219]" office:value-type="float" office:value="25.809536791" calcext:value-type="float">
            <text:p>25.809536791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219]+[.A220]" office:value-type="float" office:value="25.912733551" calcext:value-type="float">
            <text:p>25.912733551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220]+[.A221]" office:value-type="float" office:value="26.017135781" calcext:value-type="float">
            <text:p>26.017135781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221]+[.A222]" office:value-type="float" office:value="26.122743471" calcext:value-type="float">
            <text:p>26.122743471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222]+[.A223]" office:value-type="float" office:value="26.229541371" calcext:value-type="float">
            <text:p>26.229541371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223]+[.A224]" office:value-type="float" office:value="26.337468431" calcext:value-type="float">
            <text:p>26.337468431</text:p>
          </table:table-cell>
        </table:table-row>
        <table:table-row table:style-name="ro1">
          <table:table-cell office:value-type="float" office:value="0.1089189" calcext:value-type="float">
            <text:p>0.1089189</text:p>
          </table:table-cell>
          <table:table-cell office:value-type="float" office:value="9.181144" calcext:value-type="float">
            <text:p>9.181144</text:p>
          </table:table-cell>
          <table:table-cell table:formula="of:=[.C224]+[.A225]" office:value-type="float" office:value="26.446387331" calcext:value-type="float">
            <text:p>26.446387331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225]+[.A226]" office:value-type="float" office:value="26.555611411" calcext:value-type="float">
            <text:p>26.55561141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226]+[.A227]" office:value-type="float" office:value="26.663630025" calcext:value-type="float">
            <text:p>26.663630025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227]+[.A228]" office:value-type="float" office:value="26.768490025" calcext:value-type="float">
            <text:p>26.768490025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228]+[.A229]" office:value-type="float" office:value="26.869260605" calcext:value-type="float">
            <text:p>26.869260605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229]+[.A230]" office:value-type="float" office:value="26.969252975" calcext:value-type="float">
            <text:p>26.969252975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230]+[.A231]" office:value-type="float" office:value="27.070328735" calcext:value-type="float">
            <text:p>27.070328735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231]+[.A232]" office:value-type="float" office:value="27.172594695" calcext:value-type="float">
            <text:p>27.172594695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232]+[.A233]" office:value-type="float" office:value="27.276005085" calcext:value-type="float">
            <text:p>27.276005085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233]+[.A234]" office:value-type="float" office:value="27.38059042" calcext:value-type="float">
            <text:p>27.38059042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234]+[.A235]" office:value-type="float" office:value="27.486335445" calcext:value-type="float">
            <text:p>27.486335445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235]+[.A236]" office:value-type="float" office:value="27.593255415" calcext:value-type="float">
            <text:p>27.593255415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236]+[.A237]" office:value-type="float" office:value="27.701350325" calcext:value-type="float">
            <text:p>27.701350325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237]+[.A238]" office:value-type="float" office:value="27.810437069" calcext:value-type="float">
            <text:p>27.810437069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238]+[.A239]" office:value-type="float" office:value="27.919798479" calcext:value-type="float">
            <text:p>27.919798479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239]+[.A240]" office:value-type="float" office:value="28.027893389" calcext:value-type="float">
            <text:p>28.027893389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240]+[.A241]" office:value-type="float" office:value="28.132829683" calcext:value-type="float">
            <text:p>28.132829683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41]+[.A242]" office:value-type="float" office:value="28.233615523" calcext:value-type="float">
            <text:p>28.233615523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242]+[.A243]" office:value-type="float" office:value="28.333501083" calcext:value-type="float">
            <text:p>28.333501083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243]+[.A244]" office:value-type="float" office:value="28.434531068" calcext:value-type="float">
            <text:p>28.434531068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244]+[.A245]" office:value-type="float" office:value="28.536705478" calcext:value-type="float">
            <text:p>28.536705478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245]+[.A246]" office:value-type="float" office:value="28.640009058" calcext:value-type="float">
            <text:p>28.640009058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246]+[.A247]" office:value-type="float" office:value="28.744518098" calcext:value-type="float">
            <text:p>28.744518098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247]+[.A248]" office:value-type="float" office:value="28.850202078" calcext:value-type="float">
            <text:p>28.850202078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248]+[.A249]" office:value-type="float" office:value="28.957076268" calcext:value-type="float">
            <text:p>28.957076268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249]+[.A250]" office:value-type="float" office:value="29.065110138" calcext:value-type="float">
            <text:p>29.065110138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250]+[.A251]" office:value-type="float" office:value="29.174135848" calcext:value-type="float">
            <text:p>29.174135848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251]+[.A252]" office:value-type="float" office:value="29.283436223" calcext:value-type="float">
            <text:p>29.283436223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252]+[.A253]" office:value-type="float" office:value="29.391470093" calcext:value-type="float">
            <text:p>29.391470093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253]+[.A254]" office:value-type="float" office:value="29.496330093" calcext:value-type="float">
            <text:p>29.496330093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254]+[.A255]" office:value-type="float" office:value="29.597070153" calcext:value-type="float">
            <text:p>29.597070153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255]+[.A256]" office:value-type="float" office:value="29.696955713" calcext:value-type="float">
            <text:p>29.696955713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256]+[.A257]" office:value-type="float" office:value="29.797985698" calcext:value-type="float">
            <text:p>29.797985698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257]+[.A258]" office:value-type="float" office:value="29.900114328" calcext:value-type="float">
            <text:p>29.900114328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258]+[.A259]" office:value-type="float" office:value="30.003402648" calcext:value-type="float">
            <text:p>30.003402648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259]+[.A260]" office:value-type="float" office:value="30.107865912" calcext:value-type="float">
            <text:p>30.107865912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260]+[.A261]" office:value-type="float" office:value="30.213504118" calcext:value-type="float">
            <text:p>30.213504118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261]+[.A262]" office:value-type="float" office:value="30.320378308" calcext:value-type="float">
            <text:p>30.320378308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262]+[.A263]" office:value-type="float" office:value="30.428320628" calcext:value-type="float">
            <text:p>30.428320628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263]+[.A264]" office:value-type="float" office:value="30.537254788" calcext:value-type="float">
            <text:p>30.537254788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264]+[.A265]" office:value-type="float" office:value="30.646524648" calcext:value-type="float">
            <text:p>30.646524648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265]+[.A266]" office:value-type="float" office:value="30.754558518" calcext:value-type="float">
            <text:p>30.754558518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266]+[.A267]" office:value-type="float" office:value="30.859464298" calcext:value-type="float">
            <text:p>30.859464298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67]+[.A268]" office:value-type="float" office:value="30.960280652" calcext:value-type="float">
            <text:p>30.960280652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268]+[.A269]" office:value-type="float" office:value="31.060257762" calcext:value-type="float">
            <text:p>31.060257762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269]+[.A270]" office:value-type="float" office:value="31.161303002" calcext:value-type="float">
            <text:p>31.161303002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270]+[.A271]" office:value-type="float" office:value="31.263538446" calcext:value-type="float">
            <text:p>31.263538446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271]+[.A272]" office:value-type="float" office:value="31.366918321" calcext:value-type="float">
            <text:p>31.366918321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272]+[.A273]" office:value-type="float" office:value="31.471488397" calcext:value-type="float">
            <text:p>31.471488397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273]+[.A274]" office:value-type="float" office:value="31.577233422" calcext:value-type="float">
            <text:p>31.577233422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274]+[.A275]" office:value-type="float" office:value="31.684138132" calcext:value-type="float">
            <text:p>31.68413813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275]+[.A276]" office:value-type="float" office:value="31.792217782" calcext:value-type="float">
            <text:p>31.792217782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276]+[.A277]" office:value-type="float" office:value="31.901274012" calcext:value-type="float">
            <text:p>31.901274012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277]+[.A278]" office:value-type="float" office:value="32.010620162" calcext:value-type="float">
            <text:p>32.01062016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278]+[.A279]" office:value-type="float" office:value="32.118699812" calcext:value-type="float">
            <text:p>32.118699812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279]+[.A280]" office:value-type="float" office:value="32.223575072" calcext:value-type="float">
            <text:p>32.223575072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280]+[.A281]" office:value-type="float" office:value="32.324269356" calcext:value-type="float">
            <text:p>32.324269356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281]+[.A282]" office:value-type="float" office:value="32.424124396" calcext:value-type="float">
            <text:p>32.424124396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282]+[.A283]" office:value-type="float" office:value="32.525078086" calcext:value-type="float">
            <text:p>32.525078086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283]+[.A284]" office:value-type="float" office:value="32.627206716" calcext:value-type="float">
            <text:p>32.627206716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284]+[.A285]" office:value-type="float" office:value="32.730403476" calcext:value-type="float">
            <text:p>32.730403476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285]+[.A286]" office:value-type="float" office:value="32.834851482" calcext:value-type="float">
            <text:p>32.834851482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286]+[.A287]" office:value-type="float" office:value="32.940443912" calcext:value-type="float">
            <text:p>32.940443912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287]+[.A288]" office:value-type="float" office:value="33.047196032" calcext:value-type="float">
            <text:p>33.047196032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288]+[.A289]" office:value-type="float" office:value="33.155123092" calcext:value-type="float">
            <text:p>33.155123092</text:p>
          </table:table-cell>
        </table:table-row>
        <table:table-row table:style-name="ro1">
          <table:table-cell office:value-type="float" office:value="0.10888838" calcext:value-type="float">
            <text:p>0.10888838</text:p>
          </table:table-cell>
          <table:table-cell office:value-type="float" office:value="9.183717" calcext:value-type="float">
            <text:p>9.183717</text:p>
          </table:table-cell>
          <table:table-cell table:formula="of:=[.C289]+[.A290]" office:value-type="float" office:value="33.264011472" calcext:value-type="float">
            <text:p>33.264011472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290]+[.A291]" office:value-type="float" office:value="33.373250812" calcext:value-type="float">
            <text:p>33.373250812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291]+[.A292]" office:value-type="float" office:value="33.481208392" calcext:value-type="float">
            <text:p>33.481208392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292]+[.A293]" office:value-type="float" office:value="33.586037872" calcext:value-type="float">
            <text:p>33.586037872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93]+[.A294]" office:value-type="float" office:value="33.686884752" calcext:value-type="float">
            <text:p>33.686884752</text:p>
          </table:table-cell>
        </table:table-row>
        <table:table-row table:style-name="ro1">
          <table:table-cell office:value-type="float" office:value="0.10014496" calcext:value-type="float">
            <text:p>0.10014496</text:p>
          </table:table-cell>
          <table:table-cell office:value-type="float" office:value="9.985525" calcext:value-type="float">
            <text:p>9.985525</text:p>
          </table:table-cell>
          <table:table-cell table:formula="of:=[.C294]+[.A295]" office:value-type="float" office:value="33.787029712" calcext:value-type="float">
            <text:p>33.787029712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295]+[.A296]" office:value-type="float" office:value="33.888227542" calcext:value-type="float">
            <text:p>33.888227542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296]+[.A297]" office:value-type="float" office:value="33.990630842" calcext:value-type="float">
            <text:p>33.990630842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297]+[.A298]" office:value-type="float" office:value="34.094193822" calcext:value-type="float">
            <text:p>34.094193822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298]+[.A299]" office:value-type="float" office:value="34.198916486" calcext:value-type="float">
            <text:p>34.198916486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299]+[.A300]" office:value-type="float" office:value="34.304783581" calcext:value-type="float">
            <text:p>34.304783581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300]+[.A301]" office:value-type="float" office:value="34.411917171" calcext:value-type="float">
            <text:p>34.411917171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301]+[.A302]" office:value-type="float" office:value="34.520134157" calcext:value-type="float">
            <text:p>34.520134157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302]+[.A303]" office:value-type="float" office:value="34.629419273" calcext:value-type="float">
            <text:p>34.629419273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303]+[.A304]" office:value-type="float" office:value="34.738933273" calcext:value-type="float">
            <text:p>34.738933273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304]+[.A305]" office:value-type="float" office:value="34.847135003" calcext:value-type="float">
            <text:p>34.847135003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305]+[.A306]" office:value-type="float" office:value="34.952117073" calcext:value-type="float">
            <text:p>34.952117073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306]+[.A307]" office:value-type="float" office:value="35.052963953" calcext:value-type="float">
            <text:p>35.052963953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307]+[.A308]" office:value-type="float" office:value="35.152971583" calcext:value-type="float">
            <text:p>35.152971583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308]+[.A309]" office:value-type="float" office:value="35.254032083" calcext:value-type="float">
            <text:p>35.254032083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309]+[.A310]" office:value-type="float" office:value="35.356267527" calcext:value-type="float">
            <text:p>35.356267527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310]+[.A311]" office:value-type="float" office:value="35.459647402" calcext:value-type="float">
            <text:p>35.459647402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311]+[.A312]" office:value-type="float" office:value="35.564232737" calcext:value-type="float">
            <text:p>35.564232737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312]+[.A313]" office:value-type="float" office:value="35.669916717" calcext:value-type="float">
            <text:p>35.669916717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313]+[.A314]" office:value-type="float" office:value="35.776897717" calcext:value-type="float">
            <text:p>35.776897717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314]+[.A315]" office:value-type="float" office:value="35.884901073" calcext:value-type="float">
            <text:p>35.884901073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315]+[.A316]" office:value-type="float" office:value="35.993957303" calcext:value-type="float">
            <text:p>35.993957303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16]+[.A317]" office:value-type="float" office:value="36.103364493" calcext:value-type="float">
            <text:p>36.103364493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317]+[.A318]" office:value-type="float" office:value="36.211428883" calcext:value-type="float">
            <text:p>36.211428883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318]+[.A319]" office:value-type="float" office:value="36.316380433" calcext:value-type="float">
            <text:p>36.316380433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319]+[.A320]" office:value-type="float" office:value="36.417151013" calcext:value-type="float">
            <text:p>36.417151013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320]+[.A321]" office:value-type="float" office:value="36.517143383" calcext:value-type="float">
            <text:p>36.517143383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321]+[.A322]" office:value-type="float" office:value="36.618264923" calcext:value-type="float">
            <text:p>36.618264923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322]+[.A323]" office:value-type="float" office:value="36.720561413" calcext:value-type="float">
            <text:p>36.720561413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23]+[.A324]" office:value-type="float" office:value="36.823987063" calcext:value-type="float">
            <text:p>36.823987063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324]+[.A325]" office:value-type="float" office:value="36.928526623" calcext:value-type="float">
            <text:p>36.928526623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325]+[.A326]" office:value-type="float" office:value="37.034286907" calcext:value-type="float">
            <text:p>37.034286907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326]+[.A327]" office:value-type="float" office:value="37.141222132" calcext:value-type="float">
            <text:p>37.141222132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27]+[.A328]" office:value-type="float" office:value="37.249332302" calcext:value-type="float">
            <text:p>37.249332302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328]+[.A329]" office:value-type="float" office:value="37.358403788" calcext:value-type="float">
            <text:p>37.358403788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329]+[.A330]" office:value-type="float" office:value="37.467841492" calcext:value-type="float">
            <text:p>37.467841492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30]+[.A331]" office:value-type="float" office:value="37.575951662" calcext:value-type="float">
            <text:p>37.575951662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331]+[.A332]" office:value-type="float" office:value="37.680796402" calcext:value-type="float">
            <text:p>37.680796402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332]+[.A333]" office:value-type="float" office:value="37.781597497" calcext:value-type="float">
            <text:p>37.781597497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333]+[.A334]" office:value-type="float" office:value="37.881574607" calcext:value-type="float">
            <text:p>37.881574607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334]+[.A335]" office:value-type="float" office:value="37.982604592" calcext:value-type="float">
            <text:p>37.982604592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335]+[.A336]" office:value-type="float" office:value="38.084855292" calcext:value-type="float">
            <text:p>38.084855292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336]+[.A337]" office:value-type="float" office:value="38.188189392" calcext:value-type="float">
            <text:p>38.188189392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337]+[.A338]" office:value-type="float" office:value="38.292728952" calcext:value-type="float">
            <text:p>38.292728952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338]+[.A339]" office:value-type="float" office:value="38.398428192" calcext:value-type="float">
            <text:p>38.398428192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339]+[.A340]" office:value-type="float" office:value="38.505317642" calcext:value-type="float">
            <text:p>38.505317642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340]+[.A341]" office:value-type="float" office:value="38.613351512" calcext:value-type="float">
            <text:p>38.613351512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341]+[.A342]" office:value-type="float" office:value="38.722346702" calcext:value-type="float">
            <text:p>38.722346702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342]+[.A343]" office:value-type="float" office:value="38.831692852" calcext:value-type="float">
            <text:p>38.831692852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343]+[.A344]" office:value-type="float" office:value="38.939818278" calcext:value-type="float">
            <text:p>38.939818278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344]+[.A345]" office:value-type="float" office:value="39.044754572" calcext:value-type="float">
            <text:p>39.044754572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345]+[.A346]" office:value-type="float" office:value="39.145586192" calcext:value-type="float">
            <text:p>39.145586192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346]+[.A347]" office:value-type="float" office:value="39.245593822" calcext:value-type="float">
            <text:p>39.245593822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347]+[.A348]" office:value-type="float" office:value="39.346730618" calcext:value-type="float">
            <text:p>39.346730618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348]+[.A349]" office:value-type="float" office:value="39.448981318" calcext:value-type="float">
            <text:p>39.448981318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349]+[.A350]" office:value-type="float" office:value="39.552437488" calcext:value-type="float">
            <text:p>39.552437488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350]+[.A351]" office:value-type="float" office:value="39.657053338" calcext:value-type="float">
            <text:p>39.657053338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351]+[.A352]" office:value-type="float" office:value="39.762889918" calcext:value-type="float">
            <text:p>39.762889918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352]+[.A353]" office:value-type="float" office:value="39.869855658" calcext:value-type="float">
            <text:p>39.869855658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53]+[.A354]" office:value-type="float" office:value="39.977965828" calcext:value-type="float">
            <text:p>39.977965828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354]+[.A355]" office:value-type="float" office:value="40.087037314" calcext:value-type="float">
            <text:p>40.087037314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355]+[.A356]" office:value-type="float" office:value="40.196459759" calcext:value-type="float">
            <text:p>40.196459759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56]+[.A357]" office:value-type="float" office:value="40.304569929" calcext:value-type="float">
            <text:p>40.304569929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357]+[.A358]" office:value-type="float" office:value="40.409490964" calcext:value-type="float">
            <text:p>40.409490964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358]+[.A359]" office:value-type="float" office:value="40.510215764" calcext:value-type="float">
            <text:p>40.510215764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359]+[.A360]" office:value-type="float" office:value="40.610131844" calcext:value-type="float">
            <text:p>40.610131844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360]+[.A361]" office:value-type="float" office:value="40.711161829" calcext:value-type="float">
            <text:p>40.711161829</text:p>
          </table:table-cell>
        </table:table-row>
        <table:table-row table:style-name="ro1">
          <table:table-cell office:value-type="float" office:value="0.10214389" calcext:value-type="float">
            <text:p>0.10214389</text:p>
          </table:table-cell>
          <table:table-cell office:value-type="float" office:value="9.790111" calcext:value-type="float">
            <text:p>9.790111</text:p>
          </table:table-cell>
          <table:table-cell table:formula="of:=[.C361]+[.A362]" office:value-type="float" office:value="40.813305719" calcext:value-type="float">
            <text:p>40.813305719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362]+[.A363]" office:value-type="float" office:value="40.916685594" calcext:value-type="float">
            <text:p>40.916685594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363]+[.A364]" office:value-type="float" office:value="41.021164114" calcext:value-type="float">
            <text:p>41.021164114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364]+[.A365]" office:value-type="float" office:value="41.126848094" calcext:value-type="float">
            <text:p>41.126848094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365]+[.A366]" office:value-type="float" office:value="41.233752804" calcext:value-type="float">
            <text:p>41.233752804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366]+[.A367]" office:value-type="float" office:value="41.341740904" calcext:value-type="float">
            <text:p>41.341740904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367]+[.A368]" office:value-type="float" office:value="41.450705578" calcext:value-type="float">
            <text:p>41.450705578</text:p>
          </table:table-cell>
        </table:table-row>
        <table:table-row table:style-name="ro1">
          <table:table-cell office:value-type="float" office:value="0.10936141" calcext:value-type="float">
            <text:p>0.10936141</text:p>
          </table:table-cell>
          <table:table-cell office:value-type="float" office:value="9.143993" calcext:value-type="float">
            <text:p>9.143993</text:p>
          </table:table-cell>
          <table:table-cell table:formula="of:=[.C368]+[.A369]" office:value-type="float" office:value="41.560066988" calcext:value-type="float">
            <text:p>41.560066988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369]+[.A370]" office:value-type="float" office:value="41.668116118" calcext:value-type="float">
            <text:p>41.668116118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370]+[.A371]" office:value-type="float" office:value="41.773037153" calcext:value-type="float">
            <text:p>41.773037153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371]+[.A372]" office:value-type="float" office:value="41.873822993" calcext:value-type="float">
            <text:p>41.873822993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372]+[.A373]" office:value-type="float" office:value="41.973861143" calcext:value-type="float">
            <text:p>41.973861143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373]+[.A374]" office:value-type="float" office:value="42.074952163" calcext:value-type="float">
            <text:p>42.074952163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374]+[.A375]" office:value-type="float" office:value="42.177218123" calcext:value-type="float">
            <text:p>42.177218123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75]+[.A376]" office:value-type="float" office:value="42.280628513" calcext:value-type="float">
            <text:p>42.280628513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376]+[.A377]" office:value-type="float" office:value="42.385259623" calcext:value-type="float">
            <text:p>42.385259623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377]+[.A378]" office:value-type="float" office:value="42.491035163" calcext:value-type="float">
            <text:p>42.491035163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378]+[.A379]" office:value-type="float" office:value="42.598000903" calcext:value-type="float">
            <text:p>42.598000903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79]+[.A380]" office:value-type="float" office:value="42.706111073" calcext:value-type="float">
            <text:p>42.706111073</text:p>
          </table:table-cell>
        </table:table-row>
        <table:table-row table:style-name="ro1">
          <table:table-cell office:value-type="float" office:value="0.109102" calcext:value-type="float">
            <text:p>0.109102</text:p>
          </table:table-cell>
          <table:table-cell office:value-type="float" office:value="9.165734" calcext:value-type="float">
            <text:p>9.165734</text:p>
          </table:table-cell>
          <table:table-cell table:formula="of:=[.C380]+[.A381]" office:value-type="float" office:value="42.815213073" calcext:value-type="float">
            <text:p>42.815213073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381]+[.A382]" office:value-type="float" office:value="42.924650777" calcext:value-type="float">
            <text:p>42.924650777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382]+[.A383]" office:value-type="float" office:value="43.032745687" calcext:value-type="float">
            <text:p>43.032745687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383]+[.A384]" office:value-type="float" office:value="43.137697237" calcext:value-type="float">
            <text:p>43.137697237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384]+[.A385]" office:value-type="float" office:value="43.238513591" calcext:value-type="float">
            <text:p>43.238513591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385]+[.A386]" office:value-type="float" office:value="43.338597516" calcext:value-type="float">
            <text:p>43.338597516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386]+[.A387]" office:value-type="float" office:value="43.439780086" calcext:value-type="float">
            <text:p>43.439780086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387]+[.A388]" office:value-type="float" office:value="43.542076576" calcext:value-type="float">
            <text:p>43.542076576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388]+[.A389]" office:value-type="float" office:value="43.645593781" calcext:value-type="float">
            <text:p>43.645593781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389]+[.A390]" office:value-type="float" office:value="43.750240151" calcext:value-type="float">
            <text:p>43.750240151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390]+[.A391]" office:value-type="float" office:value="43.856061471" calcext:value-type="float">
            <text:p>43.856061471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391]+[.A392]" office:value-type="float" office:value="43.963042471" calcext:value-type="float">
            <text:p>43.963042471</text:p>
          </table:table-cell>
        </table:table-row>
        <table:table-row table:style-name="ro1">
          <table:table-cell office:value-type="float" office:value="0.108216986" calcext:value-type="float">
            <text:p>0.108216986</text:p>
          </table:table-cell>
          <table:table-cell office:value-type="float" office:value="9.240694" calcext:value-type="float">
            <text:p>9.240694</text:p>
          </table:table-cell>
          <table:table-cell table:formula="of:=[.C392]+[.A393]" office:value-type="float" office:value="44.071259457" calcext:value-type="float">
            <text:p>44.071259457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393]+[.A394]" office:value-type="float" office:value="44.180483537" calcext:value-type="float">
            <text:p>44.180483537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94]+[.A395]" office:value-type="float" office:value="44.289967017" calcext:value-type="float">
            <text:p>44.289967017</text:p>
          </table:table-cell>
        </table:table-row>
        <table:table-row table:style-name="ro1">
          <table:table-cell office:value-type="float" office:value="0.10815595" calcext:value-type="float">
            <text:p>0.10815595</text:p>
          </table:table-cell>
          <table:table-cell office:value-type="float" office:value="9.245909" calcext:value-type="float">
            <text:p>9.245909</text:p>
          </table:table-cell>
          <table:table-cell table:formula="of:=[.C395]+[.A396]" office:value-type="float" office:value="44.398122967" calcext:value-type="float">
            <text:p>44.398122967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396]+[.A397]" office:value-type="float" office:value="44.503089777" calcext:value-type="float">
            <text:p>44.503089777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397]+[.A398]" office:value-type="float" office:value="44.603860357" calcext:value-type="float">
            <text:p>44.603860357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398]+[.A399]" office:value-type="float" office:value="44.703852727" calcext:value-type="float">
            <text:p>44.703852727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399]+[.A400]" office:value-type="float" office:value="44.804867453" calcext:value-type="float">
            <text:p>44.804867453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400]+[.A401]" office:value-type="float" office:value="44.907057123" calcext:value-type="float">
            <text:p>44.907057123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401]+[.A402]" office:value-type="float" office:value="45.010406483" calcext:value-type="float">
            <text:p>45.010406483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402]+[.A403]" office:value-type="float" office:value="45.114976559" calcext:value-type="float">
            <text:p>45.114976559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403]+[.A404]" office:value-type="float" office:value="45.220736843" calcext:value-type="float">
            <text:p>45.220736843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404]+[.A405]" office:value-type="float" office:value="45.327641553" calcext:value-type="float">
            <text:p>45.327641553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405]+[.A406]" office:value-type="float" office:value="45.435660167" calcext:value-type="float">
            <text:p>45.435660167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406]+[.A407]" office:value-type="float" office:value="45.544670617" calcext:value-type="float">
            <text:p>45.544670617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407]+[.A408]" office:value-type="float" office:value="45.654047287" calcext:value-type="float">
            <text:p>45.654047287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408]+[.A409]" office:value-type="float" office:value="45.7621574570001" calcext:value-type="float">
            <text:p>45.7621574570001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409]+[.A410]" office:value-type="float" office:value="45.8670632370001" calcext:value-type="float">
            <text:p>45.8670632370001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410]+[.A411]" office:value-type="float" office:value="45.9678032970001" calcext:value-type="float">
            <text:p>45.9678032970001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411]+[.A412]" office:value-type="float" office:value="46.0677346370001" calcext:value-type="float">
            <text:p>46.0677346370001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412]+[.A413]" office:value-type="float" office:value="46.1686730670001" calcext:value-type="float">
            <text:p>46.1686730670001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413]+[.A414]" office:value-type="float" office:value="46.2708016970001" calcext:value-type="float">
            <text:p>46.2708016970001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414]+[.A415]" office:value-type="float" office:value="46.3740594970001" calcext:value-type="float">
            <text:p>46.3740594970001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415]+[.A416]" office:value-type="float" office:value="46.4785075030001" calcext:value-type="float">
            <text:p>46.4785075030001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416]+[.A417]" office:value-type="float" office:value="46.5841762230001" calcext:value-type="float">
            <text:p>46.5841762230001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417]+[.A418]" office:value-type="float" office:value="46.6910198930001" calcext:value-type="float">
            <text:p>46.691019893000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418]+[.A419]" office:value-type="float" office:value="46.7990385070001" calcext:value-type="float">
            <text:p>46.7990385070001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419]+[.A420]" office:value-type="float" office:value="46.9080489570001" calcext:value-type="float">
            <text:p>46.9080489570001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420]+[.A421]" office:value-type="float" office:value="47.0173798470001" calcext:value-type="float">
            <text:p>47.0173798470001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421]+[.A422]" office:value-type="float" office:value="47.1254442370001" calcext:value-type="float">
            <text:p>47.1254442370001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422]+[.A423]" office:value-type="float" office:value="47.2302889770001" calcext:value-type="float">
            <text:p>47.2302889770001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423]+[.A424]" office:value-type="float" office:value="47.3310442970001" calcext:value-type="float">
            <text:p>47.3310442970001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424]+[.A425]" office:value-type="float" office:value="47.4310671870001" calcext:value-type="float">
            <text:p>47.4310671870001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425]+[.A426]" office:value-type="float" office:value="47.5321887270001" calcext:value-type="float">
            <text:p>47.5321887270001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426]+[.A427]" office:value-type="float" office:value="47.6343936570001" calcext:value-type="float">
            <text:p>47.6343936570001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427]+[.A428]" office:value-type="float" office:value="47.7377582770001" calcext:value-type="float">
            <text:p>47.7377582770001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428]+[.A429]" office:value-type="float" office:value="47.8423130970001" calcext:value-type="float">
            <text:p>47.8423130970001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429]+[.A430]" office:value-type="float" office:value="47.9480581220001" calcext:value-type="float">
            <text:p>47.9480581220001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430]+[.A431]" office:value-type="float" office:value="48.055039122" calcext:value-type="float">
            <text:p>48.055039122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431]+[.A432]" office:value-type="float" office:value="48.1631492920001" calcext:value-type="float">
            <text:p>48.1631492920001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432]+[.A433]" office:value-type="float" office:value="48.2722360360001" calcext:value-type="float">
            <text:p>48.2722360360001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433]+[.A434]" office:value-type="float" office:value="48.3816889960001" calcext:value-type="float">
            <text:p>48.3816889960001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434]+[.A435]" office:value-type="float" office:value="48.4898296810001" calcext:value-type="float">
            <text:p>48.4898296810001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435]+[.A436]" office:value-type="float" office:value="48.5948117510001" calcext:value-type="float">
            <text:p>48.5948117510001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436]+[.A437]" office:value-type="float" office:value="48.6956128460001" calcext:value-type="float">
            <text:p>48.6956128460001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437]+[.A438]" office:value-type="float" office:value="48.7956052160001" calcext:value-type="float">
            <text:p>48.7956052160001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438]+[.A439]" office:value-type="float" office:value="48.8968030460001" calcext:value-type="float">
            <text:p>48.8968030460001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439]+[.A440]" office:value-type="float" office:value="48.9990842660001" calcext:value-type="float">
            <text:p>48.9990842660001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440]+[.A441]" office:value-type="float" office:value="49.1025556960001" calcext:value-type="float">
            <text:p>49.1025556960001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441]+[.A442]" office:value-type="float" office:value="49.2071562860001" calcext:value-type="float">
            <text:p>49.2071562860001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442]+[.A443]" office:value-type="float" office:value="49.3128860520001" calcext:value-type="float">
            <text:p>49.3128860520001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443]+[.A444]" office:value-type="float" office:value="49.4198212770001" calcext:value-type="float">
            <text:p>49.4198212770001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444]+[.A445]" office:value-type="float" office:value="49.5278856670001" calcext:value-type="float">
            <text:p>49.5278856670001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445]+[.A446]" office:value-type="float" office:value="49.6370029270001" calcext:value-type="float">
            <text:p>49.6370029270001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446]+[.A447]" office:value-type="float" office:value="49.7464558870001" calcext:value-type="float">
            <text:p>49.7464558870001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447]+[.A448]" office:value-type="float" office:value="49.8545507970001" calcext:value-type="float">
            <text:p>49.8545507970001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448]+[.A449]" office:value-type="float" office:value="49.959471832" calcext:value-type="float">
            <text:p>49.959471832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449]+[.A450]" office:value-type="float" office:value="50.0602271520001" calcext:value-type="float">
            <text:p>50.0602271520001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450]+[.A451]" office:value-type="float" office:value="50.1601737480001" calcext:value-type="float">
            <text:p>50.1601737480001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451]+[.A452]" office:value-type="float" office:value="50.261173218" calcext:value-type="float">
            <text:p>50.261173218</text:p>
          </table:table-cell>
        </table:table-row>
        <table:table-row table:style-name="ro1">
          <table:table-cell office:value-type="float" office:value="0.10214389" calcext:value-type="float">
            <text:p>0.10214389</text:p>
          </table:table-cell>
          <table:table-cell office:value-type="float" office:value="9.790111" calcext:value-type="float">
            <text:p>9.790111</text:p>
          </table:table-cell>
          <table:table-cell table:formula="of:=[.C452]+[.A453]" office:value-type="float" office:value="50.363317108" calcext:value-type="float">
            <text:p>50.363317108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453]+[.A454]" office:value-type="float" office:value="50.466635948" calcext:value-type="float">
            <text:p>50.466635948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454]+[.A455]" office:value-type="float" office:value="50.571129728" calcext:value-type="float">
            <text:p>50.571129728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455]+[.A456]" office:value-type="float" office:value="50.6767679340001" calcext:value-type="float">
            <text:p>50.6767679340001</text:p>
          </table:table-cell>
        </table:table-row>
        <table:table-row table:style-name="ro1">
          <table:table-cell office:value-type="float" office:value="0.106828414" calcext:value-type="float">
            <text:p>0.106828414</text:p>
          </table:table-cell>
          <table:table-cell office:value-type="float" office:value="9.3608055" calcext:value-type="float">
            <text:p>9.3608055</text:p>
          </table:table-cell>
          <table:table-cell table:formula="of:=[.C456]+[.A457]" office:value-type="float" office:value="50.783596348" calcext:value-type="float">
            <text:p>50.783596348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457]+[.A458]" office:value-type="float" office:value="50.8916454780001" calcext:value-type="float">
            <text:p>50.8916454780001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458]+[.A459]" office:value-type="float" office:value="51.000610152" calcext:value-type="float">
            <text:p>51.000610152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459]+[.A460]" office:value-type="float" office:value="51.109895268" calcext:value-type="float">
            <text:p>51.109895268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460]+[.A461]" office:value-type="float" office:value="51.217944398" calcext:value-type="float">
            <text:p>51.217944398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461]+[.A462]" office:value-type="float" office:value="51.322789138" calcext:value-type="float">
            <text:p>51.322789138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462]+[.A463]" office:value-type="float" office:value="51.423590233" calcext:value-type="float">
            <text:p>51.423590233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463]+[.A464]" office:value-type="float" office:value="51.523597863" calcext:value-type="float">
            <text:p>51.523597863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464]+[.A465]" office:value-type="float" office:value="51.624734659" calcext:value-type="float">
            <text:p>51.624734659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465]+[.A466]" office:value-type="float" office:value="51.726970103" calcext:value-type="float">
            <text:p>51.726970103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466]+[.A467]" office:value-type="float" office:value="51.830334723" calcext:value-type="float">
            <text:p>51.830334723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467]+[.A468]" office:value-type="float" office:value="51.934935313" calcext:value-type="float">
            <text:p>51.934935313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468]+[.A469]" office:value-type="float" office:value="52.040695597" calcext:value-type="float">
            <text:p>52.040695597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469]+[.A470]" office:value-type="float" office:value="52.147630822" calcext:value-type="float">
            <text:p>52.147630822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470]+[.A471]" office:value-type="float" office:value="52.255725732" calcext:value-type="float">
            <text:p>52.255725732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471]+[.A472]" office:value-type="float" office:value="52.364797218" calcext:value-type="float">
            <text:p>52.364797218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472]+[.A473]" office:value-type="float" office:value="52.474143368" calcext:value-type="float">
            <text:p>52.474143368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473]+[.A474]" office:value-type="float" office:value="52.582253538" calcext:value-type="float">
            <text:p>52.582253538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474]+[.A475]" office:value-type="float" office:value="52.687220348" calcext:value-type="float">
            <text:p>52.687220348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475]+[.A476]" office:value-type="float" office:value="52.788051968" calcext:value-type="float">
            <text:p>52.788051968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476]+[.A477]" office:value-type="float" office:value="52.888074858" calcext:value-type="float">
            <text:p>52.888074858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477]+[.A478]" office:value-type="float" office:value="52.989165878" calcext:value-type="float">
            <text:p>52.989165878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478]+[.A479]" office:value-type="float" office:value="53.091416578" calcext:value-type="float">
            <text:p>53.091416578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479]+[.A480]" office:value-type="float" office:value="53.194842228" calcext:value-type="float">
            <text:p>53.194842228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480]+[.A481]" office:value-type="float" office:value="53.299427563" calcext:value-type="float">
            <text:p>53.299427563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481]+[.A482]" office:value-type="float" office:value="53.405187847" calcext:value-type="float">
            <text:p>53.405187847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482]+[.A483]" office:value-type="float" office:value="53.512153587" calcext:value-type="float">
            <text:p>53.512153587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483]+[.A484]" office:value-type="float" office:value="53.620279013" calcext:value-type="float">
            <text:p>53.620279013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484]+[.A485]" office:value-type="float" office:value="53.729365757" calcext:value-type="float">
            <text:p>53.729365757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485]+[.A486]" office:value-type="float" office:value="53.838818717" calcext:value-type="float">
            <text:p>53.838818717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486]+[.A487]" office:value-type="float" office:value="53.946944143" calcext:value-type="float">
            <text:p>53.946944143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487]+[.A488]" office:value-type="float" office:value="54.051941473" calcext:value-type="float">
            <text:p>54.051941473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488]+[.A489]" office:value-type="float" office:value="54.152818873" calcext:value-type="float">
            <text:p>54.152818873</text:p>
          </table:table-cell>
        </table:table-row>
        <table:table-row table:style-name="ro1">
          <table:table-cell office:value-type="float" office:value="0.10005341" calcext:value-type="float">
            <text:p>0.10005341</text:p>
          </table:table-cell>
          <table:table-cell office:value-type="float" office:value="9.994662" calcext:value-type="float">
            <text:p>9.994662</text:p>
          </table:table-cell>
          <table:table-cell table:formula="of:=[.C489]+[.A490]" office:value-type="float" office:value="54.252872283" calcext:value-type="float">
            <text:p>54.252872283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490]+[.A491]" office:value-type="float" office:value="54.3540395970001" calcext:value-type="float">
            <text:p>54.3540395970001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491]+[.A492]" office:value-type="float" office:value="54.4563208170001" calcext:value-type="float">
            <text:p>54.4563208170001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492]+[.A493]" office:value-type="float" office:value="54.5597769870001" calcext:value-type="float">
            <text:p>54.5597769870001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493]+[.A494]" office:value-type="float" office:value="54.6644538770001" calcext:value-type="float">
            <text:p>54.6644538770001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494]+[.A495]" office:value-type="float" office:value="54.7702599370001" calcext:value-type="float">
            <text:p>54.7702599370001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495]+[.A496]" office:value-type="float" office:value="54.8772561970001" calcext:value-type="float">
            <text:p>54.8772561970001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496]+[.A497]" office:value-type="float" office:value="54.9853968820001" calcext:value-type="float">
            <text:p>54.9853968820001</text:p>
          </table:table-cell>
        </table:table-row>
        <table:table-row table:style-name="ro1">
          <table:table-cell office:value-type="float" office:value="0.10914779" calcext:value-type="float">
            <text:p>0.10914779</text:p>
          </table:table-cell>
          <table:table-cell office:value-type="float" office:value="9.16189" calcext:value-type="float">
            <text:p>9.16189</text:p>
          </table:table-cell>
          <table:table-cell table:formula="of:=[.C497]+[.A498]" office:value-type="float" office:value="55.0945446720001" calcext:value-type="float">
            <text:p>55.0945446720001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498]+[.A499]" office:value-type="float" office:value="55.2039823760001" calcext:value-type="float">
            <text:p>55.2039823760001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499]+[.A500]" office:value-type="float" office:value="55.3121535860001" calcext:value-type="float">
            <text:p>55.3121535860001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500]+[.A501]" office:value-type="float" office:value="55.4170746210001" calcext:value-type="float">
            <text:p>55.4170746210001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501]+[.A502]" office:value-type="float" office:value="55.5178909750001" calcext:value-type="float">
            <text:p>55.5178909750001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502]+[.A503]" office:value-type="float" office:value="55.6177917950001" calcext:value-type="float">
            <text:p>55.6177917950001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503]+[.A504]" office:value-type="float" office:value="55.7188217800001" calcext:value-type="float">
            <text:p>55.7188217800001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504]+[.A505]" office:value-type="float" office:value="55.8209961900001" calcext:value-type="float">
            <text:p>55.8209961900001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505]+[.A506]" office:value-type="float" office:value="55.9243608100001" calcext:value-type="float">
            <text:p>55.9243608100001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506]+[.A507]" office:value-type="float" office:value="56.0288698500001" calcext:value-type="float">
            <text:p>56.0288698500001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507]+[.A508]" office:value-type="float" office:value="56.1345385700001" calcext:value-type="float">
            <text:p>56.1345385700001</text:p>
          </table:table-cell>
        </table:table-row>
        <table:table-row table:style-name="ro1">
          <table:table-cell office:value-type="float" office:value="0.106828414" calcext:value-type="float">
            <text:p>0.106828414</text:p>
          </table:table-cell>
          <table:table-cell office:value-type="float" office:value="9.3608055" calcext:value-type="float">
            <text:p>9.3608055</text:p>
          </table:table-cell>
          <table:table-cell table:formula="of:=[.C508]+[.A509]" office:value-type="float" office:value="56.2413669840001" calcext:value-type="float">
            <text:p>56.2413669840001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509]+[.A510]" office:value-type="float" office:value="56.3493398240001" calcext:value-type="float">
            <text:p>56.3493398240001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510]+[.A511]" office:value-type="float" office:value="56.4583044980001" calcext:value-type="float">
            <text:p>56.4583044980001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511]+[.A512]" office:value-type="float" office:value="56.5676048730001" calcext:value-type="float">
            <text:p>56.5676048730001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512]+[.A513]" office:value-type="float" office:value="56.6755929730001" calcext:value-type="float">
            <text:p>56.6755929730001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513]+[.A514]" office:value-type="float" office:value="56.7804377130001" calcext:value-type="float">
            <text:p>56.7804377130001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514]+[.A515]" office:value-type="float" office:value="56.8811472530001" calcext:value-type="float">
            <text:p>56.8811472530001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515]+[.A516]" office:value-type="float" office:value="56.9809870330001" calcext:value-type="float">
            <text:p>56.9809870330001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516]+[.A517]" office:value-type="float" office:value="57.0819407230001" calcext:value-type="float">
            <text:p>57.0819407230001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517]+[.A518]" office:value-type="float" office:value="57.1839625430001" calcext:value-type="float">
            <text:p>57.1839625430001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518]+[.A519]" office:value-type="float" office:value="57.2872203430001" calcext:value-type="float">
            <text:p>57.2872203430001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519]+[.A520]" office:value-type="float" office:value="57.3916225730001" calcext:value-type="float">
            <text:p>57.3916225730001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520]+[.A521]" office:value-type="float" office:value="57.4972150030001" calcext:value-type="float">
            <text:p>57.4972150030001</text:p>
          </table:table-cell>
        </table:table-row>
        <table:table-row table:style-name="ro1">
          <table:table-cell office:value-type="float" office:value="0.1067216" calcext:value-type="float">
            <text:p>0.1067216</text:p>
          </table:table-cell>
          <table:table-cell office:value-type="float" office:value="9.370174" calcext:value-type="float">
            <text:p>9.370174</text:p>
          </table:table-cell>
          <table:table-cell table:formula="of:=[.C521]+[.A522]" office:value-type="float" office:value="57.6039366030001" calcext:value-type="float">
            <text:p>57.6039366030001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522]+[.A523]" office:value-type="float" office:value="57.7118331470001" calcext:value-type="float">
            <text:p>57.7118331470001</text:p>
          </table:table-cell>
        </table:table-row>
        <table:table-row table:style-name="ro1">
          <table:table-cell office:value-type="float" office:value="0.10881209" calcext:value-type="float">
            <text:p>0.10881209</text:p>
          </table:table-cell>
          <table:table-cell office:value-type="float" office:value="9.190156" calcext:value-type="float">
            <text:p>9.190156</text:p>
          </table:table-cell>
          <table:table-cell table:formula="of:=[.C523]+[.A524]" office:value-type="float" office:value="57.8206452370001" calcext:value-type="float">
            <text:p>57.8206452370001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524]+[.A525]" office:value-type="float" office:value="57.9298998370001" calcext:value-type="float">
            <text:p>57.9298998370001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525]+[.A526]" office:value-type="float" office:value="58.0378574170001" calcext:value-type="float">
            <text:p>58.0378574170001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526]+[.A527]" office:value-type="float" office:value="58.142702157" calcext:value-type="float">
            <text:p>58.142702157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527]+[.A528]" office:value-type="float" office:value="58.243472737" calcext:value-type="float">
            <text:p>58.243472737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528]+[.A529]" office:value-type="float" office:value="58.3435108870001" calcext:value-type="float">
            <text:p>58.3435108870001</text:p>
          </table:table-cell>
        </table:table-row>
        <table:table-row table:style-name="ro1">
          <table:table-cell office:value-type="float" office:value="0.10124361" calcext:value-type="float">
            <text:p>0.10124361</text:p>
          </table:table-cell>
          <table:table-cell office:value-type="float" office:value="9.877167" calcext:value-type="float">
            <text:p>9.877167</text:p>
          </table:table-cell>
          <table:table-cell table:formula="of:=[.C529]+[.A530]" office:value-type="float" office:value="58.444754497" calcext:value-type="float">
            <text:p>58.444754497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530]+[.A531]" office:value-type="float" office:value="58.5471272770001" calcext:value-type="float">
            <text:p>58.5471272770001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531]+[.A532]" office:value-type="float" office:value="58.6507055170001" calcext:value-type="float">
            <text:p>58.6507055170001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532]+[.A533]" office:value-type="float" office:value="58.755458707" calcext:value-type="float">
            <text:p>58.755458707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533]+[.A534]" office:value-type="float" office:value="58.861371577" calcext:value-type="float">
            <text:p>58.861371577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534]+[.A535]" office:value-type="float" office:value="58.9684593870001" calcext:value-type="float">
            <text:p>58.9684593870001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535]+[.A536]" office:value-type="float" office:value="59.076706887" calcext:value-type="float">
            <text:p>59.076706887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536]+[.A537]" office:value-type="float" office:value="59.185915707" calcext:value-type="float">
            <text:p>59.185915707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537]+[.A538]" office:value-type="float" office:value="59.295475481" calcext:value-type="float">
            <text:p>59.295475481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538]+[.A539]" office:value-type="float" office:value="59.403738241" calcext:value-type="float">
            <text:p>59.403738241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539]+[.A540]" office:value-type="float" office:value="59.508705051" calcext:value-type="float">
            <text:p>59.508705051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540]+[.A541]" office:value-type="float" office:value="59.609628221" calcext:value-type="float">
            <text:p>59.609628221</text:p>
          </table:table-cell>
        </table:table-row>
        <table:table-row table:style-name="ro1">
          <table:table-cell office:value-type="float" office:value="0.10009918" calcext:value-type="float">
            <text:p>0.10009918</text:p>
          </table:table-cell>
          <table:table-cell office:value-type="float" office:value="9.990091" calcext:value-type="float">
            <text:p>9.990091</text:p>
          </table:table-cell>
          <table:table-cell table:formula="of:=[.C541]+[.A542]" office:value-type="float" office:value="59.709727401" calcext:value-type="float">
            <text:p>59.709727401</text:p>
          </table:table-cell>
        </table:table-row>
        <table:table-row table:style-name="ro1">
          <table:table-cell office:value-type="float" office:value="0.10121309" calcext:value-type="float">
            <text:p>0.10121309</text:p>
          </table:table-cell>
          <table:table-cell office:value-type="float" office:value="9.880145" calcext:value-type="float">
            <text:p>9.880145</text:p>
          </table:table-cell>
          <table:table-cell table:formula="of:=[.C542]+[.A543]" office:value-type="float" office:value="59.810940491" calcext:value-type="float">
            <text:p>59.810940491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543]+[.A544]" office:value-type="float" office:value="59.913282751" calcext:value-type="float">
            <text:p>59.913282751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544]+[.A545]" office:value-type="float" office:value="60.016860991" calcext:value-type="float">
            <text:p>60.016860991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545]+[.A546]" office:value-type="float" office:value="60.1215836550001" calcext:value-type="float">
            <text:p>60.1215836550001</text:p>
          </table:table-cell>
        </table:table-row>
        <table:table-row table:style-name="ro1">
          <table:table-cell office:value-type="float" office:value="0.10589761" calcext:value-type="float">
            <text:p>0.10589761</text:p>
          </table:table-cell>
          <table:table-cell office:value-type="float" office:value="9.443083" calcext:value-type="float">
            <text:p>9.443083</text:p>
          </table:table-cell>
          <table:table-cell table:formula="of:=[.C546]+[.A547]" office:value-type="float" office:value="60.227481265" calcext:value-type="float">
            <text:p>60.227481265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547]+[.A548]" office:value-type="float" office:value="60.334477525" calcext:value-type="float">
            <text:p>60.334477525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548]+[.A549]" office:value-type="float" office:value="60.442679255" calcext:value-type="float">
            <text:p>60.442679255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549]+[.A550]" office:value-type="float" office:value="60.55185756" calcext:value-type="float">
            <text:p>60.55185756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550]+[.A551]" office:value-type="float" office:value="60.6613410400001" calcext:value-type="float">
            <text:p>60.6613410400001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551]+[.A552]" office:value-type="float" office:value="60.76951225" calcext:value-type="float">
            <text:p>60.76951225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552]+[.A553]" office:value-type="float" office:value="60.874433285" calcext:value-type="float">
            <text:p>60.874433285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553]+[.A554]" office:value-type="float" office:value="60.9752038650001" calcext:value-type="float">
            <text:p>60.9752038650001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554]+[.A555]" office:value-type="float" office:value="61.0751199450001" calcext:value-type="float">
            <text:p>61.0751199450001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555]+[.A556]" office:value-type="float" office:value="61.176165185" calcext:value-type="float">
            <text:p>61.176165185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556]+[.A557]" office:value-type="float" office:value="61.278324335" calcext:value-type="float">
            <text:p>61.278324335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557]+[.A558]" office:value-type="float" office:value="61.381658435" calcext:value-type="float">
            <text:p>61.381658435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558]+[.A559]" office:value-type="float" office:value="61.486121699" calcext:value-type="float">
            <text:p>61.486121699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559]+[.A560]" office:value-type="float" office:value="61.5917751640001" calcext:value-type="float">
            <text:p>61.5917751640001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560]+[.A561]" office:value-type="float" office:value="61.698573064" calcext:value-type="float">
            <text:p>61.698573064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561]+[.A562]" office:value-type="float" office:value="61.8065459040001" calcext:value-type="float">
            <text:p>61.8065459040001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562]+[.A563]" office:value-type="float" office:value="61.915480064" calcext:value-type="float">
            <text:p>61.915480064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563]+[.A564]" office:value-type="float" office:value="62.024719404" calcext:value-type="float">
            <text:p>62.024719404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564]+[.A565]" office:value-type="float" office:value="62.13272276" calcext:value-type="float">
            <text:p>62.13272276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565]+[.A566]" office:value-type="float" office:value="62.2375369840001" calcext:value-type="float">
            <text:p>62.2375369840001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566]+[.A567]" office:value-type="float" office:value="62.3381702340001" calcext:value-type="float">
            <text:p>62.3381702340001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567]+[.A568]" office:value-type="float" office:value="62.438040534" calcext:value-type="float">
            <text:p>62.438040534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568]+[.A569]" office:value-type="float" office:value="62.538978964" calcext:value-type="float">
            <text:p>62.538978964</text:p>
          </table:table-cell>
        </table:table-row>
        <table:table-row table:style-name="ro1">
          <table:table-cell office:value-type="float" office:value="0.102082856" calcext:value-type="float">
            <text:p>0.102082856</text:p>
          </table:table-cell>
          <table:table-cell office:value-type="float" office:value="9.795964" calcext:value-type="float">
            <text:p>9.795964</text:p>
          </table:table-cell>
          <table:table-cell table:formula="of:=[.C569]+[.A570]" office:value-type="float" office:value="62.64106182" calcext:value-type="float">
            <text:p>62.64106182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570]+[.A571]" office:value-type="float" office:value="62.74427384" calcext:value-type="float">
            <text:p>62.74427384</text:p>
          </table:table-cell>
        </table:table-row>
        <table:table-row table:style-name="ro1">
          <table:table-cell office:value-type="float" office:value="0.104325935" calcext:value-type="float">
            <text:p>0.104325935</text:p>
          </table:table-cell>
          <table:table-cell office:value-type="float" office:value="9.585344" calcext:value-type="float">
            <text:p>9.585344</text:p>
          </table:table-cell>
          <table:table-cell table:formula="of:=[.C571]+[.A572]" office:value-type="float" office:value="62.848599775" calcext:value-type="float">
            <text:p>62.848599775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572]+[.A573]" office:value-type="float" office:value="62.954146425" calcext:value-type="float">
            <text:p>62.954146425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573]+[.A574]" office:value-type="float" office:value="63.060822245" calcext:value-type="float">
            <text:p>63.060822245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574]+[.A575]" office:value-type="float" office:value="63.1686730150001" calcext:value-type="float">
            <text:p>63.1686730150001</text:p>
          </table:table-cell>
        </table:table-row>
        <table:table-row table:style-name="ro1">
          <table:table-cell office:value-type="float" office:value="0.10881209" calcext:value-type="float">
            <text:p>0.10881209</text:p>
          </table:table-cell>
          <table:table-cell office:value-type="float" office:value="9.190156" calcext:value-type="float">
            <text:p>9.190156</text:p>
          </table:table-cell>
          <table:table-cell table:formula="of:=[.C575]+[.A576]" office:value-type="float" office:value="63.277485105" calcext:value-type="float">
            <text:p>63.277485105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576]+[.A577]" office:value-type="float" office:value="63.386617635" calcext:value-type="float">
            <text:p>63.38661763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577]+[.A578]" office:value-type="float" office:value="63.494529435" calcext:value-type="float">
            <text:p>63.494529435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578]+[.A579]" office:value-type="float" office:value="63.599358915" calcext:value-type="float">
            <text:p>63.599358915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579]+[.A580]" office:value-type="float" office:value="63.700114235" calcext:value-type="float">
            <text:p>63.700114235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580]+[.A581]" office:value-type="float" office:value="63.800060831" calcext:value-type="float">
            <text:p>63.80006083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581]+[.A582]" office:value-type="float" office:value="63.901121331" calcext:value-type="float">
            <text:p>63.901121331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582]+[.A583]" office:value-type="float" office:value="64.003249961" calcext:value-type="float">
            <text:p>64.003249961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583]+[.A584]" office:value-type="float" office:value="64.106584061" calcext:value-type="float">
            <text:p>64.106584061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584]+[.A585]" office:value-type="float" office:value="64.211123621" calcext:value-type="float">
            <text:p>64.211123621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585]+[.A586]" office:value-type="float" office:value="64.316792341" calcext:value-type="float">
            <text:p>64.316792341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586]+[.A587]" office:value-type="float" office:value="64.423651271" calcext:value-type="float">
            <text:p>64.423651271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587]+[.A588]" office:value-type="float" office:value="64.531608851" calcext:value-type="float">
            <text:p>64.531608851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588]+[.A589]" office:value-type="float" office:value="64.6405887810001" calcext:value-type="float">
            <text:p>64.6405887810001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589]+[.A590]" office:value-type="float" office:value="64.749873897" calcext:value-type="float">
            <text:p>64.749873897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590]+[.A591]" office:value-type="float" office:value="64.8578314770001" calcext:value-type="float">
            <text:p>64.8578314770001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591]+[.A592]" office:value-type="float" office:value="64.9626762170001" calcext:value-type="float">
            <text:p>64.9626762170001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592]+[.A593]" office:value-type="float" office:value="65.0634620570001" calcext:value-type="float">
            <text:p>65.0634620570001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593]+[.A594]" office:value-type="float" office:value="65.1633781370001" calcext:value-type="float">
            <text:p>65.163378137000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594]+[.A595]" office:value-type="float" office:value="65.2644386370001" calcext:value-type="float">
            <text:p>65.2644386370001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595]+[.A596]" office:value-type="float" office:value="65.3665977870001" calcext:value-type="float">
            <text:p>65.3665977870001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596]+[.A597]" office:value-type="float" office:value="65.4699318870001" calcext:value-type="float">
            <text:p>65.4699318870001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597]+[.A598]" office:value-type="float" office:value="65.5744409270001" calcext:value-type="float">
            <text:p>65.5744409270001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598]+[.A599]" office:value-type="float" office:value="65.6800943920001" calcext:value-type="float">
            <text:p>65.6800943920001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599]+[.A600]" office:value-type="float" office:value="65.7869380620001" calcext:value-type="float">
            <text:p>65.7869380620001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600]+[.A601]" office:value-type="float" office:value="65.8950024520001" calcext:value-type="float">
            <text:p>65.8950024520001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601]+[.A602]" office:value-type="float" office:value="66.0039671260001" calcext:value-type="float">
            <text:p>66.0039671260001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602]+[.A603]" office:value-type="float" office:value="66.1132980160001" calcext:value-type="float">
            <text:p>66.1132980160001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603]+[.A604]" office:value-type="float" office:value="66.2213471460001" calcext:value-type="float">
            <text:p>66.2213471460001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04]+[.A605]" office:value-type="float" office:value="66.3262376660001" calcext:value-type="float">
            <text:p>66.3262376660001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605]+[.A606]" office:value-type="float" office:value="66.4269319500001" calcext:value-type="float">
            <text:p>66.4269319500001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606]+[.A607]" office:value-type="float" office:value="66.5268632900001" calcext:value-type="float">
            <text:p>66.5268632900001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607]+[.A608]" office:value-type="float" office:value="66.6278627600001" calcext:value-type="float">
            <text:p>66.6278627600001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608]+[.A609]" office:value-type="float" office:value="66.7299913900001" calcext:value-type="float">
            <text:p>66.7299913900001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609]+[.A610]" office:value-type="float" office:value="66.83323393" calcext:value-type="float">
            <text:p>66.83323393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610]+[.A611]" office:value-type="float" office:value="66.9376361600001" calcext:value-type="float">
            <text:p>66.9376361600001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611]+[.A612]" office:value-type="float" office:value="67.0432591100001" calcext:value-type="float">
            <text:p>67.0432591100001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612]+[.A613]" office:value-type="float" office:value="67.150072265" calcext:value-type="float">
            <text:p>67.15007226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613]+[.A614]" office:value-type="float" office:value="67.257984065" calcext:value-type="float">
            <text:p>67.257984065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614]+[.A615]" office:value-type="float" office:value="67.366918225" calcext:value-type="float">
            <text:p>67.366918225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615]+[.A616]" office:value-type="float" office:value="67.4761270450001" calcext:value-type="float">
            <text:p>67.4761270450001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616]+[.A617]" office:value-type="float" office:value="67.5840388450001" calcext:value-type="float">
            <text:p>67.5840388450001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617]+[.A618]" office:value-type="float" office:value="67.6887767750001" calcext:value-type="float">
            <text:p>67.6887767750001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618]+[.A619]" office:value-type="float" office:value="67.7894100250001" calcext:value-type="float">
            <text:p>67.7894100250001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619]+[.A620]" office:value-type="float" office:value="67.8892192850001" calcext:value-type="float">
            <text:p>67.8892192850001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620]+[.A621]" office:value-type="float" office:value="67.9901119410001" calcext:value-type="float">
            <text:p>67.9901119410001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621]+[.A622]" office:value-type="float" office:value="68.0921185010001" calcext:value-type="float">
            <text:p>68.0921185010001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622]+[.A623]" office:value-type="float" office:value="68.1952237110001" calcext:value-type="float">
            <text:p>68.1952237110001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623]+[.A624]" office:value-type="float" office:value="68.2995649050001" calcext:value-type="float">
            <text:p>68.2995649050001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624]+[.A625]" office:value-type="float" office:value="68.4050657850001" calcext:value-type="float">
            <text:p>68.4050657850001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625]+[.A626]" office:value-type="float" office:value="68.5116347950001" calcext:value-type="float">
            <text:p>68.5116347950001</text:p>
          </table:table-cell>
        </table:table-row>
        <table:table-row table:style-name="ro1">
          <table:table-cell office:value-type="float" office:value="0.10783551" calcext:value-type="float">
            <text:p>0.10783551</text:p>
          </table:table-cell>
          <table:table-cell office:value-type="float" office:value="9.273383" calcext:value-type="float">
            <text:p>9.273383</text:p>
          </table:table-cell>
          <table:table-cell table:formula="of:=[.C626]+[.A627]" office:value-type="float" office:value="68.6194703050001" calcext:value-type="float">
            <text:p>68.6194703050001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627]+[.A628]" office:value-type="float" office:value="68.7282518750001" calcext:value-type="float">
            <text:p>68.7282518750001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628]+[.A629]" office:value-type="float" office:value="68.8373233610001" calcext:value-type="float">
            <text:p>68.8373233610001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629]+[.A630]" office:value-type="float" office:value="68.9452504210001" calcext:value-type="float">
            <text:p>68.9452504210001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630]+[.A631]" office:value-type="float" office:value="69.050018871" calcext:value-type="float">
            <text:p>69.050018871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631]+[.A632]" office:value-type="float" office:value="69.1506826370001" calcext:value-type="float">
            <text:p>69.1506826370001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632]+[.A633]" office:value-type="float" office:value="69.250583457" calcext:value-type="float">
            <text:p>69.250583457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633]+[.A634]" office:value-type="float" office:value="69.3515829270001" calcext:value-type="float">
            <text:p>69.3515829270001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634]+[.A635]" office:value-type="float" office:value="69.4537573370001" calcext:value-type="float">
            <text:p>69.4537573370001</text:p>
          </table:table-cell>
        </table:table-row>
        <table:table-row table:style-name="ro1">
          <table:table-cell office:value-type="float" office:value="0.103273064" calcext:value-type="float">
            <text:p>0.103273064</text:p>
          </table:table-cell>
          <table:table-cell office:value-type="float" office:value="9.683067" calcext:value-type="float">
            <text:p>9.683067</text:p>
          </table:table-cell>
          <table:table-cell table:formula="of:=[.C635]+[.A636]" office:value-type="float" office:value="69.5570304010001" calcext:value-type="float">
            <text:p>69.5570304010001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636]+[.A637]" office:value-type="float" office:value="69.6614326310001" calcext:value-type="float">
            <text:p>69.6614326310001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637]+[.A638]" office:value-type="float" office:value="69.7670403210001" calcext:value-type="float">
            <text:p>69.7670403210001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638]+[.A639]" office:value-type="float" office:value="69.8738382210001" calcext:value-type="float">
            <text:p>69.8738382210001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639]+[.A640]" office:value-type="float" office:value="69.9817195060001" calcext:value-type="float">
            <text:p>69.9817195060001</text:p>
          </table:table-cell>
        </table:table-row>
        <table:table-row table:style-name="ro1">
          <table:table-cell office:value-type="float" office:value="0.10888838" calcext:value-type="float">
            <text:p>0.10888838</text:p>
          </table:table-cell>
          <table:table-cell office:value-type="float" office:value="9.183717" calcext:value-type="float">
            <text:p>9.183717</text:p>
          </table:table-cell>
          <table:table-cell table:formula="of:=[.C640]+[.A641]" office:value-type="float" office:value="70.0906078860001" calcext:value-type="float">
            <text:p>70.0906078860001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641]+[.A642]" office:value-type="float" office:value="70.1998014460001" calcext:value-type="float">
            <text:p>70.1998014460001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642]+[.A643]" office:value-type="float" office:value="70.3077437660001" calcext:value-type="float">
            <text:p>70.3077437660001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643]+[.A644]" office:value-type="float" office:value="70.4126190260001" calcext:value-type="float">
            <text:p>70.4126190260001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644]+[.A645]" office:value-type="float" office:value="70.5132675360001" calcext:value-type="float">
            <text:p>70.5132675360001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645]+[.A646]" office:value-type="float" office:value="70.6130920560001" calcext:value-type="float">
            <text:p>70.6130920560001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646]+[.A647]" office:value-type="float" office:value="70.7139999700001" calcext:value-type="float">
            <text:p>70.7139999700001</text:p>
          </table:table-cell>
        </table:table-row>
        <table:table-row table:style-name="ro1">
          <table:table-cell office:value-type="float" office:value="0.1020676" calcext:value-type="float">
            <text:p>0.1020676</text:p>
          </table:table-cell>
          <table:table-cell office:value-type="float" office:value="9.797428" calcext:value-type="float">
            <text:p>9.797428</text:p>
          </table:table-cell>
          <table:table-cell table:formula="of:=[.C647]+[.A648]" office:value-type="float" office:value="70.8160675700001" calcext:value-type="float">
            <text:p>70.8160675700001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648]+[.A649]" office:value-type="float" office:value="70.9192795900001" calcext:value-type="float">
            <text:p>70.9192795900001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649]+[.A650]" office:value-type="float" office:value="71.0236818200001" calcext:value-type="float">
            <text:p>71.0236818200001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650]+[.A651]" office:value-type="float" office:value="71.1291827000001" calcext:value-type="float">
            <text:p>71.1291827000001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651]+[.A652]" office:value-type="float" office:value="71.2358280000001" calcext:value-type="float">
            <text:p>71.2358280000001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652]+[.A653]" office:value-type="float" office:value="71.3436482500001" calcext:value-type="float">
            <text:p>71.3436482500001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653]+[.A654]" office:value-type="float" office:value="71.4524908540001" calcext:value-type="float">
            <text:p>71.4524908540001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654]+[.A655]" office:value-type="float" office:value="71.5616081140001" calcext:value-type="float">
            <text:p>71.5616081140001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655]+[.A656]" office:value-type="float" office:value="71.6695504340001" calcext:value-type="float">
            <text:p>71.669550434000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656]+[.A657]" office:value-type="float" office:value="71.7744104340001" calcext:value-type="float">
            <text:p>71.7744104340001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657]+[.A658]" office:value-type="float" office:value="71.8751810140001" calcext:value-type="float">
            <text:p>71.8751810140001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658]+[.A659]" office:value-type="float" office:value="71.9751123540001" calcext:value-type="float">
            <text:p>71.9751123540001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659]+[.A660]" office:value-type="float" office:value="72.0760813040001" calcext:value-type="float">
            <text:p>72.0760813040001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660]+[.A661]" office:value-type="float" office:value="72.1782404540001" calcext:value-type="float">
            <text:p>72.1782404540001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661]+[.A662]" office:value-type="float" office:value="72.2815592940001" calcext:value-type="float">
            <text:p>72.2815592940001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662]+[.A663]" office:value-type="float" office:value="72.3860835940001" calcext:value-type="float">
            <text:p>72.3860835940001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663]+[.A664]" office:value-type="float" office:value="72.4917218000001" calcext:value-type="float">
            <text:p>72.4917218000001</text:p>
          </table:table-cell>
        </table:table-row>
        <table:table-row table:style-name="ro1">
          <table:table-cell office:value-type="float" office:value="0.106828414" calcext:value-type="float">
            <text:p>0.106828414</text:p>
          </table:table-cell>
          <table:table-cell office:value-type="float" office:value="9.3608055" calcext:value-type="float">
            <text:p>9.3608055</text:p>
          </table:table-cell>
          <table:table-cell table:formula="of:=[.C664]+[.A665]" office:value-type="float" office:value="72.5985502140001" calcext:value-type="float">
            <text:p>72.5985502140001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665]+[.A666]" office:value-type="float" office:value="72.7065383140001" calcext:value-type="float">
            <text:p>72.7065383140001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666]+[.A667]" office:value-type="float" office:value="72.8154419540001" calcext:value-type="float">
            <text:p>72.8154419540001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667]+[.A668]" office:value-type="float" office:value="72.9246965540001" calcext:value-type="float">
            <text:p>72.9246965540001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668]+[.A669]" office:value-type="float" office:value="73.0327304240001" calcext:value-type="float">
            <text:p>73.0327304240001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669]+[.A670]" office:value-type="float" office:value="73.1375599040001" calcext:value-type="float">
            <text:p>73.1375599040001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670]+[.A671]" office:value-type="float" office:value="73.2382236700001" calcext:value-type="float">
            <text:p>73.2382236700001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671]+[.A672]" office:value-type="float" office:value="73.3380329300001" calcext:value-type="float">
            <text:p>73.3380329300001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672]+[.A673]" office:value-type="float" office:value="73.4389713600001" calcext:value-type="float">
            <text:p>73.4389713600001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673]+[.A674]" office:value-type="float" office:value="73.5409931800001" calcext:value-type="float">
            <text:p>73.5409931800001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674]+[.A675]" office:value-type="float" office:value="73.6442052000001" calcext:value-type="float">
            <text:p>73.6442052000001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675]+[.A676]" office:value-type="float" office:value="73.7485463940001" calcext:value-type="float">
            <text:p>73.7485463940001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676]+[.A677]" office:value-type="float" office:value="73.8540777880001" calcext:value-type="float">
            <text:p>73.8540777880001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677]+[.A678]" office:value-type="float" office:value="73.9607230880001" calcext:value-type="float">
            <text:p>73.9607230880001</text:p>
          </table:table-cell>
        </table:table-row>
        <table:table-row table:style-name="ro1">
          <table:table-cell office:value-type="float" office:value="0.10780499" calcext:value-type="float">
            <text:p>0.10780499</text:p>
          </table:table-cell>
          <table:table-cell office:value-type="float" office:value="9.276009" calcext:value-type="float">
            <text:p>9.276009</text:p>
          </table:table-cell>
          <table:table-cell table:formula="of:=[.C678]+[.A679]" office:value-type="float" office:value="74.0685280780001" calcext:value-type="float">
            <text:p>74.0685280780001</text:p>
          </table:table-cell>
        </table:table-row>
        <table:table-row table:style-name="ro1">
          <table:table-cell office:value-type="float" office:value="0.10875105" calcext:value-type="float">
            <text:p>0.10875105</text:p>
          </table:table-cell>
          <table:table-cell office:value-type="float" office:value="9.195313" calcext:value-type="float">
            <text:p>9.195313</text:p>
          </table:table-cell>
          <table:table-cell table:formula="of:=[.C679]+[.A680]" office:value-type="float" office:value="74.1772791280001" calcext:value-type="float">
            <text:p>74.1772791280001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680]+[.A681]" office:value-type="float" office:value="74.2863506140001" calcext:value-type="float">
            <text:p>74.2863506140001</text:p>
          </table:table-cell>
        </table:table-row>
        <table:table-row table:style-name="ro1">
          <table:table-cell office:value-type="float" office:value="0.10783551" calcext:value-type="float">
            <text:p>0.10783551</text:p>
          </table:table-cell>
          <table:table-cell office:value-type="float" office:value="9.273383" calcext:value-type="float">
            <text:p>9.273383</text:p>
          </table:table-cell>
          <table:table-cell table:formula="of:=[.C681]+[.A682]" office:value-type="float" office:value="74.3941861240001" calcext:value-type="float">
            <text:p>74.3941861240001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682]+[.A683]" office:value-type="float" office:value="74.4988782700001" calcext:value-type="float">
            <text:p>74.4988782700001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683]+[.A684]" office:value-type="float" office:value="74.5995572950001" calcext:value-type="float">
            <text:p>74.5995572950001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684]+[.A685]" office:value-type="float" office:value="74.6993970750001" calcext:value-type="float">
            <text:p>74.6993970750001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685]+[.A686]" office:value-type="float" office:value="74.8003660250001" calcext:value-type="float">
            <text:p>74.8003660250001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686]+[.A687]" office:value-type="float" office:value="74.9023878450001" calcext:value-type="float">
            <text:p>74.9023878450001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687]+[.A688]" office:value-type="float" office:value="75.0056303850001" calcext:value-type="float">
            <text:p>75.0056303850001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688]+[.A689]" office:value-type="float" office:value="75.1099715790001" calcext:value-type="float">
            <text:p>75.1099715790001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689]+[.A690]" office:value-type="float" office:value="75.2155487490001" calcext:value-type="float">
            <text:p>75.2155487490001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690]+[.A691]" office:value-type="float" office:value="75.3223008690001" calcext:value-type="float">
            <text:p>75.3223008690001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691]+[.A692]" office:value-type="float" office:value="75.4301821540001" calcext:value-type="float">
            <text:p>75.4301821540001</text:p>
          </table:table-cell>
        </table:table-row>
        <table:table-row table:style-name="ro1">
          <table:table-cell office:value-type="float" office:value="0.108827345" calcext:value-type="float">
            <text:p>0.108827345</text:p>
          </table:table-cell>
          <table:table-cell office:value-type="float" office:value="9.188868" calcext:value-type="float">
            <text:p>9.188868</text:p>
          </table:table-cell>
          <table:table-cell table:formula="of:=[.C692]+[.A693]" office:value-type="float" office:value="75.5390094990001" calcext:value-type="float">
            <text:p>75.5390094990001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693]+[.A694]" office:value-type="float" office:value="75.6482488390001" calcext:value-type="float">
            <text:p>75.6482488390001</text:p>
          </table:table-cell>
        </table:table-row>
        <table:table-row table:style-name="ro1">
          <table:table-cell office:value-type="float" office:value="0.10795758" calcext:value-type="float">
            <text:p>0.10795758</text:p>
          </table:table-cell>
          <table:table-cell office:value-type="float" office:value="9.2628975" calcext:value-type="float">
            <text:p>9.2628975</text:p>
          </table:table-cell>
          <table:table-cell table:formula="of:=[.C694]+[.A695]" office:value-type="float" office:value="75.7562064190001" calcext:value-type="float">
            <text:p>75.7562064190001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695]+[.A696]" office:value-type="float" office:value="75.8610206430001" calcext:value-type="float">
            <text:p>75.8610206430001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696]+[.A697]" office:value-type="float" office:value="75.9617454430001" calcext:value-type="float">
            <text:p>75.9617454430001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697]+[.A698]" office:value-type="float" office:value="76.0616920390001" calcext:value-type="float">
            <text:p>76.0616920390001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698]+[.A699]" office:value-type="float" office:value="76.1627677990001" calcext:value-type="float">
            <text:p>76.1627677990001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699]+[.A700]" office:value-type="float" office:value="76.2650032430001" calcext:value-type="float">
            <text:p>76.2650032430001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700]+[.A701]" office:value-type="float" office:value="76.3683678630001" calcext:value-type="float">
            <text:p>76.3683678630001</text:p>
          </table:table-cell>
        </table:table-row>
        <table:table-row table:style-name="ro1">
          <table:table-cell office:value-type="float" office:value="0.10447852" calcext:value-type="float">
            <text:p>0.10447852</text:p>
          </table:table-cell>
          <table:table-cell office:value-type="float" office:value="9.571345" calcext:value-type="float">
            <text:p>9.571345</text:p>
          </table:table-cell>
          <table:table-cell table:formula="of:=[.C701]+[.A702]" office:value-type="float" office:value="76.4728463830001" calcext:value-type="float">
            <text:p>76.4728463830001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702]+[.A703]" office:value-type="float" office:value="76.5784845890001" calcext:value-type="float">
            <text:p>76.5784845890001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703]+[.A704]" office:value-type="float" office:value="76.6853282590001" calcext:value-type="float">
            <text:p>76.6853282590001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704]+[.A705]" office:value-type="float" office:value="76.7933316150001" calcext:value-type="float">
            <text:p>76.7933316150001</text:p>
          </table:table-cell>
        </table:table-row>
        <table:table-row table:style-name="ro1">
          <table:table-cell office:value-type="float" office:value="0.108949415" calcext:value-type="float">
            <text:p>0.108949415</text:p>
          </table:table-cell>
          <table:table-cell office:value-type="float" office:value="9.178572" calcext:value-type="float">
            <text:p>9.178572</text:p>
          </table:table-cell>
          <table:table-cell table:formula="of:=[.C705]+[.A706]" office:value-type="float" office:value="76.9022810300001" calcext:value-type="float">
            <text:p>76.9022810300001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706]+[.A707]" office:value-type="float" office:value="77.0115356300001" calcext:value-type="float">
            <text:p>77.0115356300001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707]+[.A708]" office:value-type="float" office:value="77.1196000200001" calcext:value-type="float">
            <text:p>77.119600020000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708]+[.A709]" office:value-type="float" office:value="77.2244600200001" calcext:value-type="float">
            <text:p>77.2244600200001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709]+[.A710]" office:value-type="float" office:value="77.3252306000001" calcext:value-type="float">
            <text:p>77.3252306000001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710]+[.A711]" office:value-type="float" office:value="77.4251619400001" calcext:value-type="float">
            <text:p>77.4251619400001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711]+[.A712]" office:value-type="float" office:value="77.5261461500001" calcext:value-type="float">
            <text:p>77.5261461500001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712]+[.A713]" office:value-type="float" office:value="77.6283663350001" calcext:value-type="float">
            <text:p>77.6283663350001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713]+[.A714]" office:value-type="float" office:value="77.7317462100001" calcext:value-type="float">
            <text:p>77.7317462100001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714]+[.A715]" office:value-type="float" office:value="77.8362857700001" calcext:value-type="float">
            <text:p>77.8362857700001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715]+[.A716]" office:value-type="float" office:value="77.9420155360001" calcext:value-type="float">
            <text:p>77.9420155360001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716]+[.A717]" office:value-type="float" office:value="78.0488744660001" calcext:value-type="float">
            <text:p>78.048874466000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717]+[.A718]" office:value-type="float" office:value="78.1568930800001" calcext:value-type="float">
            <text:p>78.1568930800001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718]+[.A719]" office:value-type="float" office:value="78.2659187900001" calcext:value-type="float">
            <text:p>78.2659187900001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719]+[.A720]" office:value-type="float" office:value="78.3751886500001" calcext:value-type="float">
            <text:p>78.3751886500001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720]+[.A721]" office:value-type="float" office:value="78.4832377800001" calcext:value-type="float">
            <text:p>78.4832377800001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721]+[.A722]" office:value-type="float" office:value="78.5881283000001" calcext:value-type="float">
            <text:p>78.5881283000001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722]+[.A723]" office:value-type="float" office:value="78.6888836200001" calcext:value-type="float">
            <text:p>78.6888836200001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723]+[.A724]" office:value-type="float" office:value="78.7888454750001" calcext:value-type="float">
            <text:p>78.7888454750001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724]+[.A725]" office:value-type="float" office:value="78.8898449450001" calcext:value-type="float">
            <text:p>78.8898449450001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725]+[.A726]" office:value-type="float" office:value="78.9920193550001" calcext:value-type="float">
            <text:p>78.9920193550001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726]+[.A727]" office:value-type="float" office:value="79.0953381950001" calcext:value-type="float">
            <text:p>79.0953381950001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727]+[.A728]" office:value-type="float" office:value="79.1998624950001" calcext:value-type="float">
            <text:p>79.1998624950001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728]+[.A729]" office:value-type="float" office:value="79.3055159600001" calcext:value-type="float">
            <text:p>79.3055159600001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729]+[.A730]" office:value-type="float" office:value="79.4122986000001" calcext:value-type="float">
            <text:p>79.4122986000001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730]+[.A731]" office:value-type="float" office:value="79.5202867000001" calcext:value-type="float">
            <text:p>79.5202867000001</text:p>
          </table:table-cell>
        </table:table-row>
        <table:table-row table:style-name="ro1">
          <table:table-cell office:value-type="float" office:value="0.10893416" calcext:value-type="float">
            <text:p>0.10893416</text:p>
          </table:table-cell>
          <table:table-cell office:value-type="float" office:value="9.179857" calcext:value-type="float">
            <text:p>9.179857</text:p>
          </table:table-cell>
          <table:table-cell table:formula="of:=[.C731]+[.A732]" office:value-type="float" office:value="79.6292208600001" calcext:value-type="float">
            <text:p>79.6292208600001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732]+[.A733]" office:value-type="float" office:value="79.7384754600001" calcext:value-type="float">
            <text:p>79.7384754600001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733]+[.A734]" office:value-type="float" office:value="79.8464483000001" calcext:value-type="float">
            <text:p>79.846448300000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734]+[.A735]" office:value-type="float" office:value="79.9513083000001" calcext:value-type="float">
            <text:p>79.9513083000001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735]+[.A736]" office:value-type="float" office:value="80.0520636200001" calcext:value-type="float">
            <text:p>80.0520636200001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736]+[.A737]" office:value-type="float" office:value="80.1520254750001" calcext:value-type="float">
            <text:p>80.1520254750001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737]+[.A738]" office:value-type="float" office:value="80.2530249450001" calcext:value-type="float">
            <text:p>80.2530249450001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738]+[.A739]" office:value-type="float" office:value="80.3551993550001" calcext:value-type="float">
            <text:p>80.3551993550001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739]+[.A740]" office:value-type="float" office:value="80.4584876750001" calcext:value-type="float">
            <text:p>80.4584876750001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740]+[.A741]" office:value-type="float" office:value="80.5629967150001" calcext:value-type="float">
            <text:p>80.5629967150001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741]+[.A742]" office:value-type="float" office:value="80.6686654350001" calcext:value-type="float">
            <text:p>80.6686654350001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742]+[.A743]" office:value-type="float" office:value="80.7755091050001" calcext:value-type="float">
            <text:p>80.7755091050001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743]+[.A744]" office:value-type="float" office:value="80.8834361650001" calcext:value-type="float">
            <text:p>80.8834361650001</text:p>
          </table:table-cell>
        </table:table-row>
        <table:table-row table:style-name="ro1">
          <table:table-cell office:value-type="float" office:value="0.108949415" calcext:value-type="float">
            <text:p>0.108949415</text:p>
          </table:table-cell>
          <table:table-cell office:value-type="float" office:value="9.178572" calcext:value-type="float">
            <text:p>9.178572</text:p>
          </table:table-cell>
          <table:table-cell table:formula="of:=[.C744]+[.A745]" office:value-type="float" office:value="80.9923855800001" calcext:value-type="float">
            <text:p>80.9923855800001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745]+[.A746]" office:value-type="float" office:value="81.1015944000001" calcext:value-type="float">
            <text:p>81.1015944000001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746]+[.A747]" office:value-type="float" office:value="81.2095672400001" calcext:value-type="float">
            <text:p>81.2095672400001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747]+[.A748]" office:value-type="float" office:value="81.3144730200001" calcext:value-type="float">
            <text:p>81.3144730200001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748]+[.A749]" office:value-type="float" office:value="81.4152436000001" calcext:value-type="float">
            <text:p>81.4152436000001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749]+[.A750]" office:value-type="float" office:value="81.5152512300001" calcext:value-type="float">
            <text:p>81.5152512300001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750]+[.A751]" office:value-type="float" office:value="81.6162964700001" calcext:value-type="float">
            <text:p>81.6162964700001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751]+[.A752]" office:value-type="float" office:value="81.7184708800001" calcext:value-type="float">
            <text:p>81.7184708800001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752]+[.A753]" office:value-type="float" office:value="81.8218049800001" calcext:value-type="float">
            <text:p>81.8218049800001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753]+[.A754]" office:value-type="float" office:value="81.9262682440001" calcext:value-type="float">
            <text:p>81.9262682440001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754]+[.A755]" office:value-type="float" office:value="82.0319674840001" calcext:value-type="float">
            <text:p>82.0319674840001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755]+[.A756]" office:value-type="float" office:value="82.1388569340001" calcext:value-type="float">
            <text:p>82.1388569340001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756]+[.A757]" office:value-type="float" office:value="82.2468602900001" calcext:value-type="float">
            <text:p>82.2468602900001</text:p>
          </table:table-cell>
        </table:table-row>
        <table:table-row table:style-name="ro1">
          <table:table-cell office:value-type="float" office:value="0.108949415" calcext:value-type="float">
            <text:p>0.108949415</text:p>
          </table:table-cell>
          <table:table-cell office:value-type="float" office:value="9.178572" calcext:value-type="float">
            <text:p>9.178572</text:p>
          </table:table-cell>
          <table:table-cell table:formula="of:=[.C757]+[.A758]" office:value-type="float" office:value="82.3558097050001" calcext:value-type="float">
            <text:p>82.3558097050001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758]+[.A759]" office:value-type="float" office:value="82.4650795650001" calcext:value-type="float">
            <text:p>82.465079565000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759]+[.A760]" office:value-type="float" office:value="82.5730981790001" calcext:value-type="float">
            <text:p>82.5730981790001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760]+[.A761]" office:value-type="float" office:value="82.6780039590001" calcext:value-type="float">
            <text:p>82.6780039590001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761]+[.A762]" office:value-type="float" office:value="82.7787134990001" calcext:value-type="float">
            <text:p>82.7787134990001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762]+[.A763]" office:value-type="float" office:value="82.8785532790001" calcext:value-type="float">
            <text:p>82.8785532790001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763]+[.A764]" office:value-type="float" office:value="82.9795680050001" calcext:value-type="float">
            <text:p>82.9795680050001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764]+[.A765]" office:value-type="float" office:value="83.0816661200001" calcext:value-type="float">
            <text:p>83.0816661200001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765]+[.A766]" office:value-type="float" office:value="83.1848781400001" calcext:value-type="float">
            <text:p>83.1848781400001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766]+[.A767]" office:value-type="float" office:value="83.2892498500001" calcext:value-type="float">
            <text:p>83.2892498500001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767]+[.A768]" office:value-type="float" office:value="83.3947965000001" calcext:value-type="float">
            <text:p>83.3947965000001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768]+[.A769]" office:value-type="float" office:value="83.5014112800001" calcext:value-type="float">
            <text:p>83.5014112800001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769]+[.A770]" office:value-type="float" office:value="83.6092773100001" calcext:value-type="float">
            <text:p>83.6092773100001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770]+[.A771]" office:value-type="float" office:value="83.7181504300001" calcext:value-type="float">
            <text:p>83.7181504300001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771]+[.A772]" office:value-type="float" office:value="83.8273439900001" calcext:value-type="float">
            <text:p>83.8273439900001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772]+[.A773]" office:value-type="float" office:value="83.9352863100001" calcext:value-type="float">
            <text:p>83.935286310000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773]+[.A774]" office:value-type="float" office:value="84.0401463100001" calcext:value-type="float">
            <text:p>84.0401463100001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774]+[.A775]" office:value-type="float" office:value="84.1409474050001" calcext:value-type="float">
            <text:p>84.1409474050001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775]+[.A776]" office:value-type="float" office:value="84.2409702950001" calcext:value-type="float">
            <text:p>84.2409702950001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776]+[.A777]" office:value-type="float" office:value="84.3421223500001" calcext:value-type="float">
            <text:p>84.3421223500001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777]+[.A778]" office:value-type="float" office:value="84.4444035700001" calcext:value-type="float">
            <text:p>84.4444035700001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778]+[.A779]" office:value-type="float" office:value="84.5478444800001" calcext:value-type="float">
            <text:p>84.5478444800001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779]+[.A780]" office:value-type="float" office:value="84.6524145560001" calcext:value-type="float">
            <text:p>84.6524145560001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780]+[.A781]" office:value-type="float" office:value="84.7581290660001" calcext:value-type="float">
            <text:p>84.7581290660001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781]+[.A782]" office:value-type="float" office:value="84.8650185160001" calcext:value-type="float">
            <text:p>84.8650185160001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782]+[.A783]" office:value-type="float" office:value="84.9730981660001" calcext:value-type="float">
            <text:p>84.9730981660001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783]+[.A784]" office:value-type="float" office:value="85.0821238760001" calcext:value-type="float">
            <text:p>85.0821238760001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784]+[.A785]" office:value-type="float" office:value="85.1914089920001" calcext:value-type="float">
            <text:p>85.1914089920001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785]+[.A786]" office:value-type="float" office:value="85.2994886420001" calcext:value-type="float">
            <text:p>85.2994886420001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786]+[.A787]" office:value-type="float" office:value="85.4043944220001" calcext:value-type="float">
            <text:p>85.4043944220001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787]+[.A788]" office:value-type="float" office:value="85.5051344820001" calcext:value-type="float">
            <text:p>85.5051344820001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788]+[.A789]" office:value-type="float" office:value="85.6051268520001" calcext:value-type="float">
            <text:p>85.6051268520001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789]+[.A790]" office:value-type="float" office:value="85.7061415780001" calcext:value-type="float">
            <text:p>85.7061415780001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790]+[.A791]" office:value-type="float" office:value="85.8083922780001" calcext:value-type="float">
            <text:p>85.8083922780001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791]+[.A792]" office:value-type="float" office:value="85.9117721530001" calcext:value-type="float">
            <text:p>85.9117721530001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792]+[.A793]" office:value-type="float" office:value="86.0163269730001" calcext:value-type="float">
            <text:p>86.0163269730001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793]+[.A794]" office:value-type="float" office:value="86.1220719980001" calcext:value-type="float">
            <text:p>86.1220719980001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794]+[.A795]" office:value-type="float" office:value="86.2289309280001" calcext:value-type="float">
            <text:p>86.2289309280001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795]+[.A796]" office:value-type="float" office:value="86.3369647980001" calcext:value-type="float">
            <text:p>86.3369647980001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796]+[.A797]" office:value-type="float" office:value="86.4459447280001" calcext:value-type="float">
            <text:p>86.4459447280001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797]+[.A798]" office:value-type="float" office:value="86.5552298440001" calcext:value-type="float">
            <text:p>86.5552298440001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798]+[.A799]" office:value-type="float" office:value="86.6632789740001" calcext:value-type="float">
            <text:p>86.6632789740001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799]+[.A800]" office:value-type="float" office:value="86.7682000090001" calcext:value-type="float">
            <text:p>86.7682000090001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800]+[.A801]" office:value-type="float" office:value="86.8690163630001" calcext:value-type="float">
            <text:p>86.8690163630001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801]+[.A802]" office:value-type="float" office:value="86.9690392530001" calcext:value-type="float">
            <text:p>86.9690392530001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802]+[.A803]" office:value-type="float" office:value="87.0701455330001" calcext:value-type="float">
            <text:p>87.070145533000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803]+[.A804]" office:value-type="float" office:value="87.1723352030001" calcext:value-type="float">
            <text:p>87.1723352030001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804]+[.A805]" office:value-type="float" office:value="87.2756845630001" calcext:value-type="float">
            <text:p>87.2756845630001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805]+[.A806]" office:value-type="float" office:value="87.3801936030001" calcext:value-type="float">
            <text:p>87.3801936030001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806]+[.A807]" office:value-type="float" office:value="87.4858775830001" calcext:value-type="float">
            <text:p>87.4858775830001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807]+[.A808]" office:value-type="float" office:value="87.5926754830001" calcext:value-type="float">
            <text:p>87.5926754830001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808]+[.A809]" office:value-type="float" office:value="87.7006788390001" calcext:value-type="float">
            <text:p>87.7006788390001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809]+[.A810]" office:value-type="float" office:value="87.8096435130001" calcext:value-type="float">
            <text:p>87.8096435130001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810]+[.A811]" office:value-type="float" office:value="87.9188675930001" calcext:value-type="float">
            <text:p>87.9188675930001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811]+[.A812]" office:value-type="float" office:value="88.0267946530001" calcext:value-type="float">
            <text:p>88.0267946530001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812]+[.A813]" office:value-type="float" office:value="88.1315325830001" calcext:value-type="float">
            <text:p>88.1315325830001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813]+[.A814]" office:value-type="float" office:value="88.2321047930001" calcext:value-type="float">
            <text:p>88.2321047930001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814]+[.A815]" office:value-type="float" office:value="88.3319293130001" calcext:value-type="float">
            <text:p>88.3319293130001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815]+[.A816]" office:value-type="float" office:value="88.4327761930001" calcext:value-type="float">
            <text:p>88.4327761930001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816]+[.A817]" office:value-type="float" office:value="88.5347369790001" calcext:value-type="float">
            <text:p>88.5347369790001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817]+[.A818]" office:value-type="float" office:value="88.6379337390001" calcext:value-type="float">
            <text:p>88.6379337390001</text:p>
          </table:table-cell>
        </table:table-row>
        <table:table-row table:style-name="ro1">
          <table:table-cell office:value-type="float" office:value="0.10431068" calcext:value-type="float">
            <text:p>0.10431068</text:p>
          </table:table-cell>
          <table:table-cell office:value-type="float" office:value="9.586747" calcext:value-type="float">
            <text:p>9.586747</text:p>
          </table:table-cell>
          <table:table-cell table:formula="of:=[.C818]+[.A819]" office:value-type="float" office:value="88.7422444190001" calcext:value-type="float">
            <text:p>88.7422444190001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819]+[.A820]" office:value-type="float" office:value="88.8477452990001" calcext:value-type="float">
            <text:p>88.8477452990001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820]+[.A821]" office:value-type="float" office:value="88.9543753390001" calcext:value-type="float">
            <text:p>88.9543753390001</text:p>
          </table:table-cell>
        </table:table-row>
        <table:table-row table:style-name="ro1">
          <table:table-cell office:value-type="float" office:value="0.107743956" calcext:value-type="float">
            <text:p>0.107743956</text:p>
          </table:table-cell>
          <table:table-cell office:value-type="float" office:value="9.281262" calcext:value-type="float">
            <text:p>9.281262</text:p>
          </table:table-cell>
          <table:table-cell table:formula="of:=[.C821]+[.A822]" office:value-type="float" office:value="89.0621192950001" calcext:value-type="float">
            <text:p>89.0621192950001</text:p>
          </table:table-cell>
        </table:table-row>
        <table:table-row table:style-name="ro1">
          <table:table-cell office:value-type="float" office:value="0.10872053" calcext:value-type="float">
            <text:p>0.10872053</text:p>
          </table:table-cell>
          <table:table-cell office:value-type="float" office:value="9.197895" calcext:value-type="float">
            <text:p>9.197895</text:p>
          </table:table-cell>
          <table:table-cell table:formula="of:=[.C822]+[.A823]" office:value-type="float" office:value="89.1708398250001" calcext:value-type="float">
            <text:p>89.1708398250001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823]+[.A824]" office:value-type="float" office:value="89.2799570850001" calcext:value-type="float">
            <text:p>89.2799570850001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824]+[.A825]" office:value-type="float" office:value="89.3878078550001" calcext:value-type="float">
            <text:p>89.3878078550001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825]+[.A826]" office:value-type="float" office:value="89.4925610450001" calcext:value-type="float">
            <text:p>89.4925610450001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826]+[.A827]" office:value-type="float" office:value="89.5933011050001" calcext:value-type="float">
            <text:p>89.5933011050001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827]+[.A828]" office:value-type="float" office:value="89.6932324450001" calcext:value-type="float">
            <text:p>89.6932324450001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828]+[.A829]" office:value-type="float" office:value="89.7943082050001" calcext:value-type="float">
            <text:p>89.794308205000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829]+[.A830]" office:value-type="float" office:value="89.8964978750001" calcext:value-type="float">
            <text:p>89.8964978750001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830]+[.A831]" office:value-type="float" office:value="89.9998472350001" calcext:value-type="float">
            <text:p>89.9998472350001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831]+[.A832]" office:value-type="float" office:value="90.1043715350001" calcext:value-type="float">
            <text:p>90.1043715350001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832]+[.A833]" office:value-type="float" office:value="90.2100860450001" calcext:value-type="float">
            <text:p>90.2100860450001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833]+[.A834]" office:value-type="float" office:value="90.3169602350001" calcext:value-type="float">
            <text:p>90.3169602350001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834]+[.A835]" office:value-type="float" office:value="90.4249330750001" calcext:value-type="float">
            <text:p>90.4249330750001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835]+[.A836]" office:value-type="float" office:value="90.5339282650001" calcext:value-type="float">
            <text:p>90.5339282650001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836]+[.A837]" office:value-type="float" office:value="90.643213381" calcext:value-type="float">
            <text:p>90.64321338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837]+[.A838]" office:value-type="float" office:value="90.7512319950001" calcext:value-type="float">
            <text:p>90.7512319950001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838]+[.A839]" office:value-type="float" office:value="90.8560004450001" calcext:value-type="float">
            <text:p>90.8560004450001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839]+[.A840]" office:value-type="float" office:value="90.9567252450001" calcext:value-type="float">
            <text:p>90.9567252450001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840]+[.A841]" office:value-type="float" office:value="91.056549765" calcext:value-type="float">
            <text:p>91.056549765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841]+[.A842]" office:value-type="float" office:value="91.157472935" calcext:value-type="float">
            <text:p>91.157472935</text:p>
          </table:table-cell>
        </table:table-row>
        <table:table-row table:style-name="ro1">
          <table:table-cell office:value-type="float" office:value="0.10205234" calcext:value-type="float">
            <text:p>0.10205234</text:p>
          </table:table-cell>
          <table:table-cell office:value-type="float" office:value="9.798893" calcext:value-type="float">
            <text:p>9.798893</text:p>
          </table:table-cell>
          <table:table-cell table:formula="of:=[.C842]+[.A843]" office:value-type="float" office:value="91.259525275" calcext:value-type="float">
            <text:p>91.259525275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843]+[.A844]" office:value-type="float" office:value="91.36269152" calcext:value-type="float">
            <text:p>91.36269152</text:p>
          </table:table-cell>
        </table:table-row>
        <table:table-row table:style-name="ro1">
          <table:table-cell office:value-type="float" office:value="0.104325935" calcext:value-type="float">
            <text:p>0.104325935</text:p>
          </table:table-cell>
          <table:table-cell office:value-type="float" office:value="9.585344" calcext:value-type="float">
            <text:p>9.585344</text:p>
          </table:table-cell>
          <table:table-cell table:formula="of:=[.C844]+[.A845]" office:value-type="float" office:value="91.4670174550001" calcext:value-type="float">
            <text:p>91.4670174550001</text:p>
          </table:table-cell>
        </table:table-row>
        <table:table-row table:style-name="ro1">
          <table:table-cell office:value-type="float" office:value="0.10550088" calcext:value-type="float">
            <text:p>0.10550088</text:p>
          </table:table-cell>
          <table:table-cell office:value-type="float" office:value="9.478594" calcext:value-type="float">
            <text:p>9.478594</text:p>
          </table:table-cell>
          <table:table-cell table:formula="of:=[.C845]+[.A846]" office:value-type="float" office:value="91.572518335" calcext:value-type="float">
            <text:p>91.572518335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846]+[.A847]" office:value-type="float" office:value="91.679148375" calcext:value-type="float">
            <text:p>91.679148375</text:p>
          </table:table-cell>
        </table:table-row>
        <table:table-row table:style-name="ro1">
          <table:table-cell office:value-type="float" office:value="0.107759215" calcext:value-type="float">
            <text:p>0.107759215</text:p>
          </table:table-cell>
          <table:table-cell office:value-type="float" office:value="9.279948" calcext:value-type="float">
            <text:p>9.279948</text:p>
          </table:table-cell>
          <table:table-cell table:formula="of:=[.C847]+[.A848]" office:value-type="float" office:value="91.78690759" calcext:value-type="float">
            <text:p>91.78690759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848]+[.A849]" office:value-type="float" office:value="91.89568916" calcext:value-type="float">
            <text:p>91.89568916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849]+[.A850]" office:value-type="float" office:value="92.00482169" calcext:value-type="float">
            <text:p>92.00482169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850]+[.A851]" office:value-type="float" office:value="92.112702975" calcext:value-type="float">
            <text:p>92.112702975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851]+[.A852]" office:value-type="float" office:value="92.2175019400001" calcext:value-type="float">
            <text:p>92.2175019400001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852]+[.A853]" office:value-type="float" office:value="92.31828778" calcext:value-type="float">
            <text:p>92.31828778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853]+[.A854]" office:value-type="float" office:value="92.41826489" calcext:value-type="float">
            <text:p>92.41826489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854]+[.A855]" office:value-type="float" office:value="92.51938643" calcext:value-type="float">
            <text:p>92.51938643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855]+[.A856]" office:value-type="float" office:value="92.621606615" calcext:value-type="float">
            <text:p>92.621606615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856]+[.A857]" office:value-type="float" office:value="92.725001749" calcext:value-type="float">
            <text:p>92.725001749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857]+[.A858]" office:value-type="float" office:value="92.829465013" calcext:value-type="float">
            <text:p>92.829465013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858]+[.A859]" office:value-type="float" office:value="92.935133733" calcext:value-type="float">
            <text:p>92.935133733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859]+[.A860]" office:value-type="float" office:value="93.041992663" calcext:value-type="float">
            <text:p>93.041992663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860]+[.A861]" office:value-type="float" office:value="93.149980763" calcext:value-type="float">
            <text:p>93.149980763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861]+[.A862]" office:value-type="float" office:value="93.258960693" calcext:value-type="float">
            <text:p>93.258960693</text:p>
          </table:table-cell>
        </table:table-row>
        <table:table-row table:style-name="ro1">
          <table:table-cell office:value-type="float" office:value="0.109285116" calcext:value-type="float">
            <text:p>0.109285116</text:p>
          </table:table-cell>
          <table:table-cell office:value-type="float" office:value="9.150377" calcext:value-type="float">
            <text:p>9.150377</text:p>
          </table:table-cell>
          <table:table-cell table:formula="of:=[.C862]+[.A863]" office:value-type="float" office:value="93.368245809" calcext:value-type="float">
            <text:p>93.368245809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863]+[.A864]" office:value-type="float" office:value="93.476172869" calcext:value-type="float">
            <text:p>93.476172869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864]+[.A865]" office:value-type="float" office:value="93.581048129" calcext:value-type="float">
            <text:p>93.581048129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865]+[.A866]" office:value-type="float" office:value="93.681818709" calcext:value-type="float">
            <text:p>93.681818709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866]+[.A867]" office:value-type="float" office:value="93.781704269" calcext:value-type="float">
            <text:p>93.781704269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867]+[.A868]" office:value-type="float" office:value="93.882627439" calcext:value-type="float">
            <text:p>93.882627439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868]+[.A869]" office:value-type="float" office:value="93.984740809" calcext:value-type="float">
            <text:p>93.984740809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869]+[.A870]" office:value-type="float" office:value="94.088029129" calcext:value-type="float">
            <text:p>94.088029129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870]+[.A871]" office:value-type="float" office:value="94.192492393" calcext:value-type="float">
            <text:p>94.192492393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871]+[.A872]" office:value-type="float" office:value="94.298100083" calcext:value-type="float">
            <text:p>94.298100083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872]+[.A873]" office:value-type="float" office:value="94.4048827230001" calcext:value-type="float">
            <text:p>94.4048827230001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873]+[.A874]" office:value-type="float" office:value="94.512809783" calcext:value-type="float">
            <text:p>94.512809783</text:p>
          </table:table-cell>
        </table:table-row>
        <table:table-row table:style-name="ro1">
          <table:table-cell office:value-type="float" office:value="0.108842604" calcext:value-type="float">
            <text:p>0.108842604</text:p>
          </table:table-cell>
          <table:table-cell office:value-type="float" office:value="9.187579" calcext:value-type="float">
            <text:p>9.187579</text:p>
          </table:table-cell>
          <table:table-cell table:formula="of:=[.C874]+[.A875]" office:value-type="float" office:value="94.621652387" calcext:value-type="float">
            <text:p>94.621652387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875]+[.A876]" office:value-type="float" office:value="94.7308764670001" calcext:value-type="float">
            <text:p>94.7308764670001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876]+[.A877]" office:value-type="float" office:value="94.838849307" calcext:value-type="float">
            <text:p>94.838849307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877]+[.A878]" office:value-type="float" office:value="94.943739827" calcext:value-type="float">
            <text:p>94.943739827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878]+[.A879]" office:value-type="float" office:value="95.044479887" calcext:value-type="float">
            <text:p>95.044479887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879]+[.A880]" office:value-type="float" office:value="95.1444417420001" calcext:value-type="float">
            <text:p>95.1444417420001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880]+[.A881]" office:value-type="float" office:value="95.2454259520001" calcext:value-type="float">
            <text:p>95.245425952000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881]+[.A882]" office:value-type="float" office:value="95.3476156220001" calcext:value-type="float">
            <text:p>95.3476156220001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882]+[.A883]" office:value-type="float" office:value="95.4509039420001" calcext:value-type="float">
            <text:p>95.4509039420001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883]+[.A884]" office:value-type="float" office:value="95.555351948" calcext:value-type="float">
            <text:p>95.555351948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884]+[.A885]" office:value-type="float" office:value="95.6609596380001" calcext:value-type="float">
            <text:p>95.6609596380001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885]+[.A886]" office:value-type="float" office:value="95.7677270180001" calcext:value-type="float">
            <text:p>95.7677270180001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886]+[.A887]" office:value-type="float" office:value="95.875608303" calcext:value-type="float">
            <text:p>95.875608303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887]+[.A888]" office:value-type="float" office:value="95.984511943" calcext:value-type="float">
            <text:p>95.984511943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888]+[.A889]" office:value-type="float" office:value="96.093705503" calcext:value-type="float">
            <text:p>96.093705503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889]+[.A890]" office:value-type="float" office:value="96.201602047" calcext:value-type="float">
            <text:p>96.20160204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890]+[.A891]" office:value-type="float" office:value="96.306370497" calcext:value-type="float">
            <text:p>96.306370497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891]+[.A892]" office:value-type="float" office:value="96.407278411" calcext:value-type="float">
            <text:p>96.407278411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892]+[.A893]" office:value-type="float" office:value="96.507545441" calcext:value-type="float">
            <text:p>96.507545441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893]+[.A894]" office:value-type="float" office:value="96.608895871" calcext:value-type="float">
            <text:p>96.608895871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894]+[.A895]" office:value-type="float" office:value="96.711390721" calcext:value-type="float">
            <text:p>96.711390721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895]+[.A896]" office:value-type="float" office:value="96.815060511" calcext:value-type="float">
            <text:p>96.815060511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896]+[.A897]" office:value-type="float" office:value="96.919828961" calcext:value-type="float">
            <text:p>96.919828961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897]+[.A898]" office:value-type="float" office:value="97.025741831" calcext:value-type="float">
            <text:p>97.025741831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898]+[.A899]" office:value-type="float" office:value="97.132783871" calcext:value-type="float">
            <text:p>97.132783871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899]+[.A900]" office:value-type="float" office:value="97.240771971" calcext:value-type="float">
            <text:p>97.240771971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900]+[.A901]" office:value-type="float" office:value="97.349278871" calcext:value-type="float">
            <text:p>97.349278871</text:p>
          </table:table-cell>
        </table:table-row>
        <table:table-row table:style-name="ro1">
          <table:table-cell office:value-type="float" office:value="0.10751507" calcext:value-type="float">
            <text:p>0.10751507</text:p>
          </table:table-cell>
          <table:table-cell office:value-type="float" office:value="9.301022" calcext:value-type="float">
            <text:p>9.301022</text:p>
          </table:table-cell>
          <table:table-cell table:formula="of:=[.C901]+[.A902]" office:value-type="float" office:value="97.456793941" calcext:value-type="float">
            <text:p>97.456793941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902]+[.A903]" office:value-type="float" office:value="97.561425051" calcext:value-type="float">
            <text:p>97.561425051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903]+[.A904]" office:value-type="float" office:value="97.662378741" calcext:value-type="float">
            <text:p>97.662378741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904]+[.A905]" office:value-type="float" office:value="97.762645771" calcext:value-type="float">
            <text:p>97.762645771</text:p>
          </table:table-cell>
        </table:table-row>
        <table:table-row table:style-name="ro1">
          <table:table-cell office:value-type="float" office:value="0.101365685" calcext:value-type="float">
            <text:p>0.101365685</text:p>
          </table:table-cell>
          <table:table-cell office:value-type="float" office:value="9.865272" calcext:value-type="float">
            <text:p>9.865272</text:p>
          </table:table-cell>
          <table:table-cell table:formula="of:=[.C905]+[.A906]" office:value-type="float" office:value="97.864011456" calcext:value-type="float">
            <text:p>97.864011456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906]+[.A907]" office:value-type="float" office:value="97.966491046" calcext:value-type="float">
            <text:p>97.966491046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907]+[.A908]" office:value-type="float" office:value="98.070054026" calcext:value-type="float">
            <text:p>98.070054026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908]+[.A909]" office:value-type="float" office:value="98.174837736" calcext:value-type="float">
            <text:p>98.174837736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909]+[.A910]" office:value-type="float" office:value="98.280811646" calcext:value-type="float">
            <text:p>98.280811646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910]+[.A911]" office:value-type="float" office:value="98.387945236" calcext:value-type="float">
            <text:p>98.387945236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911]+[.A912]" office:value-type="float" office:value="98.496253776" calcext:value-type="float">
            <text:p>98.496253776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912]+[.A913]" office:value-type="float" office:value="98.605508376" calcext:value-type="float">
            <text:p>98.605508376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913]+[.A914]" office:value-type="float" office:value="98.715007116" calcext:value-type="float">
            <text:p>98.715007116</text:p>
          </table:table-cell>
        </table:table-row>
        <table:table-row table:style-name="ro1">
          <table:table-cell office:value-type="float" office:value="0.10809491" calcext:value-type="float">
            <text:p>0.10809491</text:p>
          </table:table-cell>
          <table:table-cell office:value-type="float" office:value="9.251129" calcext:value-type="float">
            <text:p>9.251129</text:p>
          </table:table-cell>
          <table:table-cell table:formula="of:=[.C914]+[.A915]" office:value-type="float" office:value="98.8231020260001" calcext:value-type="float">
            <text:p>98.8231020260001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915]+[.A916]" office:value-type="float" office:value="98.927885736" calcext:value-type="float">
            <text:p>98.927885736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916]+[.A917]" office:value-type="float" office:value="99.0285800200001" calcext:value-type="float">
            <text:p>99.0285800200001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917]+[.A918]" office:value-type="float" office:value="99.1284808400001" calcext:value-type="float">
            <text:p>99.1284808400001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918]+[.A919]" office:value-type="float" office:value="99.22944979" calcext:value-type="float">
            <text:p>99.22944979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919]+[.A920]" office:value-type="float" office:value="99.3315479050001" calcext:value-type="float">
            <text:p>99.3315479050001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920]+[.A921]" office:value-type="float" office:value="99.4347904450001" calcext:value-type="float">
            <text:p>99.4347904450001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921]+[.A922]" office:value-type="float" office:value="99.539177415" calcext:value-type="float">
            <text:p>99.539177415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922]+[.A923]" office:value-type="float" office:value="99.644724065" calcext:value-type="float">
            <text:p>99.644724065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923]+[.A924]" office:value-type="float" office:value="99.751460925" calcext:value-type="float">
            <text:p>99.751460925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924]+[.A925]" office:value-type="float" office:value="99.859326955" calcext:value-type="float">
            <text:p>99.859326955</text:p>
          </table:table-cell>
        </table:table-row>
        <table:table-row table:style-name="ro1">
          <table:table-cell office:value-type="float" office:value="0.108827345" calcext:value-type="float">
            <text:p>0.108827345</text:p>
          </table:table-cell>
          <table:table-cell office:value-type="float" office:value="9.188868" calcext:value-type="float">
            <text:p>9.188868</text:p>
          </table:table-cell>
          <table:table-cell table:formula="of:=[.C925]+[.A926]" office:value-type="float" office:value="99.9681543" calcext:value-type="float">
            <text:p>99.9681543</text:p>
          </table:table-cell>
        </table:table-row>
        <table:table-row table:style-name="ro1">
          <table:table-cell office:value-type="float" office:value="0.10922408" calcext:value-type="float">
            <text:p>0.10922408</text:p>
          </table:table-cell>
          <table:table-cell office:value-type="float" office:value="9.15549" calcext:value-type="float">
            <text:p>9.15549</text:p>
          </table:table-cell>
          <table:table-cell table:formula="of:=[.C926]+[.A927]" office:value-type="float" office:value="100.07737838" calcext:value-type="float">
            <text:p>100.07737838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927]+[.A928]" office:value-type="float" office:value="100.18536648" calcext:value-type="float">
            <text:p>100.18536648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928]+[.A929]" office:value-type="float" office:value="100.29021122" calcext:value-type="float">
            <text:p>100.29021122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929]+[.A930]" office:value-type="float" office:value="100.39093602" calcext:value-type="float">
            <text:p>100.39093602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930]+[.A931]" office:value-type="float" office:value="100.49086736" calcext:value-type="float">
            <text:p>100.49086736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931]+[.A932]" office:value-type="float" office:value="100.59192786" calcext:value-type="float">
            <text:p>100.59192786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932]+[.A933]" office:value-type="float" office:value="100.69410227" calcext:value-type="float">
            <text:p>100.69410227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933]+[.A934]" office:value-type="float" office:value="100.79740585" calcext:value-type="float">
            <text:p>100.79740585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934]+[.A935]" office:value-type="float" office:value="100.9018386" calcext:value-type="float">
            <text:p>100.9018386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935]+[.A936]" office:value-type="float" office:value="101.00741577" calcext:value-type="float">
            <text:p>101.00741577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36]+[.A937]" office:value-type="float" office:value="101.114106855" calcext:value-type="float">
            <text:p>101.114106855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937]+[.A938]" office:value-type="float" office:value="101.221972885" calcext:value-type="float">
            <text:p>101.221972885</text:p>
          </table:table-cell>
        </table:table-row>
        <table:table-row table:style-name="ro1">
          <table:table-cell office:value-type="float" office:value="0.1089189" calcext:value-type="float">
            <text:p>0.1089189</text:p>
          </table:table-cell>
          <table:table-cell office:value-type="float" office:value="9.181144" calcext:value-type="float">
            <text:p>9.181144</text:p>
          </table:table-cell>
          <table:table-cell table:formula="of:=[.C938]+[.A939]" office:value-type="float" office:value="101.330891785" calcext:value-type="float">
            <text:p>101.330891785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939]+[.A940]" office:value-type="float" office:value="101.440085345" calcext:value-type="float">
            <text:p>101.440085345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940]+[.A941]" office:value-type="float" office:value="101.548088701" calcext:value-type="float">
            <text:p>101.548088701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941]+[.A942]" office:value-type="float" office:value="101.652887666" calcext:value-type="float">
            <text:p>101.652887666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942]+[.A943]" office:value-type="float" office:value="101.753597206" calcext:value-type="float">
            <text:p>101.753597206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943]+[.A944]" office:value-type="float" office:value="101.853543802" calcext:value-type="float">
            <text:p>101.853543802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944]+[.A945]" office:value-type="float" office:value="101.954573787" calcext:value-type="float">
            <text:p>101.954573787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945]+[.A946]" office:value-type="float" office:value="102.056732937" calcext:value-type="float">
            <text:p>102.056732937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946]+[.A947]" office:value-type="float" office:value="102.160036517" calcext:value-type="float">
            <text:p>102.160036517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947]+[.A948]" office:value-type="float" office:value="102.264469267" calcext:value-type="float">
            <text:p>102.264469267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948]+[.A949]" office:value-type="float" office:value="102.370076957" calcext:value-type="float">
            <text:p>102.370076957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949]+[.A950]" office:value-type="float" office:value="102.476813817" calcext:value-type="float">
            <text:p>102.476813817</text:p>
          </table:table-cell>
        </table:table-row>
        <table:table-row table:style-name="ro1">
          <table:table-cell office:value-type="float" office:value="0.10780499" calcext:value-type="float">
            <text:p>0.10780499</text:p>
          </table:table-cell>
          <table:table-cell office:value-type="float" office:value="9.276009" calcext:value-type="float">
            <text:p>9.276009</text:p>
          </table:table-cell>
          <table:table-cell table:formula="of:=[.C950]+[.A951]" office:value-type="float" office:value="102.584618807" calcext:value-type="float">
            <text:p>102.584618807</text:p>
          </table:table-cell>
        </table:table-row>
        <table:table-row table:style-name="ro1">
          <table:table-cell office:value-type="float" office:value="0.10875105" calcext:value-type="float">
            <text:p>0.10875105</text:p>
          </table:table-cell>
          <table:table-cell office:value-type="float" office:value="9.195313" calcext:value-type="float">
            <text:p>9.195313</text:p>
          </table:table-cell>
          <table:table-cell table:formula="of:=[.C951]+[.A952]" office:value-type="float" office:value="102.693369857" calcext:value-type="float">
            <text:p>102.693369857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952]+[.A953]" office:value-type="float" office:value="102.802548162" calcext:value-type="float">
            <text:p>102.802548162</text:p>
          </table:table-cell>
        </table:table-row>
        <table:table-row table:style-name="ro1">
          <table:table-cell office:value-type="float" office:value="0.107881285" calcext:value-type="float">
            <text:p>0.107881285</text:p>
          </table:table-cell>
          <table:table-cell office:value-type="float" office:value="9.269448" calcext:value-type="float">
            <text:p>9.269448</text:p>
          </table:table-cell>
          <table:table-cell table:formula="of:=[.C953]+[.A954]" office:value-type="float" office:value="102.910429447" calcext:value-type="float">
            <text:p>102.91042944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54]+[.A955]" office:value-type="float" office:value="103.015197897" calcext:value-type="float">
            <text:p>103.015197897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955]+[.A956]" office:value-type="float" office:value="103.115831147" calcext:value-type="float">
            <text:p>103.115831147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956]+[.A957]" office:value-type="float" office:value="103.215686187" calcext:value-type="float">
            <text:p>103.21568618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957]+[.A958]" office:value-type="float" office:value="103.316624617" calcext:value-type="float">
            <text:p>103.316624617</text:p>
          </table:table-cell>
        </table:table-row>
        <table:table-row table:style-name="ro1">
          <table:table-cell office:value-type="float" office:value="0.10203708" calcext:value-type="float">
            <text:p>0.10203708</text:p>
          </table:table-cell>
          <table:table-cell office:value-type="float" office:value="9.800359" calcext:value-type="float">
            <text:p>9.800359</text:p>
          </table:table-cell>
          <table:table-cell table:formula="of:=[.C958]+[.A959]" office:value-type="float" office:value="103.418661697" calcext:value-type="float">
            <text:p>103.418661697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959]+[.A960]" office:value-type="float" office:value="103.521858457" calcext:value-type="float">
            <text:p>103.521858457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960]+[.A961]" office:value-type="float" office:value="103.626214907" calcext:value-type="float">
            <text:p>103.626214907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961]+[.A962]" office:value-type="float" office:value="103.731685267" calcext:value-type="float">
            <text:p>103.731685267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962]+[.A963]" office:value-type="float" office:value="103.838391607" calcext:value-type="float">
            <text:p>103.838391607</text:p>
          </table:table-cell>
        </table:table-row>
        <table:table-row table:style-name="ro1">
          <table:table-cell office:value-type="float" office:value="0.107774474" calcext:value-type="float">
            <text:p>0.107774474</text:p>
          </table:table-cell>
          <table:table-cell office:value-type="float" office:value="9.278635" calcext:value-type="float">
            <text:p>9.278635</text:p>
          </table:table-cell>
          <table:table-cell table:formula="of:=[.C963]+[.A964]" office:value-type="float" office:value="103.946166081" calcext:value-type="float">
            <text:p>103.946166081</text:p>
          </table:table-cell>
        </table:table-row>
        <table:table-row table:style-name="ro1">
          <table:table-cell office:value-type="float" office:value="0.10875105" calcext:value-type="float">
            <text:p>0.10875105</text:p>
          </table:table-cell>
          <table:table-cell office:value-type="float" office:value="9.195313" calcext:value-type="float">
            <text:p>9.195313</text:p>
          </table:table-cell>
          <table:table-cell table:formula="of:=[.C964]+[.A965]" office:value-type="float" office:value="104.054917131" calcext:value-type="float">
            <text:p>104.054917131</text:p>
          </table:table-cell>
        </table:table-row>
        <table:table-row table:style-name="ro1">
          <table:table-cell office:value-type="float" office:value="0.10904097" calcext:value-type="float">
            <text:p>0.10904097</text:p>
          </table:table-cell>
          <table:table-cell office:value-type="float" office:value="9.170865" calcext:value-type="float">
            <text:p>9.170865</text:p>
          </table:table-cell>
          <table:table-cell table:formula="of:=[.C965]+[.A966]" office:value-type="float" office:value="104.163958101" calcext:value-type="float">
            <text:p>104.163958101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966]+[.A967]" office:value-type="float" office:value="104.271808871" calcext:value-type="float">
            <text:p>104.271808871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67]+[.A968]" office:value-type="float" office:value="104.376577321" calcext:value-type="float">
            <text:p>104.376577321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968]+[.A969]" office:value-type="float" office:value="104.477286861" calcext:value-type="float">
            <text:p>104.477286861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969]+[.A970]" office:value-type="float" office:value="104.577080861" calcext:value-type="float">
            <text:p>104.577080861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970]+[.A971]" office:value-type="float" office:value="104.677988775" calcext:value-type="float">
            <text:p>104.677988775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971]+[.A972]" office:value-type="float" office:value="104.780010595" calcext:value-type="float">
            <text:p>104.780010595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972]+[.A973]" office:value-type="float" office:value="104.883192095" calcext:value-type="float">
            <text:p>104.883192095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973]+[.A974]" office:value-type="float" office:value="104.987472255" calcext:value-type="float">
            <text:p>104.987472255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974]+[.A975]" office:value-type="float" office:value="105.092957875" calcext:value-type="float">
            <text:p>105.092957875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75]+[.A976]" office:value-type="float" office:value="105.1995574" calcext:value-type="float">
            <text:p>105.1995574</text:p>
          </table:table-cell>
        </table:table-row>
        <table:table-row table:style-name="ro1">
          <table:table-cell office:value-type="float" office:value="0.1077287" calcext:value-type="float">
            <text:p>0.1077287</text:p>
          </table:table-cell>
          <table:table-cell office:value-type="float" office:value="9.2825775" calcext:value-type="float">
            <text:p>9.2825775</text:p>
          </table:table-cell>
          <table:table-cell table:formula="of:=[.C976]+[.A977]" office:value-type="float" office:value="105.3072861" calcext:value-type="float">
            <text:p>105.3072861</text:p>
          </table:table-cell>
        </table:table-row>
        <table:table-row table:style-name="ro1">
          <table:table-cell office:value-type="float" office:value="0.10867476" calcext:value-type="float">
            <text:p>0.10867476</text:p>
          </table:table-cell>
          <table:table-cell office:value-type="float" office:value="9.201769" calcext:value-type="float">
            <text:p>9.201769</text:p>
          </table:table-cell>
          <table:table-cell table:formula="of:=[.C977]+[.A978]" office:value-type="float" office:value="105.41596086" calcext:value-type="float">
            <text:p>105.41596086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978]+[.A979]" office:value-type="float" office:value="105.52494079" calcext:value-type="float">
            <text:p>105.52494079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979]+[.A980]" office:value-type="float" office:value="105.63276104" calcext:value-type="float">
            <text:p>105.63276104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980]+[.A981]" office:value-type="float" office:value="105.737453186" calcext:value-type="float">
            <text:p>105.737453186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981]+[.A982]" office:value-type="float" office:value="105.838086436" calcext:value-type="float">
            <text:p>105.838086436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982]+[.A983]" office:value-type="float" office:value="105.937895696" calcext:value-type="float">
            <text:p>105.937895696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983]+[.A984]" office:value-type="float" office:value="106.03880361" calcext:value-type="float">
            <text:p>106.03880361</text:p>
          </table:table-cell>
        </table:table-row>
        <table:table-row table:style-name="ro1">
          <table:table-cell office:value-type="float" office:value="0.10205234" calcext:value-type="float">
            <text:p>0.10205234</text:p>
          </table:table-cell>
          <table:table-cell office:value-type="float" office:value="9.798893" calcext:value-type="float">
            <text:p>9.798893</text:p>
          </table:table-cell>
          <table:table-cell table:formula="of:=[.C984]+[.A985]" office:value-type="float" office:value="106.14085595" calcext:value-type="float">
            <text:p>106.14085595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985]+[.A986]" office:value-type="float" office:value="106.24403745" calcext:value-type="float">
            <text:p>106.24403745</text:p>
          </table:table-cell>
        </table:table-row>
        <table:table-row table:style-name="ro1">
          <table:table-cell office:value-type="float" office:value="0.10429542" calcext:value-type="float">
            <text:p>0.10429542</text:p>
          </table:table-cell>
          <table:table-cell office:value-type="float" office:value="9.588149" calcext:value-type="float">
            <text:p>9.588149</text:p>
          </table:table-cell>
          <table:table-cell table:formula="of:=[.C986]+[.A987]" office:value-type="float" office:value="106.34833287" calcext:value-type="float">
            <text:p>106.34833287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987]+[.A988]" office:value-type="float" office:value="106.45380323" calcext:value-type="float">
            <text:p>106.45380323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988]+[.A989]" office:value-type="float" office:value="106.56043327" calcext:value-type="float">
            <text:p>106.56043327</text:p>
          </table:table-cell>
        </table:table-row>
        <table:table-row table:style-name="ro1">
          <table:table-cell office:value-type="float" office:value="0.10778973" calcext:value-type="float">
            <text:p>0.10778973</text:p>
          </table:table-cell>
          <table:table-cell office:value-type="float" office:value="9.277321" calcext:value-type="float">
            <text:p>9.277321</text:p>
          </table:table-cell>
          <table:table-cell table:formula="of:=[.C989]+[.A990]" office:value-type="float" office:value="106.668223" calcext:value-type="float">
            <text:p>106.668223</text:p>
          </table:table-cell>
        </table:table-row>
        <table:table-row table:style-name="ro1">
          <table:table-cell office:value-type="float" office:value="0.10875105" calcext:value-type="float">
            <text:p>0.10875105</text:p>
          </table:table-cell>
          <table:table-cell office:value-type="float" office:value="9.195313" calcext:value-type="float">
            <text:p>9.195313</text:p>
          </table:table-cell>
          <table:table-cell table:formula="of:=[.C990]+[.A991]" office:value-type="float" office:value="106.77697405" calcext:value-type="float">
            <text:p>106.77697405</text:p>
          </table:table-cell>
        </table:table-row>
        <table:table-row table:style-name="ro1">
          <table:table-cell office:value-type="float" office:value="0.10904097" calcext:value-type="float">
            <text:p>0.10904097</text:p>
          </table:table-cell>
          <table:table-cell office:value-type="float" office:value="9.170865" calcext:value-type="float">
            <text:p>9.170865</text:p>
          </table:table-cell>
          <table:table-cell table:formula="of:=[.C991]+[.A992]" office:value-type="float" office:value="106.88601502" calcext:value-type="float">
            <text:p>106.88601502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992]+[.A993]" office:value-type="float" office:value="106.99383527" calcext:value-type="float">
            <text:p>106.9938352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993]+[.A994]" office:value-type="float" office:value="107.09860372" calcext:value-type="float">
            <text:p>107.09860372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994]+[.A995]" office:value-type="float" office:value="107.199282745" calcext:value-type="float">
            <text:p>107.199282745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995]+[.A996]" office:value-type="float" office:value="107.299092005" calcext:value-type="float">
            <text:p>107.299092005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996]+[.A997]" office:value-type="float" office:value="107.400060955" calcext:value-type="float">
            <text:p>107.400060955</text:p>
          </table:table-cell>
        </table:table-row>
        <table:table-row table:style-name="ro1">
          <table:table-cell office:value-type="float" office:value="0.102082856" calcext:value-type="float">
            <text:p>0.102082856</text:p>
          </table:table-cell>
          <table:table-cell office:value-type="float" office:value="9.795964" calcext:value-type="float">
            <text:p>9.795964</text:p>
          </table:table-cell>
          <table:table-cell table:formula="of:=[.C997]+[.A998]" office:value-type="float" office:value="107.502143811" calcext:value-type="float">
            <text:p>107.502143811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998]+[.A999]" office:value-type="float" office:value="107.605386351" calcext:value-type="float">
            <text:p>107.605386351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999]+[.A1000]" office:value-type="float" office:value="107.709742801" calcext:value-type="float">
            <text:p>107.709742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24:24.833151160</dc:date>
    <meta:editing-duration>PT6M40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91432">
                <text:p>2.091432</text:p>
                <draw:g>
                  <svg:desc>data.C1:data.C1000</svg:desc>
                </draw:g>
              </table:table-cell>
              <table:table-cell office:value-type="float" office:value="0.47814128">
                <text:p>0.47814128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122224">
                <text:p>2.6122224</text:p>
              </table:table-cell>
              <table:table-cell office:value-type="float" office:value="1.9201583">
                <text:p>1.9201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64667">
                <text:p>2.9264667</text:p>
              </table:table-cell>
              <table:table-cell office:value-type="float" office:value="3.1822374">
                <text:p>3.1822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3446243">
                <text:p>3.13446243</text:p>
              </table:table-cell>
              <table:table-cell office:value-type="float" office:value="4.8077908">
                <text:p>4.8077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9767293">
                <text:p>3.29767293</text:p>
              </table:table-cell>
              <table:table-cell office:value-type="float" office:value="6.127057">
                <text:p>6.127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360029">
                <text:p>3.43360029</text:p>
              </table:table-cell>
              <table:table-cell office:value-type="float" office:value="7.3568707">
                <text:p>7.3568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51934">
                <text:p>3.551934</text:p>
              </table:table-cell>
              <table:table-cell office:value-type="float" office:value="8.450677">
                <text:p>8.450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5864034">
                <text:p>3.65864034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6137933">
                <text:p>3.76137933</text:p>
              </table:table-cell>
              <table:table-cell office:value-type="float" office:value="9.733402">
                <text:p>9.733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654306">
                <text:p>3.8654306</text:p>
              </table:table-cell>
              <table:table-cell office:value-type="float" office:value="9.610646">
                <text:p>9.610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073311">
                <text:p>3.97073311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7728686">
                <text:p>4.07728686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8513763">
                <text:p>4.18513763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94224374">
                <text:p>4.294224374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04608138">
                <text:p>4.404608138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16182108">
                <text:p>4.516182108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28610578">
                <text:p>4.628610578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40825428">
                <text:p>4.740825428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50629348">
                <text:p>4.850629348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56114968">
                <text:p>4.956114968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56504078">
                <text:p>5.056504078</text:p>
              </table:table-cell>
              <table:table-cell office:value-type="float" office:value="9.961241">
                <text:p>9.961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155580908">
                <text:p>5.155580908</text:p>
              </table:table-cell>
              <table:table-cell office:value-type="float" office:value="10.093178">
                <text:p>10.093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55786903">
                <text:p>5.255786903</text:p>
              </table:table-cell>
              <table:table-cell office:value-type="float" office:value="9.979443">
                <text:p>9.979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57045773">
                <text:p>5.357045773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59525363">
                <text:p>5.45952536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63103603">
                <text:p>5.563103603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7841533">
                <text:p>5.667841533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73693373">
                <text:p>5.773693373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80674373">
                <text:p>5.880674373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88616693">
                <text:p>5.988616693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97001523">
                <text:p>6.097001523</text:p>
              </table:table-cell>
              <table:table-cell office:value-type="float" office:value="9.226383">
                <text:p>9.226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04425037">
                <text:p>6.204425037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08995113">
                <text:p>6.308995113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09887769">
                <text:p>6.409887769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10047989">
                <text:p>6.510047989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11367899">
                <text:p>6.611367899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13862749">
                <text:p>6.713862749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17456249">
                <text:p>6.817456249</text:p>
              </table:table-cell>
              <table:table-cell office:value-type="float" office:value="9.653115">
                <text:p>9.653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22224699">
                <text:p>6.922224699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28244379">
                <text:p>7.028244379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35377969">
                <text:p>7.135377969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43686509">
                <text:p>7.243686509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353017399">
                <text:p>7.353017399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62622949">
                <text:p>7.462622949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570839935">
                <text:p>7.570839935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675822005">
                <text:p>7.675822005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7766231">
                <text:p>7.7766231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7661547">
                <text:p>7.87661547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7766071">
                <text:p>7.97766071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7985038">
                <text:p>8.07985038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8326077">
                <text:p>8.18326077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8778507">
                <text:p>8.28778507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9356061">
                <text:p>8.39356061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500511094">
                <text:p>8.500511094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08560224">
                <text:p>8.608560224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17616454">
                <text:p>8.717616454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2690157">
                <text:p>8.82690157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93499648">
                <text:p>8.93499648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03996329">
                <text:p>9.03996329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40779644">
                <text:p>9.140779644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240802534">
                <text:p>9.240802534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341954589">
                <text:p>9.341954589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444281593">
                <text:p>9.444281593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547768283">
                <text:p>9.547768283</text:p>
              </table:table-cell>
              <table:table-cell office:value-type="float" office:value="9.663078">
                <text:p>9.663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652399393">
                <text:p>9.652399393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758205453">
                <text:p>9.758205453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5201713">
                <text:p>9.86520171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973357663">
                <text:p>9.973357663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82505453">
                <text:p>10.082505453</text:p>
              </table:table-cell>
              <table:table-cell office:value-type="float" office:value="9.16189">
                <text:p>9.161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91912643">
                <text:p>10.191912643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300022813">
                <text:p>10.300022813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404898073">
                <text:p>10.404898073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05577098">
                <text:p>10.505577098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05401618">
                <text:p>10.605401618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706324788">
                <text:p>10.706324788</text:p>
              </table:table-cell>
              <table:table-cell office:value-type="float" office:value="9.908527">
                <text:p>9.908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08377128">
                <text:p>10.808377128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11589148">
                <text:p>10.911589148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15991378">
                <text:p>11.015991378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21553288">
                <text:p>11.121553288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228259628">
                <text:p>11.228259628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336110398">
                <text:p>11.336110398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44953002">
                <text:p>11.444953002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554100792">
                <text:p>11.554100792</text:p>
              </table:table-cell>
              <table:table-cell office:value-type="float" office:value="9.16189">
                <text:p>9.16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662058372">
                <text:p>11.662058372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766872596">
                <text:p>11.766872596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867551621">
                <text:p>11.867551621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967467701">
                <text:p>11.967467701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068528201">
                <text:p>12.06852820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70641571">
                <text:p>12.170641571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73975671">
                <text:p>12.27397567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78499971">
                <text:p>12.378499971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84168691">
                <text:p>12.484168691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91012361">
                <text:p>12.591012361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99015717">
                <text:p>12.699015717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08010907">
                <text:p>12.808010907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917341797">
                <text:p>12.917341797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025390927">
                <text:p>13.025390927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30296707">
                <text:p>13.130296707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231113061">
                <text:p>13.231113061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331135951">
                <text:p>13.331135951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432196451">
                <text:p>13.43219645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534447151">
                <text:p>13.534447151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637827026">
                <text:p>13.637827026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742381846">
                <text:p>13.742381846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48172646">
                <text:p>13.848172646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955092616">
                <text:p>13.955092616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06311123">
                <text:p>14.06311123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17216746">
                <text:p>14.17216746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281452576">
                <text:p>14.281452576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389547486">
                <text:p>14.389547486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494529556">
                <text:p>14.49452955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595361176">
                <text:p>14.595361176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695338286">
                <text:p>14.695338286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796490341">
                <text:p>14.796490341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898680011">
                <text:p>14.89868001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002120921">
                <text:p>15.002120921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106706256">
                <text:p>15.106706256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212481796">
                <text:p>15.212481796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319417021">
                <text:p>15.319417021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27496671">
                <text:p>15.427496671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536537641">
                <text:p>15.536537641</text:p>
              </table:table-cell>
              <table:table-cell office:value-type="float" office:value="9.170865">
                <text:p>9.1708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645853275">
                <text:p>15.645853275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753826115">
                <text:p>15.753826115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858594565">
                <text:p>15.85859456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95939566">
                <text:p>15.95939566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05943381">
                <text:p>16.05943381</text:p>
              </table:table-cell>
              <table:table-cell office:value-type="float" office:value="9.996186">
                <text:p>9.996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16061638">
                <text:p>16.16061638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262943384">
                <text:p>16.262943384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366460589">
                <text:p>16.366460589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471167994">
                <text:p>16.471167994</text:p>
              </table:table-cell>
              <table:table-cell office:value-type="float" office:value="9.550424">
                <text:p>9.550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577035089">
                <text:p>16.577035089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684061869">
                <text:p>16.684061869</text:p>
              </table:table-cell>
              <table:table-cell office:value-type="float" office:value="9.343456">
                <text:p>9.343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792263599">
                <text:p>16.792263599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901411389">
                <text:p>16.901411389</text:p>
              </table:table-cell>
              <table:table-cell office:value-type="float" office:value="9.16189">
                <text:p>9.161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010894869">
                <text:p>17.010894869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119005039">
                <text:p>17.119005039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223987109">
                <text:p>17.223987109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324803463">
                <text:p>17.324803463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424795833">
                <text:p>17.424795833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525871593">
                <text:p>17.525871593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628076523">
                <text:p>17.628076523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731486913">
                <text:p>17.731486913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835980693">
                <text:p>17.835980693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941649413">
                <text:p>17.941649413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048538863">
                <text:p>18.048538863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56526963">
                <text:p>18.156526963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65598449">
                <text:p>18.26559844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4868309">
                <text:p>18.374868309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482841149">
                <text:p>18.482841149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587655373">
                <text:p>18.587655373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688334398">
                <text:p>18.688334398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788113138">
                <text:p>18.788113138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889021052">
                <text:p>18.889021052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991119167">
                <text:p>18.991119167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094376967">
                <text:p>19.094376967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198779197">
                <text:p>19.198779197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304402147">
                <text:p>19.304402147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411139007">
                <text:p>19.411139007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519005037">
                <text:p>19.519005037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627893417">
                <text:p>19.627893417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737178533">
                <text:p>19.737178533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845197147">
                <text:p>19.845197147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950041887">
                <text:p>19.950041887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050736171">
                <text:p>20.050736171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150698026">
                <text:p>20.150698026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51789046">
                <text:p>20.251789046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54055006">
                <text:p>20.354055006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457373846">
                <text:p>20.457373846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61898146">
                <text:p>20.561898146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667597386">
                <text:p>20.667597386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74471576">
                <text:p>20.774471576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882505446">
                <text:p>20.882505446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91500636">
                <text:p>20.991500636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100801011">
                <text:p>21.100801011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208819625">
                <text:p>21.208819625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313633849">
                <text:p>21.313633849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414312874">
                <text:p>21.414312874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514122134">
                <text:p>21.514122134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615030048">
                <text:p>21.615030048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717143418">
                <text:p>21.717143418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820370698">
                <text:p>21.820370698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924772928">
                <text:p>21.924772928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030304322">
                <text:p>22.030304322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137086962">
                <text:p>22.137086962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244983506">
                <text:p>22.244983506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353856626">
                <text:p>22.353856626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463080706">
                <text:p>22.463080706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571175616">
                <text:p>22.571175616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676142426">
                <text:p>22.676142426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777004566">
                <text:p>22.777004566</text:p>
              </table:table-cell>
              <table:table-cell office:value-type="float" office:value="9.914523">
                <text:p>9.914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877088491">
                <text:p>22.877088491</text:p>
              </table:table-cell>
              <table:table-cell office:value-type="float" office:value="9.991614">
                <text:p>9.991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978316841">
                <text:p>22.978316841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080735401">
                <text:p>23.080735401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184313641">
                <text:p>23.184313641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289005787">
                <text:p>23.289005787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394964437">
                <text:p>23.394964437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502021733">
                <text:p>23.502021733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610269233">
                <text:p>23.610269233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719493313">
                <text:p>23.719493313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828976793">
                <text:p>23.828976793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937132743">
                <text:p>23.937132743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042084293">
                <text:p>24.042084293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142854873">
                <text:p>24.142854873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242862503">
                <text:p>24.242862503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343907743">
                <text:p>24.343907743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446112673">
                <text:p>24.446112673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549523063">
                <text:p>24.549523063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654077883">
                <text:p>24.654077883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759822908">
                <text:p>24.759822908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866681838">
                <text:p>24.866681838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974715708">
                <text:p>24.974715708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083710898">
                <text:p>25.083710898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193041788">
                <text:p>25.193041788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301060402">
                <text:p>25.301060402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405920402">
                <text:p>25.405920402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506614686">
                <text:p>25.506614686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606484986">
                <text:p>25.606484986</text:p>
              </table:table-cell>
              <table:table-cell office:value-type="float" office:value="10.012986">
                <text:p>10.0129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707438676">
                <text:p>25.707438676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809536791">
                <text:p>25.809536791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912733551">
                <text:p>25.912733551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017135781">
                <text:p>26.017135781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122743471">
                <text:p>26.122743471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229541371">
                <text:p>26.229541371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337468431">
                <text:p>26.337468431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446387331">
                <text:p>26.446387331</text:p>
              </table:table-cell>
              <table:table-cell office:value-type="float" office:value="9.181144">
                <text:p>9.181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555611411">
                <text:p>26.555611411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663630025">
                <text:p>26.663630025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768490025">
                <text:p>26.76849002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869260605">
                <text:p>26.869260605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.969252975">
                <text:p>26.969252975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070328735">
                <text:p>27.070328735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172594695">
                <text:p>27.172594695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276005085">
                <text:p>27.276005085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38059042">
                <text:p>27.38059042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486335445">
                <text:p>27.486335445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593255415">
                <text:p>27.593255415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701350325">
                <text:p>27.701350325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810437069">
                <text:p>27.810437069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919798479">
                <text:p>27.919798479</text:p>
              </table:table-cell>
              <table:table-cell office:value-type="float" office:value="9.143993">
                <text:p>9.1439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027893389">
                <text:p>28.027893389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132829683">
                <text:p>28.132829683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233615523">
                <text:p>28.233615523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333501083">
                <text:p>28.333501083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434531068">
                <text:p>28.434531068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536705478">
                <text:p>28.536705478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640009058">
                <text:p>28.640009058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744518098">
                <text:p>28.744518098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50202078">
                <text:p>28.850202078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957076268">
                <text:p>28.957076268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065110138">
                <text:p>29.065110138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174135848">
                <text:p>29.174135848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283436223">
                <text:p>29.283436223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391470093">
                <text:p>29.391470093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496330093">
                <text:p>29.496330093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597070153">
                <text:p>29.597070153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696955713">
                <text:p>29.696955713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797985698">
                <text:p>29.797985698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900114328">
                <text:p>29.900114328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003402648">
                <text:p>30.003402648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107865912">
                <text:p>30.107865912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213504118">
                <text:p>30.213504118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320378308">
                <text:p>30.320378308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428320628">
                <text:p>30.428320628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537254788">
                <text:p>30.537254788</text:p>
              </table:table-cell>
              <table:table-cell office:value-type="float" office:value="9.179857">
                <text:p>9.1798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646524648">
                <text:p>30.646524648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754558518">
                <text:p>30.754558518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859464298">
                <text:p>30.859464298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960280652">
                <text:p>30.960280652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060257762">
                <text:p>31.060257762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161303002">
                <text:p>31.161303002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263538446">
                <text:p>31.263538446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366918321">
                <text:p>31.366918321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471488397">
                <text:p>31.471488397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577233422">
                <text:p>31.577233422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684138132">
                <text:p>31.684138132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792217782">
                <text:p>31.79221778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901274012">
                <text:p>31.901274012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010620162">
                <text:p>32.010620162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.118699812">
                <text:p>32.11869981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.223575072">
                <text:p>32.223575072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324269356">
                <text:p>32.324269356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424124396">
                <text:p>32.424124396</text:p>
              </table:table-cell>
              <table:table-cell office:value-type="float" office:value="10.014517">
                <text:p>10.0145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525078086">
                <text:p>32.525078086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627206716">
                <text:p>32.627206716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.730403476">
                <text:p>32.730403476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.834851482">
                <text:p>32.834851482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940443912">
                <text:p>32.940443912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047196032">
                <text:p>33.047196032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155123092">
                <text:p>33.155123092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264011472">
                <text:p>33.264011472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373250812">
                <text:p>33.373250812</text:p>
              </table:table-cell>
              <table:table-cell office:value-type="float" office:value="9.154211">
                <text:p>9.1542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481208392">
                <text:p>33.481208392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586037872">
                <text:p>33.586037872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686884752">
                <text:p>33.686884752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787029712">
                <text:p>33.787029712</text:p>
              </table:table-cell>
              <table:table-cell office:value-type="float" office:value="9.985525">
                <text:p>9.985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888227542">
                <text:p>33.888227542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990630842">
                <text:p>33.990630842</text:p>
              </table:table-cell>
              <table:table-cell office:value-type="float" office:value="9.76531">
                <text:p>9.765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094193822">
                <text:p>34.094193822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198916486">
                <text:p>34.198916486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304783581">
                <text:p>34.304783581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411917171">
                <text:p>34.411917171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520134157">
                <text:p>34.520134157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629419273">
                <text:p>34.629419273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738933273">
                <text:p>34.738933273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847135003">
                <text:p>34.847135003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952117073">
                <text:p>34.952117073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.052963953">
                <text:p>35.052963953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152971583">
                <text:p>35.152971583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254032083">
                <text:p>35.254032083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356267527">
                <text:p>35.35626752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459647402">
                <text:p>35.459647402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564232737">
                <text:p>35.564232737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669916717">
                <text:p>35.669916717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776897717">
                <text:p>35.776897717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884901073">
                <text:p>35.884901073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993957303">
                <text:p>35.993957303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.103364493">
                <text:p>36.103364493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.211428883">
                <text:p>36.211428883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.316380433">
                <text:p>36.316380433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.417151013">
                <text:p>36.417151013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.517143383">
                <text:p>36.517143383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618264923">
                <text:p>36.618264923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720561413">
                <text:p>36.72056141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823987063">
                <text:p>36.823987063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928526623">
                <text:p>36.928526623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.034286907">
                <text:p>37.034286907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.141222132">
                <text:p>37.141222132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.249332302">
                <text:p>37.249332302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.358403788">
                <text:p>37.358403788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.467841492">
                <text:p>37.467841492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.575951662">
                <text:p>37.575951662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.680796402">
                <text:p>37.680796402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781597497">
                <text:p>37.781597497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881574607">
                <text:p>37.881574607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982604592">
                <text:p>37.982604592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084855292">
                <text:p>38.084855292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.188189392">
                <text:p>38.188189392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.292728952">
                <text:p>38.292728952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.398428192">
                <text:p>38.398428192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.505317642">
                <text:p>38.505317642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.613351512">
                <text:p>38.613351512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.722346702">
                <text:p>38.722346702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.831692852">
                <text:p>38.831692852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.939818278">
                <text:p>38.939818278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.044754572">
                <text:p>39.044754572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.145586192">
                <text:p>39.145586192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.245593822">
                <text:p>39.245593822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.346730618">
                <text:p>39.346730618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.448981318">
                <text:p>39.448981318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.552437488">
                <text:p>39.552437488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657053338">
                <text:p>39.65705333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.762889918">
                <text:p>39.762889918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.869855658">
                <text:p>39.869855658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.977965828">
                <text:p>39.977965828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.087037314">
                <text:p>40.08703731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.196459759">
                <text:p>40.196459759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.304569929">
                <text:p>40.304569929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.409490964">
                <text:p>40.409490964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.510215764">
                <text:p>40.510215764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.610131844">
                <text:p>40.610131844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.711161829">
                <text:p>40.711161829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.813305719">
                <text:p>40.813305719</text:p>
              </table:table-cell>
              <table:table-cell office:value-type="float" office:value="9.790111">
                <text:p>9.7901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.916685594">
                <text:p>40.916685594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.021164114">
                <text:p>41.021164114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.126848094">
                <text:p>41.126848094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.233752804">
                <text:p>41.233752804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.341740904">
                <text:p>41.341740904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.450705578">
                <text:p>41.450705578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.560066988">
                <text:p>41.560066988</text:p>
              </table:table-cell>
              <table:table-cell office:value-type="float" office:value="9.143993">
                <text:p>9.1439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.668116118">
                <text:p>41.668116118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.773037153">
                <text:p>41.773037153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.873822993">
                <text:p>41.873822993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973861143">
                <text:p>41.973861143</text:p>
              </table:table-cell>
              <table:table-cell office:value-type="float" office:value="9.996186">
                <text:p>9.9961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074952163">
                <text:p>42.074952163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177218123">
                <text:p>42.177218123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280628513">
                <text:p>42.280628513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385259623">
                <text:p>42.385259623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.491035163">
                <text:p>42.491035163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598000903">
                <text:p>42.598000903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706111073">
                <text:p>42.706111073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815213073">
                <text:p>42.815213073</text:p>
              </table:table-cell>
              <table:table-cell office:value-type="float" office:value="9.165734">
                <text:p>9.165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.924650777">
                <text:p>42.924650777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032745687">
                <text:p>43.032745687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137697237">
                <text:p>43.137697237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238513591">
                <text:p>43.238513591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338597516">
                <text:p>43.338597516</text:p>
              </table:table-cell>
              <table:table-cell office:value-type="float" office:value="9.991614">
                <text:p>9.9916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439780086">
                <text:p>43.439780086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542076576">
                <text:p>43.542076576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645593781">
                <text:p>43.645593781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750240151">
                <text:p>43.750240151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856061471">
                <text:p>43.856061471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963042471">
                <text:p>43.963042471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071259457">
                <text:p>44.071259457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180483537">
                <text:p>44.180483537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289967017">
                <text:p>44.289967017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398122967">
                <text:p>44.398122967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503089777">
                <text:p>44.503089777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603860357">
                <text:p>44.603860357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703852727">
                <text:p>44.703852727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804867453">
                <text:p>44.804867453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907057123">
                <text:p>44.907057123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.010406483">
                <text:p>45.010406483</text:p>
              </table:table-cell>
              <table:table-cell office:value-type="float" office:value="9.675919">
                <text:p>9.675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.114976559">
                <text:p>45.114976559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.220736843">
                <text:p>45.220736843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.327641553">
                <text:p>45.327641553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.435660167">
                <text:p>45.435660167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544670617">
                <text:p>45.544670617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654047287">
                <text:p>45.654047287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.7621574570001">
                <text:p>45.7621574570001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8670632370001">
                <text:p>45.8670632370001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9678032970001">
                <text:p>45.9678032970001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.0677346370001">
                <text:p>46.0677346370001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1686730670001">
                <text:p>46.1686730670001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.2708016970001">
                <text:p>46.2708016970001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.3740594970001">
                <text:p>46.3740594970001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4785075030001">
                <text:p>46.4785075030001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.5841762230001">
                <text:p>46.5841762230001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.6910198930001">
                <text:p>46.6910198930001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7990385070001">
                <text:p>46.7990385070001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9080489570001">
                <text:p>46.9080489570001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.0173798470001">
                <text:p>47.0173798470001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.1254442370001">
                <text:p>47.1254442370001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2302889770001">
                <text:p>47.2302889770001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.3310442970001">
                <text:p>47.3310442970001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4310671870001">
                <text:p>47.4310671870001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5321887270001">
                <text:p>47.5321887270001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6343936570001">
                <text:p>47.6343936570001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7377582770001">
                <text:p>47.7377582770001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.8423130970001">
                <text:p>47.8423130970001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9480581220001">
                <text:p>47.9480581220001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.055039122">
                <text:p>48.055039122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.1631492920001">
                <text:p>48.1631492920001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.2722360360001">
                <text:p>48.2722360360001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.3816889960001">
                <text:p>48.3816889960001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.4898296810001">
                <text:p>48.4898296810001</text:p>
              </table:table-cell>
              <table:table-cell office:value-type="float" office:value="9.247213">
                <text:p>9.2472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.5948117510001">
                <text:p>48.5948117510001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.6956128460001">
                <text:p>48.6956128460001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.7956052160001">
                <text:p>48.7956052160001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.8968030460001">
                <text:p>48.8968030460001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.9990842660001">
                <text:p>48.9990842660001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.1025556960001">
                <text:p>49.1025556960001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.2071562860001">
                <text:p>49.2071562860001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.3128860520001">
                <text:p>49.3128860520001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.4198212770001">
                <text:p>49.4198212770001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.5278856670001">
                <text:p>49.5278856670001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.6370029270001">
                <text:p>49.6370029270001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.7464558870001">
                <text:p>49.7464558870001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.8545507970001">
                <text:p>49.8545507970001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.959471832">
                <text:p>49.959471832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.0602271520001">
                <text:p>50.0602271520001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.1601737480001">
                <text:p>50.1601737480001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.261173218">
                <text:p>50.261173218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363317108">
                <text:p>50.363317108</text:p>
              </table:table-cell>
              <table:table-cell office:value-type="float" office:value="9.790111">
                <text:p>9.7901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.466635948">
                <text:p>50.466635948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.571129728">
                <text:p>50.571129728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.6767679340001">
                <text:p>50.6767679340001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.783596348">
                <text:p>50.783596348</text:p>
              </table:table-cell>
              <table:table-cell office:value-type="float" office:value="9.3608055">
                <text:p>9.3608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.8916454780001">
                <text:p>50.8916454780001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.000610152">
                <text:p>51.000610152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.109895268">
                <text:p>51.109895268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.217944398">
                <text:p>51.217944398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.322789138">
                <text:p>51.322789138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.423590233">
                <text:p>51.423590233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1.523597863">
                <text:p>51.523597863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.624734659">
                <text:p>51.62473465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.726970103">
                <text:p>51.726970103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.830334723">
                <text:p>51.830334723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.934935313">
                <text:p>51.934935313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.040695597">
                <text:p>52.040695597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.147630822">
                <text:p>52.147630822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.255725732">
                <text:p>52.255725732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.364797218">
                <text:p>52.364797218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.474143368">
                <text:p>52.474143368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.582253538">
                <text:p>52.582253538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.687220348">
                <text:p>52.687220348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.788051968">
                <text:p>52.788051968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.888074858">
                <text:p>52.888074858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.989165878">
                <text:p>52.989165878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.091416578">
                <text:p>53.091416578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.194842228">
                <text:p>53.194842228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.299427563">
                <text:p>53.299427563</text:p>
              </table:table-cell>
              <table:table-cell office:value-type="float" office:value="9.56157">
                <text:p>9.561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.405187847">
                <text:p>53.405187847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3.512153587">
                <text:p>53.512153587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.620279013">
                <text:p>53.620279013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3.729365757">
                <text:p>53.729365757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3.838818717">
                <text:p>53.838818717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3.946944143">
                <text:p>53.946944143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.051941473">
                <text:p>54.051941473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.152818873">
                <text:p>54.152818873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.252872283">
                <text:p>54.252872283</text:p>
              </table:table-cell>
              <table:table-cell office:value-type="float" office:value="9.994662">
                <text:p>9.994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.3540395970001">
                <text:p>54.3540395970001</text:p>
              </table:table-cell>
              <table:table-cell office:value-type="float" office:value="9.884616">
                <text:p>9.8846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4.4563208170001">
                <text:p>54.4563208170001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.5597769870001">
                <text:p>54.5597769870001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.6644538770001">
                <text:p>54.6644538770001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4.7702599370001">
                <text:p>54.7702599370001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4.8772561970001">
                <text:p>54.8772561970001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.9853968820001">
                <text:p>54.9853968820001</text:p>
              </table:table-cell>
              <table:table-cell office:value-type="float" office:value="9.247213">
                <text:p>9.2472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.0945446720001">
                <text:p>55.0945446720001</text:p>
              </table:table-cell>
              <table:table-cell office:value-type="float" office:value="9.16189">
                <text:p>9.161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.2039823760001">
                <text:p>55.2039823760001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.3121535860001">
                <text:p>55.3121535860001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.4170746210001">
                <text:p>55.4170746210001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.5178909750001">
                <text:p>55.5178909750001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.6177917950001">
                <text:p>55.6177917950001</text:p>
              </table:table-cell>
              <table:table-cell office:value-type="float" office:value="10.009928">
                <text:p>10.0099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.7188217800001">
                <text:p>55.7188217800001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.8209961900001">
                <text:p>55.820996190000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.9243608100001">
                <text:p>55.9243608100001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.0288698500001">
                <text:p>56.0288698500001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.1345385700001">
                <text:p>56.1345385700001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6.2413669840001">
                <text:p>56.2413669840001</text:p>
              </table:table-cell>
              <table:table-cell office:value-type="float" office:value="9.3608055">
                <text:p>9.36080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6.3493398240001">
                <text:p>56.349339824000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.4583044980001">
                <text:p>56.4583044980001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.5676048730001">
                <text:p>56.5676048730001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6.6755929730001">
                <text:p>56.6755929730001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7804377130001">
                <text:p>56.7804377130001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6.8811472530001">
                <text:p>56.8811472530001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6.9809870330001">
                <text:p>56.9809870330001</text:p>
              </table:table-cell>
              <table:table-cell office:value-type="float" office:value="10.016048">
                <text:p>10.0160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.0819407230001">
                <text:p>57.0819407230001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.1839625430001">
                <text:p>57.1839625430001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.2872203430001">
                <text:p>57.2872203430001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.3916225730001">
                <text:p>57.3916225730001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.4972150030001">
                <text:p>57.4972150030001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7.6039366030001">
                <text:p>57.6039366030001</text:p>
              </table:table-cell>
              <table:table-cell office:value-type="float" office:value="9.370174">
                <text:p>9.3701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7.7118331470001">
                <text:p>57.7118331470001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7.8206452370001">
                <text:p>57.8206452370001</text:p>
              </table:table-cell>
              <table:table-cell office:value-type="float" office:value="9.190156">
                <text:p>9.190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7.9298998370001">
                <text:p>57.92989983700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.0378574170001">
                <text:p>58.0378574170001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.142702157">
                <text:p>58.142702157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.243472737">
                <text:p>58.243472737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.3435108870001">
                <text:p>58.3435108870001</text:p>
              </table:table-cell>
              <table:table-cell office:value-type="float" office:value="9.996186">
                <text:p>9.9961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.444754497">
                <text:p>58.444754497</text:p>
              </table:table-cell>
              <table:table-cell office:value-type="float" office:value="9.877167">
                <text:p>9.8771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.5471272770001">
                <text:p>58.5471272770001</text:p>
              </table:table-cell>
              <table:table-cell office:value-type="float" office:value="9.768221">
                <text:p>9.7682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.6507055170001">
                <text:p>58.6507055170001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8.755458707">
                <text:p>58.755458707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8.861371577">
                <text:p>58.861371577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8.9684593870001">
                <text:p>58.9684593870001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.076706887">
                <text:p>59.076706887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.185915707">
                <text:p>59.185915707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.295475481">
                <text:p>59.295475481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.403738241">
                <text:p>59.403738241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.508705051">
                <text:p>59.508705051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.609628221">
                <text:p>59.609628221</text:p>
              </table:table-cell>
              <table:table-cell office:value-type="float" office:value="9.908527">
                <text:p>9.90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9.709727401">
                <text:p>59.709727401</text:p>
              </table:table-cell>
              <table:table-cell office:value-type="float" office:value="9.990091">
                <text:p>9.9900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.810940491">
                <text:p>59.810940491</text:p>
              </table:table-cell>
              <table:table-cell office:value-type="float" office:value="9.880145">
                <text:p>9.880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.913282751">
                <text:p>59.913282751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.016860991">
                <text:p>60.016860991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.1215836550001">
                <text:p>60.1215836550001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.227481265">
                <text:p>60.227481265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.334477525">
                <text:p>60.334477525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.442679255">
                <text:p>60.442679255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55185756">
                <text:p>60.55185756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.6613410400001">
                <text:p>60.6613410400001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.76951225">
                <text:p>60.76951225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.874433285">
                <text:p>60.874433285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.9752038650001">
                <text:p>60.9752038650001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.0751199450001">
                <text:p>61.0751199450001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.176165185">
                <text:p>61.176165185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.278324335">
                <text:p>61.278324335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.381658435">
                <text:p>61.381658435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.486121699">
                <text:p>61.486121699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.5917751640001">
                <text:p>61.5917751640001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.698573064">
                <text:p>61.698573064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.8065459040001">
                <text:p>61.806545904000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.915480064">
                <text:p>61.915480064</text:p>
              </table:table-cell>
              <table:table-cell office:value-type="float" office:value="9.179857">
                <text:p>9.1798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.024719404">
                <text:p>62.024719404</text:p>
              </table:table-cell>
              <table:table-cell office:value-type="float" office:value="9.154211">
                <text:p>9.1542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.13272276">
                <text:p>62.13272276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.2375369840001">
                <text:p>62.2375369840001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2.3381702340001">
                <text:p>62.3381702340001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2.438040534">
                <text:p>62.438040534</text:p>
              </table:table-cell>
              <table:table-cell office:value-type="float" office:value="10.012986">
                <text:p>10.0129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2.538978964">
                <text:p>62.538978964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2.64106182">
                <text:p>62.64106182</text:p>
              </table:table-cell>
              <table:table-cell office:value-type="float" office:value="9.795964">
                <text:p>9.7959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.74427384">
                <text:p>62.74427384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2.848599775">
                <text:p>62.848599775</text:p>
              </table:table-cell>
              <table:table-cell office:value-type="float" office:value="9.585344">
                <text:p>9.585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2.954146425">
                <text:p>62.954146425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3.060822245">
                <text:p>63.060822245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3.1686730150001">
                <text:p>63.168673015000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3.277485105">
                <text:p>63.277485105</text:p>
              </table:table-cell>
              <table:table-cell office:value-type="float" office:value="9.190156">
                <text:p>9.1901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3.386617635">
                <text:p>63.386617635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3.494529435">
                <text:p>63.494529435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.599358915">
                <text:p>63.599358915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3.700114235">
                <text:p>63.700114235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3.800060831">
                <text:p>63.800060831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3.901121331">
                <text:p>63.90112133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.003249961">
                <text:p>64.003249961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.106584061">
                <text:p>64.10658406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4.211123621">
                <text:p>64.211123621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4.316792341">
                <text:p>64.316792341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4.423651271">
                <text:p>64.423651271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4.531608851">
                <text:p>64.531608851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4.6405887810001">
                <text:p>64.6405887810001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4.749873897">
                <text:p>64.749873897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4.8578314770001">
                <text:p>64.8578314770001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4.9626762170001">
                <text:p>64.9626762170001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0634620570001">
                <text:p>65.0634620570001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.1633781370001">
                <text:p>65.1633781370001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.2644386370001">
                <text:p>65.264438637000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.3665977870001">
                <text:p>65.3665977870001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.4699318870001">
                <text:p>65.469931887000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.5744409270001">
                <text:p>65.5744409270001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.6800943920001">
                <text:p>65.6800943920001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.7869380620001">
                <text:p>65.7869380620001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.8950024520001">
                <text:p>65.8950024520001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.0039671260001">
                <text:p>66.0039671260001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6.1132980160001">
                <text:p>66.1132980160001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.2213471460001">
                <text:p>66.2213471460001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.3262376660001">
                <text:p>66.3262376660001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.4269319500001">
                <text:p>66.4269319500001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.5268632900001">
                <text:p>66.5268632900001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.6278627600001">
                <text:p>66.6278627600001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.7299913900001">
                <text:p>66.7299913900001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.83323393">
                <text:p>66.83323393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.9376361600001">
                <text:p>66.9376361600001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0432591100001">
                <text:p>67.0432591100001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.150072265">
                <text:p>67.150072265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.257984065">
                <text:p>67.257984065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.366918225">
                <text:p>67.366918225</text:p>
              </table:table-cell>
              <table:table-cell office:value-type="float" office:value="9.179857">
                <text:p>9.1798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.4761270450001">
                <text:p>67.476127045000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.5840388450001">
                <text:p>67.5840388450001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7.6887767750001">
                <text:p>67.6887767750001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7.7894100250001">
                <text:p>67.7894100250001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.8892192850001">
                <text:p>67.8892192850001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.9901119410001">
                <text:p>67.9901119410001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8.0921185010001">
                <text:p>68.0921185010001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.1952237110001">
                <text:p>68.1952237110001</text:p>
              </table:table-cell>
              <table:table-cell office:value-type="float" office:value="9.698832">
                <text:p>9.6988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.2995649050001">
                <text:p>68.2995649050001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8.4050657850001">
                <text:p>68.4050657850001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8.5116347950001">
                <text:p>68.5116347950001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8.6194703050001">
                <text:p>68.6194703050001</text:p>
              </table:table-cell>
              <table:table-cell office:value-type="float" office:value="9.273383">
                <text:p>9.2733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8.7282518750001">
                <text:p>68.7282518750001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8.8373233610001">
                <text:p>68.8373233610001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8.9452504210001">
                <text:p>68.9452504210001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.050018871">
                <text:p>69.050018871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.1506826370001">
                <text:p>69.1506826370001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.250583457">
                <text:p>69.250583457</text:p>
              </table:table-cell>
              <table:table-cell office:value-type="float" office:value="10.009928">
                <text:p>10.0099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.3515829270001">
                <text:p>69.3515829270001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.4537573370001">
                <text:p>69.453757337000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.5570304010001">
                <text:p>69.5570304010001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.6614326310001">
                <text:p>69.6614326310001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.7670403210001">
                <text:p>69.7670403210001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.8738382210001">
                <text:p>69.8738382210001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.9817195060001">
                <text:p>69.9817195060001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0.0906078860001">
                <text:p>70.0906078860001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.1998014460001">
                <text:p>70.1998014460001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0.3077437660001">
                <text:p>70.3077437660001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0.4126190260001">
                <text:p>70.4126190260001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0.5132675360001">
                <text:p>70.5132675360001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0.6130920560001">
                <text:p>70.6130920560001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0.7139999700001">
                <text:p>70.713999970000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0.8160675700001">
                <text:p>70.8160675700001</text:p>
              </table:table-cell>
              <table:table-cell office:value-type="float" office:value="9.797428">
                <text:p>9.7974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0.9192795900001">
                <text:p>70.9192795900001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1.0236818200001">
                <text:p>71.0236818200001</text:p>
              </table:table-cell>
              <table:table-cell office:value-type="float" office:value="9.57834">
                <text:p>9.578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.1291827000001">
                <text:p>71.1291827000001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1.2358280000001">
                <text:p>71.2358280000001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1.3436482500001">
                <text:p>71.3436482500001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1.4524908540001">
                <text:p>71.4524908540001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1.5616081140001">
                <text:p>71.5616081140001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1.6695504340001">
                <text:p>71.6695504340001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1.7744104340001">
                <text:p>71.774410434000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1.8751810140001">
                <text:p>71.8751810140001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1.9751123540001">
                <text:p>71.9751123540001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2.0760813040001">
                <text:p>72.0760813040001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2.1782404540001">
                <text:p>72.1782404540001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2.2815592940001">
                <text:p>72.2815592940001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2.3860835940001">
                <text:p>72.3860835940001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2.4917218000001">
                <text:p>72.4917218000001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2.5985502140001">
                <text:p>72.5985502140001</text:p>
              </table:table-cell>
              <table:table-cell office:value-type="float" office:value="9.3608055">
                <text:p>9.36080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2.7065383140001">
                <text:p>72.7065383140001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2.8154419540001">
                <text:p>72.8154419540001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2.9246965540001">
                <text:p>72.92469655400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3.0327304240001">
                <text:p>73.0327304240001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3.1375599040001">
                <text:p>73.1375599040001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3.2382236700001">
                <text:p>73.2382236700001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3.3380329300001">
                <text:p>73.3380329300001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.4389713600001">
                <text:p>73.4389713600001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3.5409931800001">
                <text:p>73.5409931800001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.6442052000001">
                <text:p>73.6442052000001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3.7485463940001">
                <text:p>73.7485463940001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3.8540777880001">
                <text:p>73.8540777880001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3.9607230880001">
                <text:p>73.9607230880001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4.0685280780001">
                <text:p>74.0685280780001</text:p>
              </table:table-cell>
              <table:table-cell office:value-type="float" office:value="9.276009">
                <text:p>9.2760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.1772791280001">
                <text:p>74.1772791280001</text:p>
              </table:table-cell>
              <table:table-cell office:value-type="float" office:value="9.195313">
                <text:p>9.1953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4.2863506140001">
                <text:p>74.2863506140001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4.3941861240001">
                <text:p>74.3941861240001</text:p>
              </table:table-cell>
              <table:table-cell office:value-type="float" office:value="9.273383">
                <text:p>9.2733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4.4988782700001">
                <text:p>74.4988782700001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4.5995572950001">
                <text:p>74.5995572950001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.6993970750001">
                <text:p>74.6993970750001</text:p>
              </table:table-cell>
              <table:table-cell office:value-type="float" office:value="10.016048">
                <text:p>10.016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4.8003660250001">
                <text:p>74.8003660250001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4.9023878450001">
                <text:p>74.9023878450001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5.0056303850001">
                <text:p>75.0056303850001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1099715790001">
                <text:p>75.1099715790001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5.2155487490001">
                <text:p>75.2155487490001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5.3223008690001">
                <text:p>75.3223008690001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5.4301821540001">
                <text:p>75.4301821540001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5.5390094990001">
                <text:p>75.5390094990001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5.6482488390001">
                <text:p>75.6482488390001</text:p>
              </table:table-cell>
              <table:table-cell office:value-type="float" office:value="9.154211">
                <text:p>9.1542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5.7562064190001">
                <text:p>75.7562064190001</text:p>
              </table:table-cell>
              <table:table-cell office:value-type="float" office:value="9.2628975">
                <text:p>9.26289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5.8610206430001">
                <text:p>75.8610206430001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.9617454430001">
                <text:p>75.9617454430001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6.0616920390001">
                <text:p>76.0616920390001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6.1627677990001">
                <text:p>76.1627677990001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6.2650032430001">
                <text:p>76.2650032430001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6.3683678630001">
                <text:p>76.3683678630001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6.4728463830001">
                <text:p>76.4728463830001</text:p>
              </table:table-cell>
              <table:table-cell office:value-type="float" office:value="9.571345">
                <text:p>9.571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.5784845890001">
                <text:p>76.5784845890001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6.6853282590001">
                <text:p>76.6853282590001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6.7933316150001">
                <text:p>76.7933316150001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6.9022810300001">
                <text:p>76.9022810300001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7.0115356300001">
                <text:p>77.01153563000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7.1196000200001">
                <text:p>77.1196000200001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7.2244600200001">
                <text:p>77.224460020000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7.3252306000001">
                <text:p>77.3252306000001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7.4251619400001">
                <text:p>77.4251619400001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7.5261461500001">
                <text:p>77.5261461500001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7.6283663350001">
                <text:p>77.6283663350001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7.7317462100001">
                <text:p>77.7317462100001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7.8362857700001">
                <text:p>77.8362857700001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7.9420155360001">
                <text:p>77.9420155360001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8.0488744660001">
                <text:p>78.0488744660001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8.1568930800001">
                <text:p>78.1568930800001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8.2659187900001">
                <text:p>78.2659187900001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8.3751886500001">
                <text:p>78.3751886500001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8.4832377800001">
                <text:p>78.4832377800001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8.5881283000001">
                <text:p>78.5881283000001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8.6888836200001">
                <text:p>78.6888836200001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888454750001">
                <text:p>78.7888454750001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8.8898449450001">
                <text:p>78.8898449450001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8.9920193550001">
                <text:p>78.992019355000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9.0953381950001">
                <text:p>79.0953381950001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9.1998624950001">
                <text:p>79.1998624950001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9.3055159600001">
                <text:p>79.3055159600001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9.4122986000001">
                <text:p>79.4122986000001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9.5202867000001">
                <text:p>79.5202867000001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9.6292208600001">
                <text:p>79.6292208600001</text:p>
              </table:table-cell>
              <table:table-cell office:value-type="float" office:value="9.179857">
                <text:p>9.1798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9.7384754600001">
                <text:p>79.73847546000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9.8464483000001">
                <text:p>79.846448300000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9.9513083000001">
                <text:p>79.951308300000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0.0520636200001">
                <text:p>80.0520636200001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0.1520254750001">
                <text:p>80.1520254750001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0.2530249450001">
                <text:p>80.2530249450001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0.3551993550001">
                <text:p>80.355199355000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0.4584876750001">
                <text:p>80.4584876750001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0.5629967150001">
                <text:p>80.5629967150001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0.6686654350001">
                <text:p>80.6686654350001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0.7755091050001">
                <text:p>80.7755091050001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0.8834361650001">
                <text:p>80.8834361650001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0.9923855800001">
                <text:p>80.9923855800001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1.1015944000001">
                <text:p>81.1015944000001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1.2095672400001">
                <text:p>81.209567240000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1.3144730200001">
                <text:p>81.3144730200001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1.4152436000001">
                <text:p>81.4152436000001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1.5152512300001">
                <text:p>81.5152512300001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1.6162964700001">
                <text:p>81.6162964700001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1.7184708800001">
                <text:p>81.7184708800001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1.8218049800001">
                <text:p>81.821804980000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.9262682440001">
                <text:p>81.9262682440001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2.0319674840001">
                <text:p>82.0319674840001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2.1388569340001">
                <text:p>82.1388569340001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.2468602900001">
                <text:p>82.2468602900001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.3558097050001">
                <text:p>82.3558097050001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2.4650795650001">
                <text:p>82.4650795650001</text:p>
              </table:table-cell>
              <table:table-cell office:value-type="float" office:value="9.151654">
                <text:p>9.1516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2.5730981790001">
                <text:p>82.5730981790001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.6780039590001">
                <text:p>82.6780039590001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.7787134990001">
                <text:p>82.7787134990001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2.8785532790001">
                <text:p>82.8785532790001</text:p>
              </table:table-cell>
              <table:table-cell office:value-type="float" office:value="10.016048">
                <text:p>10.0160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2.9795680050001">
                <text:p>82.9795680050001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.0816661200001">
                <text:p>83.0816661200001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.1848781400001">
                <text:p>83.1848781400001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.2892498500001">
                <text:p>83.2892498500001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.3947965000001">
                <text:p>83.3947965000001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.5014112800001">
                <text:p>83.5014112800001</text:p>
              </table:table-cell>
              <table:table-cell office:value-type="float" office:value="9.379561">
                <text:p>9.3795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3.6092773100001">
                <text:p>83.6092773100001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.7181504300001">
                <text:p>83.7181504300001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.8273439900001">
                <text:p>83.8273439900001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.9352863100001">
                <text:p>83.9352863100001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4.0401463100001">
                <text:p>84.040146310000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4.1409474050001">
                <text:p>84.1409474050001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4.2409702950001">
                <text:p>84.2409702950001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4.3421223500001">
                <text:p>84.3421223500001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4.4444035700001">
                <text:p>84.4444035700001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4.5478444800001">
                <text:p>84.5478444800001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4.6524145560001">
                <text:p>84.6524145560001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4.7581290660001">
                <text:p>84.7581290660001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.8650185160001">
                <text:p>84.8650185160001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4.9730981660001">
                <text:p>84.9730981660001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5.0821238760001">
                <text:p>85.0821238760001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5.1914089920001">
                <text:p>85.1914089920001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5.2994886420001">
                <text:p>85.2994886420001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5.4043944220001">
                <text:p>85.4043944220001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5.5051344820001">
                <text:p>85.5051344820001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5.6051268520001">
                <text:p>85.6051268520001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5.7061415780001">
                <text:p>85.7061415780001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5.8083922780001">
                <text:p>85.8083922780001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5.9117721530001">
                <text:p>85.9117721530001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6.0163269730001">
                <text:p>86.0163269730001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6.1220719980001">
                <text:p>86.1220719980001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6.2289309280001">
                <text:p>86.2289309280001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6.3369647980001">
                <text:p>86.3369647980001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6.4459447280001">
                <text:p>86.4459447280001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6.5552298440001">
                <text:p>86.5552298440001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6.6632789740001">
                <text:p>86.6632789740001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6.7682000090001">
                <text:p>86.7682000090001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.8690163630001">
                <text:p>86.8690163630001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6.9690392530001">
                <text:p>86.9690392530001</text:p>
              </table:table-cell>
              <table:table-cell office:value-type="float" office:value="9.997711">
                <text:p>9.9977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7.0701455330001">
                <text:p>87.0701455330001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7.1723352030001">
                <text:p>87.172335203000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7.2756845630001">
                <text:p>87.2756845630001</text:p>
              </table:table-cell>
              <table:table-cell office:value-type="float" office:value="9.675919">
                <text:p>9.6759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7.3801936030001">
                <text:p>87.3801936030001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7.4858775830001">
                <text:p>87.4858775830001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7.5926754830001">
                <text:p>87.5926754830001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.7006788390001">
                <text:p>87.7006788390001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.8096435130001">
                <text:p>87.8096435130001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7.9188675930001">
                <text:p>87.9188675930001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8.0267946530001">
                <text:p>88.0267946530001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8.1315325830001">
                <text:p>88.1315325830001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8.2321047930001">
                <text:p>88.2321047930001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.3319293130001">
                <text:p>88.3319293130001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8.4327761930001">
                <text:p>88.4327761930001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8.5347369790001">
                <text:p>88.5347369790001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8.6379337390001">
                <text:p>88.6379337390001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8.7422444190001">
                <text:p>88.7422444190001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8.8477452990001">
                <text:p>88.8477452990001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8.9543753390001">
                <text:p>88.9543753390001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.0621192950001">
                <text:p>89.0621192950001</text:p>
              </table:table-cell>
              <table:table-cell office:value-type="float" office:value="9.281262">
                <text:p>9.2812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9.1708398250001">
                <text:p>89.1708398250001</text:p>
              </table:table-cell>
              <table:table-cell office:value-type="float" office:value="9.197895">
                <text:p>9.1978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.2799570850001">
                <text:p>89.2799570850001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9.3878078550001">
                <text:p>89.387807855000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9.4925610450001">
                <text:p>89.4925610450001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9.5933011050001">
                <text:p>89.5933011050001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9.6932324450001">
                <text:p>89.6932324450001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.7943082050001">
                <text:p>89.7943082050001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.8964978750001">
                <text:p>89.896497875000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.9998472350001">
                <text:p>89.9998472350001</text:p>
              </table:table-cell>
              <table:table-cell office:value-type="float" office:value="9.675919">
                <text:p>9.6759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0.1043715350001">
                <text:p>90.1043715350001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.2100860450001">
                <text:p>90.2100860450001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0.3169602350001">
                <text:p>90.3169602350001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0.4249330750001">
                <text:p>90.424933075000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0.5339282650001">
                <text:p>90.5339282650001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.643213381">
                <text:p>90.643213381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.7512319950001">
                <text:p>90.7512319950001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.8560004450001">
                <text:p>90.8560004450001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0.9567252450001">
                <text:p>90.9567252450001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1.056549765">
                <text:p>91.056549765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1.157472935">
                <text:p>91.157472935</text:p>
              </table:table-cell>
              <table:table-cell office:value-type="float" office:value="9.908527">
                <text:p>9.9085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.259525275">
                <text:p>91.259525275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.36269152">
                <text:p>91.36269152</text:p>
              </table:table-cell>
              <table:table-cell office:value-type="float" office:value="9.693093">
                <text:p>9.6930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1.4670174550001">
                <text:p>91.4670174550001</text:p>
              </table:table-cell>
              <table:table-cell office:value-type="float" office:value="9.585344">
                <text:p>9.5853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1.572518335">
                <text:p>91.572518335</text:p>
              </table:table-cell>
              <table:table-cell office:value-type="float" office:value="9.478594">
                <text:p>9.4785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.679148375">
                <text:p>91.679148375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1.78690759">
                <text:p>91.78690759</text:p>
              </table:table-cell>
              <table:table-cell office:value-type="float" office:value="9.279948">
                <text:p>9.2799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1.89568916">
                <text:p>91.89568916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.00482169">
                <text:p>92.00482169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.112702975">
                <text:p>92.112702975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.2175019400001">
                <text:p>92.2175019400001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.31828778">
                <text:p>92.31828778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.41826489">
                <text:p>92.41826489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.51938643">
                <text:p>92.51938643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2.621606615">
                <text:p>92.621606615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2.725001749">
                <text:p>92.72500174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2.829465013">
                <text:p>92.829465013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2.935133733">
                <text:p>92.935133733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3.041992663">
                <text:p>93.041992663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3.149980763">
                <text:p>93.149980763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3.258960693">
                <text:p>93.258960693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3.368245809">
                <text:p>93.368245809</text:p>
              </table:table-cell>
              <table:table-cell office:value-type="float" office:value="9.150377">
                <text:p>9.1503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3.476172869">
                <text:p>93.476172869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3.581048129">
                <text:p>93.581048129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3.681818709">
                <text:p>93.681818709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3.781704269">
                <text:p>93.781704269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3.882627439">
                <text:p>93.882627439</text:p>
              </table:table-cell>
              <table:table-cell office:value-type="float" office:value="9.908527">
                <text:p>9.90852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3.984740809">
                <text:p>93.984740809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4.088029129">
                <text:p>94.088029129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4.192492393">
                <text:p>94.192492393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4.298100083">
                <text:p>94.298100083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4.4048827230001">
                <text:p>94.4048827230001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4.512809783">
                <text:p>94.512809783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.621652387">
                <text:p>94.621652387</text:p>
              </table:table-cell>
              <table:table-cell office:value-type="float" office:value="9.187579">
                <text:p>9.1875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4.7308764670001">
                <text:p>94.7308764670001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.838849307">
                <text:p>94.838849307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4.943739827">
                <text:p>94.943739827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5.044479887">
                <text:p>95.044479887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5.1444417420001">
                <text:p>95.1444417420001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5.2454259520001">
                <text:p>95.2454259520001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5.3476156220001">
                <text:p>95.347615622000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5.4509039420001">
                <text:p>95.4509039420001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5.555351948">
                <text:p>95.555351948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5.6609596380001">
                <text:p>95.6609596380001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.7677270180001">
                <text:p>95.7677270180001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5.875608303">
                <text:p>95.875608303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5.984511943">
                <text:p>95.984511943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6.093705503">
                <text:p>96.093705503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6.201602047">
                <text:p>96.201602047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6.306370497">
                <text:p>96.306370497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6.407278411">
                <text:p>96.40727841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6.507545441">
                <text:p>96.507545441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6.608895871">
                <text:p>96.608895871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6.711390721">
                <text:p>96.711390721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6.815060511">
                <text:p>96.815060511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6.919828961">
                <text:p>96.919828961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7.025741831">
                <text:p>97.025741831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7.132783871">
                <text:p>97.132783871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7.240771971">
                <text:p>97.240771971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7.349278871">
                <text:p>97.349278871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7.456793941">
                <text:p>97.456793941</text:p>
              </table:table-cell>
              <table:table-cell office:value-type="float" office:value="9.301022">
                <text:p>9.3010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.561425051">
                <text:p>97.561425051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7.662378741">
                <text:p>97.662378741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.762645771">
                <text:p>97.762645771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7.864011456">
                <text:p>97.864011456</text:p>
              </table:table-cell>
              <table:table-cell office:value-type="float" office:value="9.865272">
                <text:p>9.8652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7.966491046">
                <text:p>97.96649104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8.070054026">
                <text:p>98.070054026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8.174837736">
                <text:p>98.174837736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8.280811646">
                <text:p>98.280811646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8.387945236">
                <text:p>98.387945236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8.496253776">
                <text:p>98.496253776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8.605508376">
                <text:p>98.605508376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8.715007116">
                <text:p>98.715007116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8.8231020260001">
                <text:p>98.8231020260001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8.927885736">
                <text:p>98.927885736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0285800200001">
                <text:p>99.0285800200001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1284808400001">
                <text:p>99.1284808400001</text:p>
              </table:table-cell>
              <table:table-cell office:value-type="float" office:value="10.009928">
                <text:p>10.0099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22944979">
                <text:p>99.22944979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.3315479050001">
                <text:p>99.3315479050001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4347904450001">
                <text:p>99.4347904450001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539177415">
                <text:p>99.539177415</text:p>
              </table:table-cell>
              <table:table-cell office:value-type="float" office:value="9.579741">
                <text:p>9.5797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.644724065">
                <text:p>99.644724065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751460925">
                <text:p>99.751460925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859326955">
                <text:p>99.859326955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9681543">
                <text:p>99.9681543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.07737838">
                <text:p>100.07737838</text:p>
              </table:table-cell>
              <table:table-cell office:value-type="float" office:value="9.15549">
                <text:p>9.155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.18536648">
                <text:p>100.18536648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.29021122">
                <text:p>100.29021122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.39093602">
                <text:p>100.39093602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.49086736">
                <text:p>100.49086736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.59192786">
                <text:p>100.59192786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.69410227">
                <text:p>100.69410227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.79740585">
                <text:p>100.79740585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.9018386">
                <text:p>100.9018386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1.00741577">
                <text:p>101.00741577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1.114106855">
                <text:p>101.114106855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1.221972885">
                <text:p>101.221972885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1.330891785">
                <text:p>101.330891785</text:p>
              </table:table-cell>
              <table:table-cell office:value-type="float" office:value="9.181144">
                <text:p>9.1811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1.440085345">
                <text:p>101.440085345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1.548088701">
                <text:p>101.548088701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1.652887666">
                <text:p>101.652887666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1.753597206">
                <text:p>101.753597206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1.853543802">
                <text:p>101.853543802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1.954573787">
                <text:p>101.954573787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2.056732937">
                <text:p>102.056732937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2.160036517">
                <text:p>102.160036517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2.264469267">
                <text:p>102.264469267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2.370076957">
                <text:p>102.370076957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2.476813817">
                <text:p>102.476813817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2.584618807">
                <text:p>102.584618807</text:p>
              </table:table-cell>
              <table:table-cell office:value-type="float" office:value="9.276009">
                <text:p>9.2760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2.693369857">
                <text:p>102.693369857</text:p>
              </table:table-cell>
              <table:table-cell office:value-type="float" office:value="9.195313">
                <text:p>9.1953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2.802548162">
                <text:p>102.802548162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2.910429447">
                <text:p>102.910429447</text:p>
              </table:table-cell>
              <table:table-cell office:value-type="float" office:value="9.269448">
                <text:p>9.2694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3.015197897">
                <text:p>103.015197897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3.115831147">
                <text:p>103.115831147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.215686187">
                <text:p>103.215686187</text:p>
              </table:table-cell>
              <table:table-cell office:value-type="float" office:value="10.014517">
                <text:p>10.0145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3.316624617">
                <text:p>103.31662461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3.418661697">
                <text:p>103.418661697</text:p>
              </table:table-cell>
              <table:table-cell office:value-type="float" office:value="9.800359">
                <text:p>9.8003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3.521858457">
                <text:p>103.521858457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3.626214907">
                <text:p>103.626214907</text:p>
              </table:table-cell>
              <table:table-cell office:value-type="float" office:value="9.582541">
                <text:p>9.5825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3.731685267">
                <text:p>103.73168526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3.838391607">
                <text:p>103.838391607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3.946166081">
                <text:p>103.946166081</text:p>
              </table:table-cell>
              <table:table-cell office:value-type="float" office:value="9.278635">
                <text:p>9.2786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4.054917131">
                <text:p>104.054917131</text:p>
              </table:table-cell>
              <table:table-cell office:value-type="float" office:value="9.195313">
                <text:p>9.1953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4.163958101">
                <text:p>104.163958101</text:p>
              </table:table-cell>
              <table:table-cell office:value-type="float" office:value="9.170865">
                <text:p>9.1708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4.271808871">
                <text:p>104.27180887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4.376577321">
                <text:p>104.376577321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4.477286861">
                <text:p>104.477286861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4.577080861">
                <text:p>104.577080861</text:p>
              </table:table-cell>
              <table:table-cell office:value-type="float" office:value="10.020642">
                <text:p>10.0206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4.677988775">
                <text:p>104.677988775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4.780010595">
                <text:p>104.780010595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4.883192095">
                <text:p>104.883192095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4.987472255">
                <text:p>104.987472255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5.092957875">
                <text:p>105.092957875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5.1995574">
                <text:p>105.1995574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5.3072861">
                <text:p>105.3072861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5.41596086">
                <text:p>105.41596086</text:p>
              </table:table-cell>
              <table:table-cell office:value-type="float" office:value="9.201769">
                <text:p>9.2017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5.52494079">
                <text:p>105.52494079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5.63276104">
                <text:p>105.63276104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5.737453186">
                <text:p>105.737453186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5.838086436">
                <text:p>105.838086436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5.937895696">
                <text:p>105.937895696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6.03880361">
                <text:p>106.0388036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6.14085595">
                <text:p>106.14085595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6.24403745">
                <text:p>106.24403745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6.34833287">
                <text:p>106.34833287</text:p>
              </table:table-cell>
              <table:table-cell office:value-type="float" office:value="9.588149">
                <text:p>9.5881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6.45380323">
                <text:p>106.4538032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6.56043327">
                <text:p>106.56043327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6.668223">
                <text:p>106.668223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6.77697405">
                <text:p>106.77697405</text:p>
              </table:table-cell>
              <table:table-cell office:value-type="float" office:value="9.195313">
                <text:p>9.1953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6.88601502">
                <text:p>106.88601502</text:p>
              </table:table-cell>
              <table:table-cell office:value-type="float" office:value="9.170865">
                <text:p>9.1708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6.99383527">
                <text:p>106.99383527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7.09860372">
                <text:p>107.09860372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7.199282745">
                <text:p>107.199282745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7.299092005">
                <text:p>107.299092005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7.400060955">
                <text:p>107.400060955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7.502143811">
                <text:p>107.502143811</text:p>
              </table:table-cell>
              <table:table-cell office:value-type="float" office:value="9.795964">
                <text:p>9.7959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7.605386351">
                <text:p>107.605386351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7.709742801">
                <text:p>107.709742801</text:p>
              </table:table-cell>
              <table:table-cell office:value-type="float" office:value="9.582541">
                <text:p>9.582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